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61mm"/>
    </style:style>
    <style:style style:name="co2" style:family="table-column">
      <style:table-column-properties fo:break-before="auto" style:column-width="14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9mm"/>
    </style:style>
    <style:style style:name="co5" style:family="table-column">
      <style:table-column-properties fo:break-before="auto" style:column-width="12.15mm"/>
    </style:style>
    <style:style style:name="co6" style:family="table-column">
      <style:table-column-properties fo:break-before="auto" style:column-width="54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8" style:family="table-cell" style:parent-style-name="Default" style:data-style-name="N2">
      <style:map style:condition="cell-content()&lt;100" style:apply-style-name="background_20_green" style:base-cell-address="'BFS equiv'.B3"/>
      <style:map style:condition="cell-content()&gt;100" style:apply-style-name="background_20_red" style:base-cell-address="'BFS equiv'.B3"/>
    </style:style>
    <style:style style:name="ce210" style:family="table-cell" style:parent-style-name="Default" style:data-style-name="N2">
      <style:map style:condition="cell-content()&lt;100" style:apply-style-name="background_20_green" style:base-cell-address="'BFS equiv'.B44"/>
      <style:map style:condition="cell-content()&gt;100" style:apply-style-name="background_20_red" style:base-cell-address="'BFS equiv'.B44"/>
    </style:style>
    <style:style style:name="ce252" style:family="table-cell" style:parent-style-name="Default" style:data-style-name="N2">
      <style:map style:condition="cell-content()&lt;100" style:apply-style-name="background_20_green" style:base-cell-address="'BFS equiv'.B45"/>
      <style:map style:condition="cell-content()&gt;100" style:apply-style-name="background_20_red" style:base-cell-address="'BFS equiv'.B45"/>
    </style:style>
    <style:style style:name="ce286" style:family="table-cell" style:parent-style-name="Default" style:data-style-name="N2"/>
    <style:style style:name="ce253" style:family="table-cell" style:parent-style-name="Default" style:data-style-name="N2">
      <style:map style:condition="cell-content()&lt;100" style:apply-style-name="background_20_green" style:base-cell-address="'BFS equiv'.C44"/>
      <style:map style:condition="cell-content()&gt;100" style:apply-style-name="background_20_red" style:base-cell-address="'BFS equiv'.C44"/>
    </style:style>
    <style:style style:name="ce254" style:family="table-cell" style:parent-style-name="Default" style:data-style-name="N2">
      <style:map style:condition="cell-content()&lt;100" style:apply-style-name="background_20_green" style:base-cell-address="'BFS equiv'.C45"/>
      <style:map style:condition="cell-content()&gt;100" style:apply-style-name="background_20_red" style:base-cell-address="'BFS equiv'.C45"/>
    </style:style>
    <style:style style:name="ce255" style:family="table-cell" style:parent-style-name="Default" style:data-style-name="N2">
      <style:map style:condition="cell-content()&lt;100" style:apply-style-name="background_20_green" style:base-cell-address="'BFS equiv'.D44"/>
      <style:map style:condition="cell-content()&gt;100" style:apply-style-name="background_20_red" style:base-cell-address="'BFS equiv'.D44"/>
    </style:style>
    <style:style style:name="ce256" style:family="table-cell" style:parent-style-name="Default" style:data-style-name="N2">
      <style:map style:condition="cell-content()&lt;100" style:apply-style-name="background_20_green" style:base-cell-address="'BFS equiv'.D45"/>
      <style:map style:condition="cell-content()&gt;100" style:apply-style-name="background_20_red" style:base-cell-address="'BFS equiv'.D45"/>
    </style:style>
    <style:style style:name="ce257" style:family="table-cell" style:parent-style-name="Default" style:data-style-name="N2">
      <style:map style:condition="cell-content()&lt;100" style:apply-style-name="background_20_green" style:base-cell-address="'BFS equiv'.E44"/>
      <style:map style:condition="cell-content()&gt;100" style:apply-style-name="background_20_red" style:base-cell-address="'BFS equiv'.E44"/>
    </style:style>
    <style:style style:name="ce258" style:family="table-cell" style:parent-style-name="Default" style:data-style-name="N2">
      <style:map style:condition="cell-content()&lt;100" style:apply-style-name="background_20_green" style:base-cell-address="'BFS equiv'.E45"/>
      <style:map style:condition="cell-content()&gt;100" style:apply-style-name="background_20_red" style:base-cell-address="'BFS equiv'.E45"/>
    </style:style>
    <style:style style:name="ce259" style:family="table-cell" style:parent-style-name="Default" style:data-style-name="N2">
      <style:map style:condition="cell-content()&lt;100" style:apply-style-name="background_20_green" style:base-cell-address="'BFS equiv'.F44"/>
      <style:map style:condition="cell-content()&gt;100" style:apply-style-name="background_20_red" style:base-cell-address="'BFS equiv'.F44"/>
    </style:style>
    <style:style style:name="ce260" style:family="table-cell" style:parent-style-name="Default" style:data-style-name="N2">
      <style:map style:condition="cell-content()&lt;100" style:apply-style-name="background_20_green" style:base-cell-address="'BFS equiv'.F45"/>
      <style:map style:condition="cell-content()&gt;100" style:apply-style-name="background_20_red" style:base-cell-address="'BFS equiv'.F45"/>
    </style:style>
    <style:style style:name="ce261" style:family="table-cell" style:parent-style-name="Default" style:data-style-name="N2">
      <style:map style:condition="cell-content()&lt;100" style:apply-style-name="background_20_green" style:base-cell-address="'BFS equiv'.G44"/>
      <style:map style:condition="cell-content()&gt;100" style:apply-style-name="background_20_red" style:base-cell-address="'BFS equiv'.G44"/>
    </style:style>
    <style:style style:name="ce262" style:family="table-cell" style:parent-style-name="Default" style:data-style-name="N2">
      <style:map style:condition="cell-content()&lt;100" style:apply-style-name="background_20_green" style:base-cell-address="'BFS equiv'.G45"/>
      <style:map style:condition="cell-content()&gt;100" style:apply-style-name="background_20_red" style:base-cell-address="'BFS equiv'.G45"/>
    </style:style>
    <style:style style:name="ce263" style:family="table-cell" style:parent-style-name="Default" style:data-style-name="N2">
      <style:map style:condition="cell-content()&lt;100" style:apply-style-name="background_20_green" style:base-cell-address="'BFS equiv'.H44"/>
      <style:map style:condition="cell-content()&gt;100" style:apply-style-name="background_20_red" style:base-cell-address="'BFS equiv'.H44"/>
    </style:style>
    <style:style style:name="ce264" style:family="table-cell" style:parent-style-name="Default" style:data-style-name="N2">
      <style:map style:condition="cell-content()&lt;100" style:apply-style-name="background_20_green" style:base-cell-address="'BFS equiv'.H45"/>
      <style:map style:condition="cell-content()&gt;100" style:apply-style-name="background_20_red" style:base-cell-address="'BFS equiv'.H45"/>
    </style:style>
    <style:style style:name="ce265" style:family="table-cell" style:parent-style-name="Default" style:data-style-name="N2">
      <style:map style:condition="cell-content()&lt;100" style:apply-style-name="background_20_green" style:base-cell-address="'BFS equiv'.I44"/>
      <style:map style:condition="cell-content()&gt;100" style:apply-style-name="background_20_red" style:base-cell-address="'BFS equiv'.I44"/>
    </style:style>
    <style:style style:name="ce266" style:family="table-cell" style:parent-style-name="Default" style:data-style-name="N2">
      <style:map style:condition="cell-content()&lt;100" style:apply-style-name="background_20_green" style:base-cell-address="'BFS equiv'.I45"/>
      <style:map style:condition="cell-content()&gt;100" style:apply-style-name="background_20_red" style:base-cell-address="'BFS equiv'.I45"/>
    </style:style>
    <style:style style:name="ce267" style:family="table-cell" style:parent-style-name="Default" style:data-style-name="N122"/>
    <style:style style:name="ce26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 style:data-style-name="N2">
      <style:map style:condition="cell-content()&lt;100" style:apply-style-name="background_20_green" style:base-cell-address="'BFS inequiv'.B3"/>
      <style:map style:condition="cell-content()&gt;100" style:apply-style-name="background_20_red" style:base-cell-address="'BFS inequiv'.B3"/>
    </style:style>
    <style:style style:name="ce24" style:family="table-cell" style:parent-style-name="Default" style:data-style-name="N2">
      <style:map style:condition="cell-content()&lt;100" style:apply-style-name="background_20_green" style:base-cell-address="'BFS inequiv'.B46"/>
      <style:map style:condition="cell-content()&gt;100" style:apply-style-name="background_20_red" style:base-cell-address="'BFS inequiv'.B46"/>
    </style:style>
    <style:style style:name="ce25" style:family="table-cell" style:parent-style-name="Default" style:data-style-name="N2">
      <style:map style:condition="cell-content()&lt;100" style:apply-style-name="background_20_green" style:base-cell-address="'BFS inequiv'.B47"/>
      <style:map style:condition="cell-content()&gt;100" style:apply-style-name="background_20_red" style:base-cell-address="'BFS inequiv'.B47"/>
    </style:style>
    <style:style style:name="ce26" style:family="table-cell" style:parent-style-name="Default" style:data-style-name="N2">
      <style:map style:condition="cell-content()&lt;100" style:apply-style-name="background_20_green" style:base-cell-address="'BFS inequiv'.C46"/>
      <style:map style:condition="cell-content()&gt;100" style:apply-style-name="background_20_red" style:base-cell-address="'BFS inequiv'.C46"/>
    </style:style>
    <style:style style:name="ce27" style:family="table-cell" style:parent-style-name="Default" style:data-style-name="N2">
      <style:map style:condition="cell-content()&lt;100" style:apply-style-name="background_20_green" style:base-cell-address="'BFS inequiv'.C47"/>
      <style:map style:condition="cell-content()&gt;100" style:apply-style-name="background_20_red" style:base-cell-address="'BFS inequiv'.C47"/>
    </style:style>
    <style:style style:name="ce28" style:family="table-cell" style:parent-style-name="Default" style:data-style-name="N2">
      <style:map style:condition="cell-content()&lt;100" style:apply-style-name="background_20_green" style:base-cell-address="'BFS inequiv'.D46"/>
      <style:map style:condition="cell-content()&gt;100" style:apply-style-name="background_20_red" style:base-cell-address="'BFS inequiv'.D46"/>
    </style:style>
    <style:style style:name="ce29" style:family="table-cell" style:parent-style-name="Default" style:data-style-name="N2">
      <style:map style:condition="cell-content()&lt;100" style:apply-style-name="background_20_green" style:base-cell-address="'BFS inequiv'.D47"/>
      <style:map style:condition="cell-content()&gt;100" style:apply-style-name="background_20_red" style:base-cell-address="'BFS inequiv'.D47"/>
    </style:style>
    <style:style style:name="ce30" style:family="table-cell" style:parent-style-name="Default" style:data-style-name="N2">
      <style:map style:condition="cell-content()&lt;100" style:apply-style-name="background_20_green" style:base-cell-address="'BFS inequiv'.E46"/>
      <style:map style:condition="cell-content()&gt;100" style:apply-style-name="background_20_red" style:base-cell-address="'BFS inequiv'.E46"/>
    </style:style>
    <style:style style:name="ce31" style:family="table-cell" style:parent-style-name="Default" style:data-style-name="N2">
      <style:map style:condition="cell-content()&lt;100" style:apply-style-name="background_20_green" style:base-cell-address="'BFS inequiv'.E47"/>
      <style:map style:condition="cell-content()&gt;100" style:apply-style-name="background_20_red" style:base-cell-address="'BFS inequiv'.E47"/>
    </style:style>
    <style:style style:name="ce32" style:family="table-cell" style:parent-style-name="Default" style:data-style-name="N2">
      <style:map style:condition="cell-content()&lt;100" style:apply-style-name="background_20_green" style:base-cell-address="'BFS inequiv'.F46"/>
      <style:map style:condition="cell-content()&gt;100" style:apply-style-name="background_20_red" style:base-cell-address="'BFS inequiv'.F46"/>
    </style:style>
    <style:style style:name="ce33" style:family="table-cell" style:parent-style-name="Default" style:data-style-name="N2">
      <style:map style:condition="cell-content()&lt;100" style:apply-style-name="background_20_green" style:base-cell-address="'BFS inequiv'.F47"/>
      <style:map style:condition="cell-content()&gt;100" style:apply-style-name="background_20_red" style:base-cell-address="'BFS inequiv'.F47"/>
    </style:style>
    <style:style style:name="ce34" style:family="table-cell" style:parent-style-name="Default" style:data-style-name="N2">
      <style:map style:condition="cell-content()&lt;100" style:apply-style-name="background_20_green" style:base-cell-address="'BFS inequiv'.G46"/>
      <style:map style:condition="cell-content()&gt;100" style:apply-style-name="background_20_red" style:base-cell-address="'BFS inequiv'.G46"/>
    </style:style>
    <style:style style:name="ce35" style:family="table-cell" style:parent-style-name="Default" style:data-style-name="N2">
      <style:map style:condition="cell-content()&lt;100" style:apply-style-name="background_20_green" style:base-cell-address="'BFS inequiv'.G47"/>
      <style:map style:condition="cell-content()&gt;100" style:apply-style-name="background_20_red" style:base-cell-address="'BFS inequiv'.G47"/>
    </style:style>
    <style:style style:name="ce36" style:family="table-cell" style:parent-style-name="Default" style:data-style-name="N2">
      <style:map style:condition="cell-content()&lt;100" style:apply-style-name="background_20_green" style:base-cell-address="'BFS inequiv'.H46"/>
      <style:map style:condition="cell-content()&gt;100" style:apply-style-name="background_20_red" style:base-cell-address="'BFS inequiv'.H46"/>
    </style:style>
    <style:style style:name="ce37" style:family="table-cell" style:parent-style-name="Default" style:data-style-name="N2">
      <style:map style:condition="cell-content()&lt;100" style:apply-style-name="background_20_green" style:base-cell-address="'BFS inequiv'.H47"/>
      <style:map style:condition="cell-content()&gt;100" style:apply-style-name="background_20_red" style:base-cell-address="'BFS inequiv'.H47"/>
    </style:style>
    <style:style style:name="ce38" style:family="table-cell" style:parent-style-name="Default" style:data-style-name="N2">
      <style:map style:condition="cell-content()&lt;100" style:apply-style-name="background_20_green" style:base-cell-address="'BFS inequiv'.I46"/>
      <style:map style:condition="cell-content()&gt;100" style:apply-style-name="background_20_red" style:base-cell-address="'BFS inequiv'.I46"/>
    </style:style>
    <style:style style:name="ce39" style:family="table-cell" style:parent-style-name="Default" style:data-style-name="N2">
      <style:map style:condition="cell-content()&lt;100" style:apply-style-name="background_20_green" style:base-cell-address="'BFS inequiv'.I47"/>
      <style:map style:condition="cell-content()&gt;100" style:apply-style-name="background_20_red" style:base-cell-address="'BFS inequiv'.I47"/>
    </style:style>
    <style:style style:name="ce40" style:family="table-cell" style:parent-style-name="Default" style:data-style-name="N2">
      <style:map style:condition="cell-content()&lt;100" style:apply-style-name="background_20_green" style:base-cell-address="'DFS equiv'.B3"/>
      <style:map style:condition="cell-content()&gt;100" style:apply-style-name="background_20_red" style:base-cell-address="'DFS equiv'.B3"/>
    </style:style>
    <style:style style:name="ce41" style:family="table-cell" style:parent-style-name="Default" style:data-style-name="N2">
      <style:map style:condition="cell-content()&lt;100" style:apply-style-name="background_20_green" style:base-cell-address="'DFS equiv'.B44"/>
      <style:map style:condition="cell-content()&gt;100" style:apply-style-name="background_20_red" style:base-cell-address="'DFS equiv'.B44"/>
    </style:style>
    <style:style style:name="ce42" style:family="table-cell" style:parent-style-name="Default" style:data-style-name="N2">
      <style:map style:condition="cell-content()&lt;100" style:apply-style-name="background_20_green" style:base-cell-address="'DFS equiv'.B45"/>
      <style:map style:condition="cell-content()&gt;100" style:apply-style-name="background_20_red" style:base-cell-address="'DFS equiv'.B45"/>
    </style:style>
    <style:style style:name="ce43" style:family="table-cell" style:parent-style-name="Default" style:data-style-name="N2">
      <style:map style:condition="cell-content()&lt;100" style:apply-style-name="background_20_green" style:base-cell-address="'DFS equiv'.C44"/>
      <style:map style:condition="cell-content()&gt;100" style:apply-style-name="background_20_red" style:base-cell-address="'DFS equiv'.C44"/>
    </style:style>
    <style:style style:name="ce44" style:family="table-cell" style:parent-style-name="Default" style:data-style-name="N2">
      <style:map style:condition="cell-content()&lt;100" style:apply-style-name="background_20_green" style:base-cell-address="'DFS equiv'.C45"/>
      <style:map style:condition="cell-content()&gt;100" style:apply-style-name="background_20_red" style:base-cell-address="'DFS equiv'.C45"/>
    </style:style>
    <style:style style:name="ce45" style:family="table-cell" style:parent-style-name="Default" style:data-style-name="N2">
      <style:map style:condition="cell-content()&lt;100" style:apply-style-name="background_20_green" style:base-cell-address="'DFS equiv'.D44"/>
      <style:map style:condition="cell-content()&gt;100" style:apply-style-name="background_20_red" style:base-cell-address="'DFS equiv'.D44"/>
    </style:style>
    <style:style style:name="ce46" style:family="table-cell" style:parent-style-name="Default" style:data-style-name="N2">
      <style:map style:condition="cell-content()&lt;100" style:apply-style-name="background_20_green" style:base-cell-address="'DFS equiv'.D45"/>
      <style:map style:condition="cell-content()&gt;100" style:apply-style-name="background_20_red" style:base-cell-address="'DFS equiv'.D45"/>
    </style:style>
    <style:style style:name="ce47" style:family="table-cell" style:parent-style-name="Default" style:data-style-name="N2">
      <style:map style:condition="cell-content()&lt;100" style:apply-style-name="background_20_green" style:base-cell-address="'DFS equiv'.E44"/>
      <style:map style:condition="cell-content()&gt;100" style:apply-style-name="background_20_red" style:base-cell-address="'DFS equiv'.E44"/>
    </style:style>
    <style:style style:name="ce48" style:family="table-cell" style:parent-style-name="Default" style:data-style-name="N2">
      <style:map style:condition="cell-content()&lt;100" style:apply-style-name="background_20_green" style:base-cell-address="'DFS equiv'.E45"/>
      <style:map style:condition="cell-content()&gt;100" style:apply-style-name="background_20_red" style:base-cell-address="'DFS equiv'.E45"/>
    </style:style>
    <style:style style:name="ce49" style:family="table-cell" style:parent-style-name="Default" style:data-style-name="N2">
      <style:map style:condition="cell-content()&lt;100" style:apply-style-name="background_20_green" style:base-cell-address="'DFS equiv'.F44"/>
      <style:map style:condition="cell-content()&gt;100" style:apply-style-name="background_20_red" style:base-cell-address="'DFS equiv'.F44"/>
    </style:style>
    <style:style style:name="ce50" style:family="table-cell" style:parent-style-name="Default" style:data-style-name="N2">
      <style:map style:condition="cell-content()&lt;100" style:apply-style-name="background_20_green" style:base-cell-address="'DFS equiv'.F45"/>
      <style:map style:condition="cell-content()&gt;100" style:apply-style-name="background_20_red" style:base-cell-address="'DFS equiv'.F45"/>
    </style:style>
    <style:style style:name="ce51" style:family="table-cell" style:parent-style-name="Default" style:data-style-name="N2">
      <style:map style:condition="cell-content()&lt;100" style:apply-style-name="background_20_green" style:base-cell-address="'DFS equiv'.G44"/>
      <style:map style:condition="cell-content()&gt;100" style:apply-style-name="background_20_red" style:base-cell-address="'DFS equiv'.G44"/>
    </style:style>
    <style:style style:name="ce52" style:family="table-cell" style:parent-style-name="Default" style:data-style-name="N2">
      <style:map style:condition="cell-content()&lt;100" style:apply-style-name="background_20_green" style:base-cell-address="'DFS equiv'.G45"/>
      <style:map style:condition="cell-content()&gt;100" style:apply-style-name="background_20_red" style:base-cell-address="'DFS equiv'.G45"/>
    </style:style>
    <style:style style:name="ce53" style:family="table-cell" style:parent-style-name="Default" style:data-style-name="N2">
      <style:map style:condition="cell-content()&lt;100" style:apply-style-name="background_20_green" style:base-cell-address="'DFS equiv'.H44"/>
      <style:map style:condition="cell-content()&gt;100" style:apply-style-name="background_20_red" style:base-cell-address="'DFS equiv'.H44"/>
    </style:style>
    <style:style style:name="ce54" style:family="table-cell" style:parent-style-name="Default" style:data-style-name="N2">
      <style:map style:condition="cell-content()&lt;100" style:apply-style-name="background_20_green" style:base-cell-address="'DFS equiv'.H45"/>
      <style:map style:condition="cell-content()&gt;100" style:apply-style-name="background_20_red" style:base-cell-address="'DFS equiv'.H45"/>
    </style:style>
    <style:style style:name="ce55" style:family="table-cell" style:parent-style-name="Default" style:data-style-name="N2">
      <style:map style:condition="cell-content()&lt;100" style:apply-style-name="background_20_green" style:base-cell-address="'DFS equiv'.I44"/>
      <style:map style:condition="cell-content()&gt;100" style:apply-style-name="background_20_red" style:base-cell-address="'DFS equiv'.I44"/>
    </style:style>
    <style:style style:name="ce56" style:family="table-cell" style:parent-style-name="Default" style:data-style-name="N2">
      <style:map style:condition="cell-content()&lt;100" style:apply-style-name="background_20_green" style:base-cell-address="'DFS equiv'.I45"/>
      <style:map style:condition="cell-content()&gt;100" style:apply-style-name="background_20_red" style:base-cell-address="'DFS equiv'.I45"/>
    </style:style>
    <style:style style:name="ce57" style:family="table-cell" style:parent-style-name="Default" style:data-style-name="N2">
      <style:map style:condition="cell-content()&lt;100" style:apply-style-name="background_20_green" style:base-cell-address="'DFS inequiv'.B3"/>
      <style:map style:condition="cell-content()&gt;100" style:apply-style-name="background_20_red" style:base-cell-address="'DFS inequiv'.B3"/>
    </style:style>
    <style:style style:name="ce58" style:family="table-cell" style:parent-style-name="Default" style:data-style-name="N2">
      <style:map style:condition="cell-content()&lt;100" style:apply-style-name="background_20_green" style:base-cell-address="'DFS inequiv'.B46"/>
      <style:map style:condition="cell-content()&gt;100" style:apply-style-name="background_20_red" style:base-cell-address="'DFS inequiv'.B46"/>
    </style:style>
    <style:style style:name="ce59" style:family="table-cell" style:parent-style-name="Default" style:data-style-name="N2">
      <style:map style:condition="cell-content()&lt;100" style:apply-style-name="background_20_green" style:base-cell-address="'DFS inequiv'.B47"/>
      <style:map style:condition="cell-content()&gt;100" style:apply-style-name="background_20_red" style:base-cell-address="'DFS inequiv'.B47"/>
    </style:style>
    <style:style style:name="ce60" style:family="table-cell" style:parent-style-name="Default" style:data-style-name="N2">
      <style:map style:condition="cell-content()&lt;100" style:apply-style-name="background_20_green" style:base-cell-address="'DFS inequiv'.C46"/>
      <style:map style:condition="cell-content()&gt;100" style:apply-style-name="background_20_red" style:base-cell-address="'DFS inequiv'.C46"/>
    </style:style>
    <style:style style:name="ce61" style:family="table-cell" style:parent-style-name="Default" style:data-style-name="N2">
      <style:map style:condition="cell-content()&lt;100" style:apply-style-name="background_20_green" style:base-cell-address="'DFS inequiv'.C47"/>
      <style:map style:condition="cell-content()&gt;100" style:apply-style-name="background_20_red" style:base-cell-address="'DFS inequiv'.C47"/>
    </style:style>
    <style:style style:name="ce62" style:family="table-cell" style:parent-style-name="Default" style:data-style-name="N2">
      <style:map style:condition="cell-content()&lt;100" style:apply-style-name="background_20_green" style:base-cell-address="'DFS inequiv'.D46"/>
      <style:map style:condition="cell-content()&gt;100" style:apply-style-name="background_20_red" style:base-cell-address="'DFS inequiv'.D46"/>
    </style:style>
    <style:style style:name="ce63" style:family="table-cell" style:parent-style-name="Default" style:data-style-name="N2">
      <style:map style:condition="cell-content()&lt;100" style:apply-style-name="background_20_green" style:base-cell-address="'DFS inequiv'.D47"/>
      <style:map style:condition="cell-content()&gt;100" style:apply-style-name="background_20_red" style:base-cell-address="'DFS inequiv'.D47"/>
    </style:style>
    <style:style style:name="ce64" style:family="table-cell" style:parent-style-name="Default" style:data-style-name="N2">
      <style:map style:condition="cell-content()&lt;100" style:apply-style-name="background_20_green" style:base-cell-address="'DFS inequiv'.E46"/>
      <style:map style:condition="cell-content()&gt;100" style:apply-style-name="background_20_red" style:base-cell-address="'DFS inequiv'.E46"/>
    </style:style>
    <style:style style:name="ce65" style:family="table-cell" style:parent-style-name="Default" style:data-style-name="N2">
      <style:map style:condition="cell-content()&lt;100" style:apply-style-name="background_20_green" style:base-cell-address="'DFS inequiv'.E47"/>
      <style:map style:condition="cell-content()&gt;100" style:apply-style-name="background_20_red" style:base-cell-address="'DFS inequiv'.E47"/>
    </style:style>
    <style:style style:name="ce66" style:family="table-cell" style:parent-style-name="Default" style:data-style-name="N2">
      <style:map style:condition="cell-content()&lt;100" style:apply-style-name="background_20_green" style:base-cell-address="'DFS inequiv'.F46"/>
      <style:map style:condition="cell-content()&gt;100" style:apply-style-name="background_20_red" style:base-cell-address="'DFS inequiv'.F46"/>
    </style:style>
    <style:style style:name="ce67" style:family="table-cell" style:parent-style-name="Default" style:data-style-name="N2">
      <style:map style:condition="cell-content()&lt;100" style:apply-style-name="background_20_green" style:base-cell-address="'DFS inequiv'.F47"/>
      <style:map style:condition="cell-content()&gt;100" style:apply-style-name="background_20_red" style:base-cell-address="'DFS inequiv'.F47"/>
    </style:style>
    <style:style style:name="ce68" style:family="table-cell" style:parent-style-name="Default" style:data-style-name="N2">
      <style:map style:condition="cell-content()&lt;100" style:apply-style-name="background_20_green" style:base-cell-address="'DFS inequiv'.G46"/>
      <style:map style:condition="cell-content()&gt;100" style:apply-style-name="background_20_red" style:base-cell-address="'DFS inequiv'.G46"/>
    </style:style>
    <style:style style:name="ce69" style:family="table-cell" style:parent-style-name="Default" style:data-style-name="N2">
      <style:map style:condition="cell-content()&lt;100" style:apply-style-name="background_20_green" style:base-cell-address="'DFS inequiv'.G47"/>
      <style:map style:condition="cell-content()&gt;100" style:apply-style-name="background_20_red" style:base-cell-address="'DFS inequiv'.G47"/>
    </style:style>
    <style:style style:name="ce70" style:family="table-cell" style:parent-style-name="Default" style:data-style-name="N2">
      <style:map style:condition="cell-content()&lt;100" style:apply-style-name="background_20_green" style:base-cell-address="'DFS inequiv'.H46"/>
      <style:map style:condition="cell-content()&gt;100" style:apply-style-name="background_20_red" style:base-cell-address="'DFS inequiv'.H46"/>
    </style:style>
    <style:style style:name="ce71" style:family="table-cell" style:parent-style-name="Default" style:data-style-name="N2">
      <style:map style:condition="cell-content()&lt;100" style:apply-style-name="background_20_green" style:base-cell-address="'DFS inequiv'.H47"/>
      <style:map style:condition="cell-content()&gt;100" style:apply-style-name="background_20_red" style:base-cell-address="'DFS inequiv'.H47"/>
    </style:style>
    <style:style style:name="ce72" style:family="table-cell" style:parent-style-name="Default" style:data-style-name="N2">
      <style:map style:condition="cell-content()&lt;100" style:apply-style-name="background_20_green" style:base-cell-address="'DFS inequiv'.I46"/>
      <style:map style:condition="cell-content()&gt;100" style:apply-style-name="background_20_red" style:base-cell-address="'DFS inequiv'.I46"/>
    </style:style>
    <style:style style:name="ce73" style:family="table-cell" style:parent-style-name="Default" style:data-style-name="N2">
      <style:map style:condition="cell-content()&lt;100" style:apply-style-name="background_20_green" style:base-cell-address="'DFS inequiv'.I47"/>
      <style:map style:condition="cell-content()&gt;100" style:apply-style-name="background_20_red" style:base-cell-address="'DFS inequiv'.I47"/>
    </style:style>
  </office:automatic-styles>
  <office:body>
    <office:spreadsheet>
      <table:calculation-settings table:automatic-find-labels="false" table:use-regular-expressions="false" table:use-wildcards="true"/>
      <table:table table:name="BFS equiv" table:style-name="ta1">
        <table:table-column table:style-name="co1" table:default-cell-style-name="Default"/>
        <table:table-column table:style-name="co2" table:number-columns-repeated="8" table:default-cell-style-name="ce378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BFS equiv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filenames</text:p>
          </table:table-cell>
          <table:table-cell table:style-name="Default" office:value-type="string" calcext:value-type="string">
            <text:p>ng</text:p>
          </table:table-cell>
          <table:table-cell table:style-name="Default" office:value-type="string" calcext:value-type="string">
            <text:p>ngi</text:p>
          </table:table-cell>
          <table:table-cell table:style-name="Default" office:value-type="string" calcext:value-type="string">
            <text:p>ngr</text:p>
          </table:table-cell>
          <table:table-cell table:style-name="Default" office:value-type="string" calcext:value-type="string">
            <text:p>ngs</text:p>
          </table:table-cell>
          <table:table-cell table:style-name="Default" office:value-type="string" calcext:value-type="string">
            <text:p>ngri</text:p>
          </table:table-cell>
          <table:table-cell table:style-name="Default" office:value-type="string" calcext:value-type="string">
            <text:p>ngsi</text:p>
          </table:table-cell>
          <table:table-cell table:style-name="Default" office:value-type="string" calcext:value-type="string">
            <text:p>ngsr</text:p>
          </table:table-cell>
          <table:table-cell table:style-name="Default" office:value-type="string" calcext:value-type="string">
            <text:p>ngsri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i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gri</text:p>
          </table:table-cell>
          <table:table-cell office:value-type="string" calcext:value-type="string">
            <text:p>ngsi</text:p>
          </table:table-cell>
          <table:table-cell office:value-type="string" calcext:value-type="string">
            <text:p>ngsr</text:p>
          </table:table-cell>
          <table:table-cell office:value-type="string" calcext:value-type="string">
            <text:p>ngsri</text:p>
          </table:table-cell>
        </table:table-row>
        <table:table-row table:style-name="ro2">
          <table:table-cell office:value-type="string" calcext:value-type="string">
            <text:p>bsearch-eq-1.bils</text:p>
          </table:table-cell>
          <table:table-cell table:formula="of:=([.L3]/[.$K3])*100" office:value-type="float" office:value="136.09022556391" calcext:value-type="float">
            <text:p>136.09</text:p>
          </table:table-cell>
          <table:table-cell table:formula="of:=([.M3]/[.$K3])*100" office:value-type="float" office:value="101.754385964912" calcext:value-type="float">
            <text:p>101.75</text:p>
          </table:table-cell>
          <table:table-cell table:formula="of:=([.N3]/[.$K3])*100" office:value-type="float" office:value="96.7418546365915" calcext:value-type="float">
            <text:p>96.74</text:p>
          </table:table-cell>
          <table:table-cell table:formula="of:=([.O3]/[.$K3])*100" office:value-type="float" office:value="95.3634085213033" calcext:value-type="float">
            <text:p>95.36</text:p>
          </table:table-cell>
          <table:table-cell table:formula="of:=([.P3]/[.$K3])*100" office:value-type="float" office:value="118.295739348371" calcext:value-type="float">
            <text:p>118.30</text:p>
          </table:table-cell>
          <table:table-cell table:formula="of:=([.Q3]/[.$K3])*100" office:value-type="float" office:value="120.551378446115" calcext:value-type="float">
            <text:p>120.55</text:p>
          </table:table-cell>
          <table:table-cell table:formula="of:=([.R3]/[.$K3])*100" office:value-type="float" office:value="132.330827067669" calcext:value-type="float">
            <text:p>132.33</text:p>
          </table:table-cell>
          <table:table-cell table:formula="of:=([.S3]/[.$K3])*100" office:value-type="float" office:value="134.586466165414" calcext:value-type="float">
            <text:p>134.59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1.086" calcext:value-type="float">
            <text:p>1.086</text:p>
          </table:table-cell>
          <table:table-cell office:value-type="float" office:value="0.812" calcext:value-type="float">
            <text:p>0.812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1" calcext:value-type="float">
            <text:p>0.76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2" calcext:value-type="float">
            <text:p>0.962</text:p>
          </table:table-cell>
          <table:table-cell office:value-type="float" office:value="1.056" calcext:value-type="float">
            <text:p>1.056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2">
          <table:table-cell office:value-type="string" calcext:value-type="string">
            <text:p>bsearch-eq-2.bils</text:p>
          </table:table-cell>
          <table:table-cell table:formula="of:=([.L4]/[.$K4])*100" office:value-type="float" office:value="113.157894736842" calcext:value-type="float">
            <text:p>113.16</text:p>
          </table:table-cell>
          <table:table-cell table:formula="of:=([.M4]/[.$K4])*100" office:value-type="float" office:value="100" calcext:value-type="float">
            <text:p>100.00</text:p>
          </table:table-cell>
          <table:table-cell table:formula="of:=([.N4]/[.$K4])*100" office:value-type="float" office:value="102.631578947368" calcext:value-type="float">
            <text:p>102.63</text:p>
          </table:table-cell>
          <table:table-cell table:formula="of:=([.O4]/[.$K4])*100" office:value-type="float" office:value="92.1052631578947" calcext:value-type="float">
            <text:p>92.11</text:p>
          </table:table-cell>
          <table:table-cell table:formula="of:=([.P4]/[.$K4])*100" office:value-type="float" office:value="168.421052631579" calcext:value-type="float">
            <text:p>168.42</text:p>
          </table:table-cell>
          <table:table-cell table:formula="of:=([.Q4]/[.$K4])*100" office:value-type="float" office:value="110.526315789474" calcext:value-type="float">
            <text:p>110.53</text:p>
          </table:table-cell>
          <table:table-cell table:formula="of:=([.R4]/[.$K4])*100" office:value-type="float" office:value="126.315789473684" calcext:value-type="float">
            <text:p>126.32</text:p>
          </table:table-cell>
          <table:table-cell table:formula="of:=([.S4]/[.$K4])*100" office:value-type="float" office:value="131.578947368421" calcext:value-type="float">
            <text:p>131.58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bsearch-eq-3.bils</text:p>
          </table:table-cell>
          <table:table-cell table:formula="of:=([.L5]/[.$K5])*100" office:value-type="float" office:value="126.5625" calcext:value-type="float">
            <text:p>126.56</text:p>
          </table:table-cell>
          <table:table-cell table:formula="of:=([.M5]/[.$K5])*100" office:value-type="float" office:value="98.4375" calcext:value-type="float">
            <text:p>98.44</text:p>
          </table:table-cell>
          <table:table-cell table:formula="of:=([.N5]/[.$K5])*100" office:value-type="float" office:value="92.1875" calcext:value-type="float">
            <text:p>92.19</text:p>
          </table:table-cell>
          <table:table-cell table:formula="of:=([.O5]/[.$K5])*100" office:value-type="float" office:value="89.0625" calcext:value-type="float">
            <text:p>89.06</text:p>
          </table:table-cell>
          <table:table-cell table:formula="of:=([.P5]/[.$K5])*100" office:value-type="float" office:value="123.4375" calcext:value-type="float">
            <text:p>123.44</text:p>
          </table:table-cell>
          <table:table-cell table:formula="of:=([.Q5]/[.$K5])*100" office:value-type="float" office:value="128.125" calcext:value-type="float">
            <text:p>128.13</text:p>
          </table:table-cell>
          <table:table-cell table:formula="of:=([.R5]/[.$K5])*100" office:value-type="float" office:value="137.5" calcext:value-type="float">
            <text:p>137.50</text:p>
          </table:table-cell>
          <table:table-cell table:formula="of:=([.S5]/[.$K5])*100" office:value-type="float" office:value="123.4375" calcext:value-type="float">
            <text:p>123.44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2">
          <table:table-cell office:value-type="string" calcext:value-type="string">
            <text:p>ex1v2-eq.bils</text:p>
          </table:table-cell>
          <table:table-cell table:formula="of:=([.L6]/[.$K6])*100" office:value-type="float" office:value="107.692307692308" calcext:value-type="float">
            <text:p>107.69</text:p>
          </table:table-cell>
          <table:table-cell table:formula="of:=([.M6]/[.$K6])*100" office:value-type="float" office:value="100" calcext:value-type="float">
            <text:p>100.00</text:p>
          </table:table-cell>
          <table:table-cell table:formula="of:=([.N6]/[.$K6])*100" office:value-type="float" office:value="100" calcext:value-type="float">
            <text:p>100.00</text:p>
          </table:table-cell>
          <table:table-cell table:formula="of:=([.O6]/[.$K6])*100" office:value-type="float" office:value="38.4615384615385" calcext:value-type="float">
            <text:p>38.46</text:p>
          </table:table-cell>
          <table:table-cell table:formula="of:=([.P6]/[.$K6])*100" office:value-type="float" office:value="115.384615384615" calcext:value-type="float">
            <text:p>115.38</text:p>
          </table:table-cell>
          <table:table-cell table:formula="of:=([.Q6]/[.$K6])*100" office:value-type="float" office:value="46.1538461538462" calcext:value-type="float">
            <text:p>46.15</text:p>
          </table:table-cell>
          <table:table-cell table:formula="of:=([.R6]/[.$K6])*100" office:value-type="float" office:value="46.1538461538462" calcext:value-type="float">
            <text:p>46.15</text:p>
          </table:table-cell>
          <table:table-cell table:formula="of:=([.S6]/[.$K6])*100" office:value-type="float" office:value="46.1538461538462" calcext:value-type="float">
            <text:p>46.15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x1v3-eq.bils</text:p>
          </table:table-cell>
          <table:table-cell table:formula="of:=([.L7]/[.$K7])*100" office:value-type="float" office:value="142.857142857143" calcext:value-type="float">
            <text:p>142.86</text:p>
          </table:table-cell>
          <table:table-cell table:formula="of:=([.M7]/[.$K7])*100" office:value-type="float" office:value="107.142857142857" calcext:value-type="float">
            <text:p>107.14</text:p>
          </table:table-cell>
          <table:table-cell table:formula="of:=([.N7]/[.$K7])*100" office:value-type="float" office:value="114.285714285714" calcext:value-type="float">
            <text:p>114.29</text:p>
          </table:table-cell>
          <table:table-cell table:formula="of:=([.O7]/[.$K7])*100" office:value-type="float" office:value="35.7142857142857" calcext:value-type="float">
            <text:p>35.71</text:p>
          </table:table-cell>
          <table:table-cell table:formula="of:=([.P7]/[.$K7])*100" office:value-type="float" office:value="135.714285714286" calcext:value-type="float">
            <text:p>135.71</text:p>
          </table:table-cell>
          <table:table-cell table:formula="of:=([.Q7]/[.$K7])*100" office:value-type="float" office:value="50" calcext:value-type="float">
            <text:p>50.00</text:p>
          </table:table-cell>
          <table:table-cell table:formula="of:=([.R7]/[.$K7])*100" office:value-type="float" office:value="50" calcext:value-type="float">
            <text:p>50.00</text:p>
          </table:table-cell>
          <table:table-cell table:formula="of:=([.S7]/[.$K7])*100" office:value-type="float" office:value="42.8571428571429" calcext:value-type="float">
            <text:p>42.86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x2v1.bils</text:p>
          </table:table-cell>
          <table:table-cell table:formula="of:=([.L8]/[.$K8])*100" office:value-type="float" office:value="142.857142857143" calcext:value-type="float">
            <text:p>142.86</text:p>
          </table:table-cell>
          <table:table-cell table:formula="of:=([.M8]/[.$K8])*100" office:value-type="float" office:value="114.285714285714" calcext:value-type="float">
            <text:p>114.29</text:p>
          </table:table-cell>
          <table:table-cell table:formula="of:=([.N8]/[.$K8])*100" office:value-type="float" office:value="142.857142857143" calcext:value-type="float">
            <text:p>142.86</text:p>
          </table:table-cell>
          <table:table-cell table:formula="of:=([.O8]/[.$K8])*100" office:value-type="float" office:value="114.285714285714" calcext:value-type="float">
            <text:p>114.29</text:p>
          </table:table-cell>
          <table:table-cell table:formula="of:=([.P8]/[.$K8])*100" office:value-type="float" office:value="142.857142857143" calcext:value-type="float">
            <text:p>142.86</text:p>
          </table:table-cell>
          <table:table-cell table:formula="of:=([.Q8]/[.$K8])*100" office:value-type="float" office:value="185.714285714286" calcext:value-type="float">
            <text:p>185.71</text:p>
          </table:table-cell>
          <table:table-cell table:formula="of:=([.R8]/[.$K8])*100" office:value-type="float" office:value="200" calcext:value-type="float">
            <text:p>200.00</text:p>
          </table:table-cell>
          <table:table-cell table:formula="of:=([.S8]/[.$K8])*100" office:value-type="float" office:value="142.857142857143" calcext:value-type="float">
            <text:p>142.8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ex2v2.bils</text:p>
          </table:table-cell>
          <table:table-cell table:formula="of:=([.L9]/[.$K9])*100" office:value-type="float" office:value="112.5" calcext:value-type="float">
            <text:p>112.50</text:p>
          </table:table-cell>
          <table:table-cell table:formula="of:=([.M9]/[.$K9])*100" office:value-type="float" office:value="112.5" calcext:value-type="float">
            <text:p>112.50</text:p>
          </table:table-cell>
          <table:table-cell table:formula="of:=([.N9]/[.$K9])*100" office:value-type="float" office:value="112.5" calcext:value-type="float">
            <text:p>112.50</text:p>
          </table:table-cell>
          <table:table-cell table:formula="of:=([.O9]/[.$K9])*100" office:value-type="float" office:value="112.5" calcext:value-type="float">
            <text:p>112.50</text:p>
          </table:table-cell>
          <table:table-cell table:formula="of:=([.P9]/[.$K9])*100" office:value-type="float" office:value="150" calcext:value-type="float">
            <text:p>150.00</text:p>
          </table:table-cell>
          <table:table-cell table:formula="of:=([.Q9]/[.$K9])*100" office:value-type="float" office:value="112.5" calcext:value-type="float">
            <text:p>112.50</text:p>
          </table:table-cell>
          <table:table-cell table:formula="of:=([.R9]/[.$K9])*100" office:value-type="float" office:value="137.5" calcext:value-type="float">
            <text:p>137.50</text:p>
          </table:table-cell>
          <table:table-cell table:formula="of:=([.S9]/[.$K9])*100" office:value-type="float" office:value="150" calcext:value-type="float">
            <text:p>150.00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4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string" calcext:value-type="string">
            <text:p>fact-tail-rec.bils</text:p>
          </table:table-cell>
          <table:table-cell table:formula="of:=([.L10]/[.$K10])*100" office:value-type="float" office:value="141.666666666667" calcext:value-type="float">
            <text:p>141.67</text:p>
          </table:table-cell>
          <table:table-cell table:formula="of:=([.M10]/[.$K10])*100" office:value-type="float" office:value="91.6666666666667" calcext:value-type="float">
            <text:p>91.67</text:p>
          </table:table-cell>
          <table:table-cell table:formula="of:=([.N10]/[.$K10])*100" office:value-type="float" office:value="108.333333333333" calcext:value-type="float">
            <text:p>108.33</text:p>
          </table:table-cell>
          <table:table-cell table:formula="of:=([.O10]/[.$K10])*100" office:value-type="float" office:value="75" calcext:value-type="float">
            <text:p>75.00</text:p>
          </table:table-cell>
          <table:table-cell table:formula="of:=([.P10]/[.$K10])*100" office:value-type="float" office:value="133.333333333333" calcext:value-type="float">
            <text:p>133.33</text:p>
          </table:table-cell>
          <table:table-cell table:formula="of:=([.Q10]/[.$K10])*100" office:value-type="float" office:value="100" calcext:value-type="float">
            <text:p>100.00</text:p>
          </table:table-cell>
          <table:table-cell table:formula="of:=([.R10]/[.$K10])*100" office:value-type="float" office:value="100" calcext:value-type="float">
            <text:p>100.00</text:p>
          </table:table-cell>
          <table:table-cell table:formula="of:=([.S10]/[.$K10])*100" office:value-type="float" office:value="83.3333333333333" calcext:value-type="float">
            <text:p>83.33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gc-equiv-2.bils</text:p>
          </table:table-cell>
          <table:table-cell table:formula="of:=([.L11]/[.$K11])*100" office:value-type="float" office:value="133.333333333333" calcext:value-type="float">
            <text:p>133.33</text:p>
          </table:table-cell>
          <table:table-cell table:formula="of:=([.M11]/[.$K11])*100" office:value-type="float" office:value="133.333333333333" calcext:value-type="float">
            <text:p>133.33</text:p>
          </table:table-cell>
          <table:table-cell table:formula="of:=([.N11]/[.$K11])*100" office:value-type="float" office:value="133.333333333333" calcext:value-type="float">
            <text:p>133.33</text:p>
          </table:table-cell>
          <table:table-cell table:formula="of:=([.O11]/[.$K11])*100" office:value-type="float" office:value="100" calcext:value-type="float">
            <text:p>100.00</text:p>
          </table:table-cell>
          <table:table-cell table:formula="of:=([.P11]/[.$K11])*100" office:value-type="float" office:value="133.333333333333" calcext:value-type="float">
            <text:p>133.33</text:p>
          </table:table-cell>
          <table:table-cell table:formula="of:=([.Q11]/[.$K11])*100" office:value-type="float" office:value="133.333333333333" calcext:value-type="float">
            <text:p>133.33</text:p>
          </table:table-cell>
          <table:table-cell table:formula="of:=([.R11]/[.$K11])*100" office:value-type="float" office:value="200" calcext:value-type="float">
            <text:p>200.00</text:p>
          </table:table-cell>
          <table:table-cell table:formula="of:=([.S11]/[.$K11])*100" office:value-type="float" office:value="166.666666666667" calcext:value-type="float">
            <text:p>166.67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gc-equiv.bils</text:p>
          </table:table-cell>
          <table:table-cell table:formula="of:=([.L12]/[.$K12])*100" office:value-type="float" office:value="166.666666666667" calcext:value-type="float">
            <text:p>166.67</text:p>
          </table:table-cell>
          <table:table-cell table:formula="of:=([.M12]/[.$K12])*100" office:value-type="float" office:value="100" calcext:value-type="float">
            <text:p>100.00</text:p>
          </table:table-cell>
          <table:table-cell table:formula="of:=([.N12]/[.$K12])*100" office:value-type="float" office:value="400" calcext:value-type="float">
            <text:p>400.00</text:p>
          </table:table-cell>
          <table:table-cell table:formula="of:=([.O12]/[.$K12])*100" office:value-type="float" office:value="133.333333333333" calcext:value-type="float">
            <text:p>133.33</text:p>
          </table:table-cell>
          <table:table-cell table:formula="of:=([.P12]/[.$K12])*100" office:value-type="float" office:value="166.666666666667" calcext:value-type="float">
            <text:p>166.67</text:p>
          </table:table-cell>
          <table:table-cell table:formula="of:=([.Q12]/[.$K12])*100" office:value-type="float" office:value="200" calcext:value-type="float">
            <text:p>200.00</text:p>
          </table:table-cell>
          <table:table-cell table:formula="of:=([.R12]/[.$K12])*100" office:value-type="float" office:value="133.333333333333" calcext:value-type="float">
            <text:p>133.33</text:p>
          </table:table-cell>
          <table:table-cell table:formula="of:=([.S12]/[.$K12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identity-1.bils</text:p>
          </table:table-cell>
          <table:table-cell table:formula="of:=([.L13]/[.$K13])*100" office:value-type="float" office:value="128.260869565217" calcext:value-type="float">
            <text:p>128.26</text:p>
          </table:table-cell>
          <table:table-cell table:formula="of:=([.M13]/[.$K13])*100" office:value-type="float" office:value="8.69565217391304" calcext:value-type="float">
            <text:p>8.70</text:p>
          </table:table-cell>
          <table:table-cell table:formula="of:=([.N13]/[.$K13])*100" office:value-type="float" office:value="67.3913043478261" calcext:value-type="float">
            <text:p>67.39</text:p>
          </table:table-cell>
          <table:table-cell table:formula="of:=([.O13]/[.$K13])*100" office:value-type="float" office:value="8.69565217391304" calcext:value-type="float">
            <text:p>8.70</text:p>
          </table:table-cell>
          <table:table-cell table:formula="of:=([.P13]/[.$K13])*100" office:value-type="float" office:value="6.52173913043478" calcext:value-type="float">
            <text:p>6.52</text:p>
          </table:table-cell>
          <table:table-cell table:formula="of:=([.Q13]/[.$K13])*100" office:value-type="float" office:value="8.69565217391304" calcext:value-type="float">
            <text:p>8.70</text:p>
          </table:table-cell>
          <table:table-cell table:formula="of:=([.R13]/[.$K13])*100" office:value-type="float" office:value="13.0434782608696" calcext:value-type="float">
            <text:p>13.04</text:p>
          </table:table-cell>
          <table:table-cell table:formula="of:=([.S13]/[.$K13])*100" office:value-type="float" office:value="10.8695652173913" calcext:value-type="float">
            <text:p>10.87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identity-2.bils</text:p>
          </table:table-cell>
          <table:table-cell table:formula="of:=([.L14]/[.$K14])*100" office:value-type="float" office:value="163.636363636364" calcext:value-type="float">
            <text:p>163.64</text:p>
          </table:table-cell>
          <table:table-cell table:formula="of:=([.M14]/[.$K14])*100" office:value-type="float" office:value="12.1212121212121" calcext:value-type="float">
            <text:p>12.12</text:p>
          </table:table-cell>
          <table:table-cell table:formula="of:=([.N14]/[.$K14])*100" office:value-type="float" office:value="96.969696969697" calcext:value-type="float">
            <text:p>96.97</text:p>
          </table:table-cell>
          <table:table-cell table:formula="of:=([.O14]/[.$K14])*100" office:value-type="float" office:value="15.1515151515152" calcext:value-type="float">
            <text:p>15.15</text:p>
          </table:table-cell>
          <table:table-cell table:formula="of:=([.P14]/[.$K14])*100" office:value-type="float" office:value="12.1212121212121" calcext:value-type="float">
            <text:p>12.12</text:p>
          </table:table-cell>
          <table:table-cell table:formula="of:=([.Q14]/[.$K14])*100" office:value-type="float" office:value="15.1515151515152" calcext:value-type="float">
            <text:p>15.15</text:p>
          </table:table-cell>
          <table:table-cell table:formula="of:=([.R14]/[.$K14])*100" office:value-type="float" office:value="24.2424242424242" calcext:value-type="float">
            <text:p>24.24</text:p>
          </table:table-cell>
          <table:table-cell table:formula="of:=([.S14]/[.$K14])*100" office:value-type="float" office:value="18.1818181818182" calcext:value-type="float">
            <text:p>18.18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mccarthy.bils</text:p>
          </table:table-cell>
          <table:table-cell table:formula="of:=([.L15]/[.$K15])*100" office:value-type="float" office:value="103.571428571429" calcext:value-type="float">
            <text:p>103.57</text:p>
          </table:table-cell>
          <table:table-cell table:formula="of:=([.M15]/[.$K15])*100" office:value-type="float" office:value="96.4285714285714" calcext:value-type="float">
            <text:p>96.43</text:p>
          </table:table-cell>
          <table:table-cell table:formula="of:=([.N15]/[.$K15])*100" office:value-type="float" office:value="82.1428571428571" calcext:value-type="float">
            <text:p>82.14</text:p>
          </table:table-cell>
          <table:table-cell table:formula="of:=([.O15]/[.$K15])*100" office:value-type="float" office:value="35.7142857142857" calcext:value-type="float">
            <text:p>35.71</text:p>
          </table:table-cell>
          <table:table-cell table:formula="of:=([.P15]/[.$K15])*100" office:value-type="float" office:value="128.571428571429" calcext:value-type="float">
            <text:p>128.57</text:p>
          </table:table-cell>
          <table:table-cell table:formula="of:=([.Q15]/[.$K15])*100" office:value-type="float" office:value="53.5714285714286" calcext:value-type="float">
            <text:p>53.57</text:p>
          </table:table-cell>
          <table:table-cell table:formula="of:=([.R15]/[.$K15])*100" office:value-type="float" office:value="60.7142857142857" calcext:value-type="float">
            <text:p>60.71</text:p>
          </table:table-cell>
          <table:table-cell table:formula="of:=([.S15]/[.$K15])*100" office:value-type="float" office:value="64.2857142857143" calcext:value-type="float">
            <text:p>64.29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mccarthy-knuth2.bils</text:p>
          </table:table-cell>
          <table:table-cell table:formula="of:=([.L16]/[.$K16])*100" office:value-type="float" office:value="116" calcext:value-type="float">
            <text:p>116.00</text:p>
          </table:table-cell>
          <table:table-cell table:formula="of:=([.M16]/[.$K16])*100" office:value-type="float" office:value="100" calcext:value-type="float">
            <text:p>100.00</text:p>
          </table:table-cell>
          <table:table-cell table:formula="of:=([.N16]/[.$K16])*100" office:value-type="float" office:value="88" calcext:value-type="float">
            <text:p>88.00</text:p>
          </table:table-cell>
          <table:table-cell table:formula="of:=([.O16]/[.$K16])*100" office:value-type="float" office:value="44" calcext:value-type="float">
            <text:p>44.00</text:p>
          </table:table-cell>
          <table:table-cell table:formula="of:=([.P16]/[.$K16])*100" office:value-type="float" office:value="120" calcext:value-type="float">
            <text:p>120.00</text:p>
          </table:table-cell>
          <table:table-cell table:formula="of:=([.Q16]/[.$K16])*100" office:value-type="float" office:value="52" calcext:value-type="float">
            <text:p>52.00</text:p>
          </table:table-cell>
          <table:table-cell table:formula="of:=([.R16]/[.$K16])*100" office:value-type="float" office:value="64" calcext:value-type="float">
            <text:p>64.00</text:p>
          </table:table-cell>
          <table:table-cell table:formula="of:=([.S16]/[.$K16])*100" office:value-type="float" office:value="84" calcext:value-type="float">
            <text:p>84.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mccarthy-knuth.bils</text:p>
          </table:table-cell>
          <table:table-cell table:formula="of:=([.L17]/[.$K17])*100" office:value-type="float" office:value="110" calcext:value-type="float">
            <text:p>110.00</text:p>
          </table:table-cell>
          <table:table-cell table:formula="of:=([.M17]/[.$K17])*100" office:value-type="float" office:value="135" calcext:value-type="float">
            <text:p>135.00</text:p>
          </table:table-cell>
          <table:table-cell table:formula="of:=([.N17]/[.$K17])*100" office:value-type="float" office:value="95" calcext:value-type="float">
            <text:p>95.00</text:p>
          </table:table-cell>
          <table:table-cell table:formula="of:=([.O17]/[.$K17])*100" office:value-type="float" office:value="50" calcext:value-type="float">
            <text:p>50.00</text:p>
          </table:table-cell>
          <table:table-cell table:formula="of:=([.P17]/[.$K17])*100" office:value-type="float" office:value="110" calcext:value-type="float">
            <text:p>110.00</text:p>
          </table:table-cell>
          <table:table-cell table:formula="of:=([.Q17]/[.$K17])*100" office:value-type="float" office:value="60" calcext:value-type="float">
            <text:p>60.00</text:p>
          </table:table-cell>
          <table:table-cell table:formula="of:=([.R17]/[.$K17])*100" office:value-type="float" office:value="70" calcext:value-type="float">
            <text:p>70.00</text:p>
          </table:table-cell>
          <table:table-cell table:formula="of:=([.S17]/[.$K17])*100" office:value-type="float" office:value="80" calcext:value-type="float">
            <text:p>80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mult2.bils</text:p>
          </table:table-cell>
          <table:table-cell table:formula="of:=([.L18]/[.$K18])*100" office:value-type="float" office:value="128.571428571429" calcext:value-type="float">
            <text:p>128.57</text:p>
          </table:table-cell>
          <table:table-cell table:formula="of:=([.M18]/[.$K18])*100" office:value-type="float" office:value="142.857142857143" calcext:value-type="float">
            <text:p>142.86</text:p>
          </table:table-cell>
          <table:table-cell table:formula="of:=([.N18]/[.$K18])*100" office:value-type="float" office:value="120" calcext:value-type="float">
            <text:p>120.00</text:p>
          </table:table-cell>
          <table:table-cell table:formula="of:=([.O18]/[.$K18])*100" office:value-type="float" office:value="42.8571428571429" calcext:value-type="float">
            <text:p>42.86</text:p>
          </table:table-cell>
          <table:table-cell table:formula="of:=([.P18]/[.$K18])*100" office:value-type="float" office:value="122.857142857143" calcext:value-type="float">
            <text:p>122.86</text:p>
          </table:table-cell>
          <table:table-cell table:formula="of:=([.Q18]/[.$K18])*100" office:value-type="float" office:value="57.1428571428571" calcext:value-type="float">
            <text:p>57.14</text:p>
          </table:table-cell>
          <table:table-cell table:formula="of:=([.R18]/[.$K18])*100" office:value-type="float" office:value="60" calcext:value-type="float">
            <text:p>60.00</text:p>
          </table:table-cell>
          <table:table-cell table:formula="of:=([.S18]/[.$K18])*100" office:value-type="float" office:value="97.1428571428571" calcext:value-type="float">
            <text:p>97.14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office:value-type="string" calcext:value-type="string">
            <text:p>mult.bils</text:p>
          </table:table-cell>
          <table:table-cell table:formula="of:=([.L19]/[.$K19])*100" office:value-type="float" office:value="135.9375" calcext:value-type="float">
            <text:p>135.94</text:p>
          </table:table-cell>
          <table:table-cell table:formula="of:=([.M19]/[.$K19])*100" office:value-type="float" office:value="101.5625" calcext:value-type="float">
            <text:p>101.56</text:p>
          </table:table-cell>
          <table:table-cell table:formula="of:=([.N19]/[.$K19])*100" office:value-type="float" office:value="93.75" calcext:value-type="float">
            <text:p>93.75</text:p>
          </table:table-cell>
          <table:table-cell table:formula="of:=([.O19]/[.$K19])*100" office:value-type="float" office:value="26.5625" calcext:value-type="float">
            <text:p>26.56</text:p>
          </table:table-cell>
          <table:table-cell table:formula="of:=([.P19]/[.$K19])*100" office:value-type="float" office:value="112.5" calcext:value-type="float">
            <text:p>112.50</text:p>
          </table:table-cell>
          <table:table-cell table:formula="of:=([.Q19]/[.$K19])*100" office:value-type="float" office:value="28.125" calcext:value-type="float">
            <text:p>28.13</text:p>
          </table:table-cell>
          <table:table-cell table:formula="of:=([.R19]/[.$K19])*100" office:value-type="float" office:value="28.125" calcext:value-type="float">
            <text:p>28.13</text:p>
          </table:table-cell>
          <table:table-cell table:formula="of:=([.S19]/[.$K19])*100" office:value-type="float" office:value="40.625" calcext:value-type="float">
            <text:p>40.63</text:p>
          </table:table-cell>
          <table:table-cell/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2">
          <table:table-cell office:value-type="string" calcext:value-type="string">
            <text:p>nr-equiv-int.bils</text:p>
          </table:table-cell>
          <table:table-cell table:formula="of:=([.L20]/[.$K20])*100" office:value-type="float" office:value="130" calcext:value-type="float">
            <text:p>130.00</text:p>
          </table:table-cell>
          <table:table-cell table:formula="of:=([.M20]/[.$K20])*100" office:value-type="float" office:value="100" calcext:value-type="float">
            <text:p>100.00</text:p>
          </table:table-cell>
          <table:table-cell table:formula="of:=([.N20]/[.$K20])*100" office:value-type="float" office:value="70" calcext:value-type="float">
            <text:p>70.00</text:p>
          </table:table-cell>
          <table:table-cell table:formula="of:=([.O20]/[.$K20])*100" office:value-type="float" office:value="30" calcext:value-type="float">
            <text:p>30.00</text:p>
          </table:table-cell>
          <table:table-cell table:formula="of:=([.P20]/[.$K20])*100" office:value-type="float" office:value="80" calcext:value-type="float">
            <text:p>80.00</text:p>
          </table:table-cell>
          <table:table-cell table:formula="of:=([.Q20]/[.$K20])*100" office:value-type="float" office:value="40" calcext:value-type="float">
            <text:p>40.00</text:p>
          </table:table-cell>
          <table:table-cell table:formula="of:=([.R20]/[.$K20])*100" office:value-type="float" office:value="50" calcext:value-type="float">
            <text:p>50.00</text:p>
          </table:table-cell>
          <table:table-cell table:formula="of:=([.S20]/[.$K20])*100" office:value-type="float" office:value="50" calcext:value-type="float">
            <text:p>50.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nr-equiv-no-g-2.bils</text:p>
          </table:table-cell>
          <table:table-cell table:formula="of:=([.L21]/[.$K21])*100" office:value-type="float" office:value="200" calcext:value-type="float">
            <text:p>200.00</text:p>
          </table:table-cell>
          <table:table-cell table:formula="of:=([.M21]/[.$K21])*100" office:value-type="float" office:value="100" calcext:value-type="float">
            <text:p>100.00</text:p>
          </table:table-cell>
          <table:table-cell table:formula="of:=([.N21]/[.$K21])*100" office:value-type="float" office:value="133.333333333333" calcext:value-type="float">
            <text:p>133.33</text:p>
          </table:table-cell>
          <table:table-cell table:formula="of:=([.O21]/[.$K21])*100" office:value-type="float" office:value="133.333333333333" calcext:value-type="float">
            <text:p>133.33</text:p>
          </table:table-cell>
          <table:table-cell table:formula="of:=([.P21]/[.$K21])*100" office:value-type="float" office:value="133.333333333333" calcext:value-type="float">
            <text:p>133.33</text:p>
          </table:table-cell>
          <table:table-cell table:formula="of:=([.Q21]/[.$K21])*100" office:value-type="float" office:value="166.666666666667" calcext:value-type="float">
            <text:p>166.67</text:p>
          </table:table-cell>
          <table:table-cell table:formula="of:=([.R21]/[.$K21])*100" office:value-type="float" office:value="166.666666666667" calcext:value-type="float">
            <text:p>166.67</text:p>
          </table:table-cell>
          <table:table-cell table:formula="of:=([.S21]/[.$K21])*100" office:value-type="float" office:value="166.666666666667" calcext:value-type="float">
            <text:p>166.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4" calcext:value-type="float">
            <text:p>0.004</text:p>
          </table:table-cell>
          <table:table-cell table:number-columns-repeated="3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nr-equiv-no-g.bils</text:p>
          </table:table-cell>
          <table:table-cell table:formula="of:=([.L22]/[.$K22])*100" office:value-type="float" office:value="233.333333333333" calcext:value-type="float">
            <text:p>233.33</text:p>
          </table:table-cell>
          <table:table-cell table:formula="of:=([.M22]/[.$K22])*100" office:value-type="float" office:value="133.333333333333" calcext:value-type="float">
            <text:p>133.33</text:p>
          </table:table-cell>
          <table:table-cell table:formula="of:=([.N22]/[.$K22])*100" office:value-type="float" office:value="100" calcext:value-type="float">
            <text:p>100.00</text:p>
          </table:table-cell>
          <table:table-cell table:formula="of:=([.O22]/[.$K22])*100" office:value-type="float" office:value="100" calcext:value-type="float">
            <text:p>100.00</text:p>
          </table:table-cell>
          <table:table-cell table:formula="of:=([.P22]/[.$K22])*100" office:value-type="float" office:value="133.333333333333" calcext:value-type="float">
            <text:p>133.33</text:p>
          </table:table-cell>
          <table:table-cell table:formula="of:=([.Q22]/[.$K22])*100" office:value-type="float" office:value="133.333333333333" calcext:value-type="float">
            <text:p>133.33</text:p>
          </table:table-cell>
          <table:table-cell table:formula="of:=([.R22]/[.$K22])*100" office:value-type="float" office:value="133.333333333333" calcext:value-type="float">
            <text:p>133.33</text:p>
          </table:table-cell>
          <table:table-cell table:formula="of:=([.S22]/[.$K22])*100" office:value-type="float" office:value="166.666666666667" calcext:value-type="float">
            <text:p>166.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nr-equiv-unit.bils</text:p>
          </table:table-cell>
          <table:table-cell table:formula="of:=([.L23]/[.$K23])*100" office:value-type="float" office:value="111.111111111111" calcext:value-type="float">
            <text:p>111.11</text:p>
          </table:table-cell>
          <table:table-cell table:formula="of:=([.M23]/[.$K23])*100" office:value-type="float" office:value="77.7777777777778" calcext:value-type="float">
            <text:p>77.78</text:p>
          </table:table-cell>
          <table:table-cell table:formula="of:=([.N23]/[.$K23])*100" office:value-type="float" office:value="66.6666666666667" calcext:value-type="float">
            <text:p>66.67</text:p>
          </table:table-cell>
          <table:table-cell table:formula="of:=([.O23]/[.$K23])*100" office:value-type="float" office:value="33.3333333333333" calcext:value-type="float">
            <text:p>33.33</text:p>
          </table:table-cell>
          <table:table-cell table:formula="of:=([.P23]/[.$K23])*100" office:value-type="float" office:value="88.8888888888889" calcext:value-type="float">
            <text:p>88.89</text:p>
          </table:table-cell>
          <table:table-cell table:formula="of:=([.Q23]/[.$K23])*100" office:value-type="float" office:value="44.4444444444444" calcext:value-type="float">
            <text:p>44.44</text:p>
          </table:table-cell>
          <table:table-cell table:formula="of:=([.R23]/[.$K23])*100" office:value-type="float" office:value="66.6666666666667" calcext:value-type="float">
            <text:p>66.67</text:p>
          </table:table-cell>
          <table:table-cell table:formula="of:=([.S23]/[.$K23])*100" office:value-type="float" office:value="55.5555555555556" calcext:value-type="float">
            <text:p>55.56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pitts-1-2.bils</text:p>
          </table:table-cell>
          <table:table-cell table:formula="of:=([.L24]/[.$K24])*100" office:value-type="float" office:value="216.666666666667" calcext:value-type="float">
            <text:p>216.67</text:p>
          </table:table-cell>
          <table:table-cell table:formula="of:=([.M24]/[.$K24])*100" office:value-type="float" office:value="133.333333333333" calcext:value-type="float">
            <text:p>133.33</text:p>
          </table:table-cell>
          <table:table-cell table:formula="of:=([.N24]/[.$K24])*100" office:value-type="float" office:value="116.666666666667" calcext:value-type="float">
            <text:p>116.67</text:p>
          </table:table-cell>
          <table:table-cell table:formula="of:=([.O24]/[.$K24])*100" office:value-type="float" office:value="100" calcext:value-type="float">
            <text:p>100.00</text:p>
          </table:table-cell>
          <table:table-cell table:formula="of:=([.P24]/[.$K24])*100" office:value-type="float" office:value="116.666666666667" calcext:value-type="float">
            <text:p>116.67</text:p>
          </table:table-cell>
          <table:table-cell table:formula="of:=([.Q24]/[.$K24])*100" office:value-type="float" office:value="166.666666666667" calcext:value-type="float">
            <text:p>166.67</text:p>
          </table:table-cell>
          <table:table-cell table:formula="of:=([.R24]/[.$K24])*100" office:value-type="float" office:value="133.333333333333" calcext:value-type="float">
            <text:p>133.33</text:p>
          </table:table-cell>
          <table:table-cell table:formula="of:=([.S24]/[.$K24])*100" office:value-type="float" office:value="183.333333333333" calcext:value-type="float">
            <text:p>183.3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pitts-3.11.bils</text:p>
          </table:table-cell>
          <table:table-cell table:formula="of:=([.L25]/[.$K25])*100" office:value-type="float" office:value="166.666666666667" calcext:value-type="float">
            <text:p>166.67</text:p>
          </table:table-cell>
          <table:table-cell table:formula="of:=([.M25]/[.$K25])*100" office:value-type="float" office:value="122.222222222222" calcext:value-type="float">
            <text:p>122.22</text:p>
          </table:table-cell>
          <table:table-cell table:formula="of:=([.N25]/[.$K25])*100" office:value-type="float" office:value="122.222222222222" calcext:value-type="float">
            <text:p>122.22</text:p>
          </table:table-cell>
          <table:table-cell table:formula="of:=([.O25]/[.$K25])*100" office:value-type="float" office:value="55.5555555555556" calcext:value-type="float">
            <text:p>55.56</text:p>
          </table:table-cell>
          <table:table-cell table:formula="of:=([.P25]/[.$K25])*100" office:value-type="float" office:value="155.555555555556" calcext:value-type="float">
            <text:p>155.56</text:p>
          </table:table-cell>
          <table:table-cell table:formula="of:=([.Q25]/[.$K25])*100" office:value-type="float" office:value="77.7777777777778" calcext:value-type="float">
            <text:p>77.78</text:p>
          </table:table-cell>
          <table:table-cell table:formula="of:=([.R25]/[.$K25])*100" office:value-type="float" office:value="77.7777777777778" calcext:value-type="float">
            <text:p>77.78</text:p>
          </table:table-cell>
          <table:table-cell table:formula="of:=([.S25]/[.$K25])*100" office:value-type="float" office:value="88.8888888888889" calcext:value-type="float">
            <text:p>88.89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pitts-3.11v2.bils</text:p>
          </table:table-cell>
          <table:table-cell table:formula="of:=([.L26]/[.$K26])*100" office:value-type="float" office:value="80" calcext:value-type="float">
            <text:p>80.00</text:p>
          </table:table-cell>
          <table:table-cell table:formula="of:=([.M26]/[.$K26])*100" office:value-type="float" office:value="80" calcext:value-type="float">
            <text:p>80.00</text:p>
          </table:table-cell>
          <table:table-cell table:formula="of:=([.N26]/[.$K26])*100" office:value-type="float" office:value="80" calcext:value-type="float">
            <text:p>80.00</text:p>
          </table:table-cell>
          <table:table-cell table:formula="of:=([.O26]/[.$K26])*100" office:value-type="float" office:value="60" calcext:value-type="float">
            <text:p>60.00</text:p>
          </table:table-cell>
          <table:table-cell table:formula="of:=([.P26]/[.$K26])*100" office:value-type="float" office:value="100" calcext:value-type="float">
            <text:p>100.00</text:p>
          </table:table-cell>
          <table:table-cell table:formula="of:=([.Q26]/[.$K26])*100" office:value-type="float" office:value="100" calcext:value-type="float">
            <text:p>100.00</text:p>
          </table:table-cell>
          <table:table-cell table:formula="of:=([.R26]/[.$K26])*100" office:value-type="float" office:value="100" calcext:value-type="float">
            <text:p>100.00</text:p>
          </table:table-cell>
          <table:table-cell table:formula="of:=([.S26]/[.$K26])*100" office:value-type="float" office:value="120" calcext:value-type="float">
            <text:p>120.00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pitts-3.14.bils</text:p>
          </table:table-cell>
          <table:table-cell table:formula="of:=([.L27]/[.$K27])*100" office:value-type="float" office:value="184.848484848485" calcext:value-type="float">
            <text:p>184.85</text:p>
          </table:table-cell>
          <table:table-cell table:formula="of:=([.M27]/[.$K27])*100" office:value-type="float" office:value="164.646464646465" calcext:value-type="float">
            <text:p>164.65</text:p>
          </table:table-cell>
          <table:table-cell table:formula="of:=([.N27]/[.$K27])*100" office:value-type="float" office:value="129.292929292929" calcext:value-type="float">
            <text:p>129.29</text:p>
          </table:table-cell>
          <table:table-cell table:formula="of:=([.O27]/[.$K27])*100" office:value-type="float" office:value="8.08080808080808" calcext:value-type="float">
            <text:p>8.08</text:p>
          </table:table-cell>
          <table:table-cell table:formula="of:=([.P27]/[.$K27])*100" office:value-type="float" office:value="139.393939393939" calcext:value-type="float">
            <text:p>139.39</text:p>
          </table:table-cell>
          <table:table-cell table:formula="of:=([.Q27]/[.$K27])*100" office:value-type="float" office:value="10.1010101010101" calcext:value-type="float">
            <text:p>10.10</text:p>
          </table:table-cell>
          <table:table-cell table:formula="of:=([.R27]/[.$K27])*100" office:value-type="float" office:value="9.09090909090909" calcext:value-type="float">
            <text:p>9.09</text:p>
          </table:table-cell>
          <table:table-cell table:formula="of:=([.S27]/[.$K27])*100" office:value-type="float" office:value="11.1111111111111" calcext:value-type="float">
            <text:p>11.11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stateful-args-eq-2.bils</text:p>
          </table:table-cell>
          <table:table-cell table:formula="of:=([.L28]/[.$K28])*100" office:value-type="float" office:value="190.909090909091" calcext:value-type="float">
            <text:p>190.91</text:p>
          </table:table-cell>
          <table:table-cell table:formula="of:=([.M28]/[.$K28])*100" office:value-type="float" office:value="136.363636363636" calcext:value-type="float">
            <text:p>136.36</text:p>
          </table:table-cell>
          <table:table-cell table:formula="of:=([.N28]/[.$K28])*100" office:value-type="float" office:value="136.363636363636" calcext:value-type="float">
            <text:p>136.36</text:p>
          </table:table-cell>
          <table:table-cell table:formula="of:=([.O28]/[.$K28])*100" office:value-type="float" office:value="136.363636363636" calcext:value-type="float">
            <text:p>136.36</text:p>
          </table:table-cell>
          <table:table-cell table:formula="of:=([.P28]/[.$K28])*100" office:value-type="float" office:value="145.454545454545" calcext:value-type="float">
            <text:p>145.45</text:p>
          </table:table-cell>
          <table:table-cell table:formula="of:=([.Q28]/[.$K28])*100" office:value-type="float" office:value="172.727272727273" calcext:value-type="float">
            <text:p>172.73</text:p>
          </table:table-cell>
          <table:table-cell table:formula="of:=([.R28]/[.$K28])*100" office:value-type="float" office:value="181.818181818182" calcext:value-type="float">
            <text:p>181.82</text:p>
          </table:table-cell>
          <table:table-cell table:formula="of:=([.S28]/[.$K28])*100" office:value-type="float" office:value="218.181818181818" calcext:value-type="float">
            <text:p>218.18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string" calcext:value-type="string">
            <text:p>stateful-args-eq.bils</text:p>
          </table:table-cell>
          <table:table-cell table:formula="of:=([.L29]/[.$K29])*100" office:value-type="float" office:value="176.923076923077" calcext:value-type="float">
            <text:p>176.92</text:p>
          </table:table-cell>
          <table:table-cell table:formula="of:=([.M29]/[.$K29])*100" office:value-type="float" office:value="115.384615384615" calcext:value-type="float">
            <text:p>115.38</text:p>
          </table:table-cell>
          <table:table-cell table:formula="of:=([.N29]/[.$K29])*100" office:value-type="float" office:value="123.076923076923" calcext:value-type="float">
            <text:p>123.08</text:p>
          </table:table-cell>
          <table:table-cell table:formula="of:=([.O29]/[.$K29])*100" office:value-type="float" office:value="115.384615384615" calcext:value-type="float">
            <text:p>115.38</text:p>
          </table:table-cell>
          <table:table-cell table:formula="of:=([.P29]/[.$K29])*100" office:value-type="float" office:value="184.615384615385" calcext:value-type="float">
            <text:p>184.62</text:p>
          </table:table-cell>
          <table:table-cell table:formula="of:=([.Q29]/[.$K29])*100" office:value-type="float" office:value="153.846153846154" calcext:value-type="float">
            <text:p>153.85</text:p>
          </table:table-cell>
          <table:table-cell table:formula="of:=([.R29]/[.$K29])*100" office:value-type="float" office:value="184.615384615385" calcext:value-type="float">
            <text:p>184.62</text:p>
          </table:table-cell>
          <table:table-cell table:formula="of:=([.S29]/[.$K29])*100" office:value-type="float" office:value="176.923076923077" calcext:value-type="float">
            <text:p>176.92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2">
          <table:table-cell office:value-type="string" calcext:value-type="string">
            <text:p>symb-const-1.bils</text:p>
          </table:table-cell>
          <table:table-cell table:formula="of:=([.L30]/[.$K30])*100" office:value-type="float" office:value="157.142857142857" calcext:value-type="float">
            <text:p>157.14</text:p>
          </table:table-cell>
          <table:table-cell table:formula="of:=([.M30]/[.$K30])*100" office:value-type="float" office:value="114.285714285714" calcext:value-type="float">
            <text:p>114.29</text:p>
          </table:table-cell>
          <table:table-cell table:formula="of:=([.N30]/[.$K30])*100" office:value-type="float" office:value="117.857142857143" calcext:value-type="float">
            <text:p>117.86</text:p>
          </table:table-cell>
          <table:table-cell table:formula="of:=([.O30]/[.$K30])*100" office:value-type="float" office:value="17.8571428571429" calcext:value-type="float">
            <text:p>17.86</text:p>
          </table:table-cell>
          <table:table-cell table:formula="of:=([.P30]/[.$K30])*100" office:value-type="float" office:value="160.714285714286" calcext:value-type="float">
            <text:p>160.71</text:p>
          </table:table-cell>
          <table:table-cell table:formula="of:=([.Q30]/[.$K30])*100" office:value-type="float" office:value="28.5714285714286" calcext:value-type="float">
            <text:p>28.57</text:p>
          </table:table-cell>
          <table:table-cell table:formula="of:=([.R30]/[.$K30])*100" office:value-type="float" office:value="21.4285714285714" calcext:value-type="float">
            <text:p>21.43</text:p>
          </table:table-cell>
          <table:table-cell table:formula="of:=([.S30]/[.$K30])*100" office:value-type="float" office:value="28.5714285714286" calcext:value-type="float">
            <text:p>28.57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symb-const-2.bils</text:p>
          </table:table-cell>
          <table:table-cell table:formula="of:=([.L31]/[.$K31])*100" office:value-type="float" office:value="129.411764705882" calcext:value-type="float">
            <text:p>129.41</text:p>
          </table:table-cell>
          <table:table-cell table:formula="of:=([.M31]/[.$K31])*100" office:value-type="float" office:value="114.705882352941" calcext:value-type="float">
            <text:p>114.71</text:p>
          </table:table-cell>
          <table:table-cell table:formula="of:=([.N31]/[.$K31])*100" office:value-type="float" office:value="111.764705882353" calcext:value-type="float">
            <text:p>111.76</text:p>
          </table:table-cell>
          <table:table-cell table:formula="of:=([.O31]/[.$K31])*100" office:value-type="float" office:value="14.7058823529412" calcext:value-type="float">
            <text:p>14.71</text:p>
          </table:table-cell>
          <table:table-cell table:formula="of:=([.P31]/[.$K31])*100" office:value-type="float" office:value="111.764705882353" calcext:value-type="float">
            <text:p>111.76</text:p>
          </table:table-cell>
          <table:table-cell table:formula="of:=([.Q31]/[.$K31])*100" office:value-type="float" office:value="17.6470588235294" calcext:value-type="float">
            <text:p>17.65</text:p>
          </table:table-cell>
          <table:table-cell table:formula="of:=([.R31]/[.$K31])*100" office:value-type="float" office:value="17.6470588235294" calcext:value-type="float">
            <text:p>17.65</text:p>
          </table:table-cell>
          <table:table-cell table:formula="of:=([.S31]/[.$K31])*100" office:value-type="float" office:value="20.5882352941176" calcext:value-type="float">
            <text:p>20.59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symb-const-5.bils</text:p>
          </table:table-cell>
          <table:table-cell table:formula="of:=([.L32]/[.$K32])*100" office:value-type="float" office:value="135.714285714286" calcext:value-type="float">
            <text:p>135.71</text:p>
          </table:table-cell>
          <table:table-cell table:formula="of:=([.M32]/[.$K32])*100" office:value-type="float" office:value="100" calcext:value-type="float">
            <text:p>100.00</text:p>
          </table:table-cell>
          <table:table-cell table:formula="of:=([.N32]/[.$K32])*100" office:value-type="float" office:value="85.7142857142857" calcext:value-type="float">
            <text:p>85.71</text:p>
          </table:table-cell>
          <table:table-cell table:formula="of:=([.O32]/[.$K32])*100" office:value-type="float" office:value="42.8571428571429" calcext:value-type="float">
            <text:p>42.86</text:p>
          </table:table-cell>
          <table:table-cell table:formula="of:=([.P32]/[.$K32])*100" office:value-type="float" office:value="100" calcext:value-type="float">
            <text:p>100.00</text:p>
          </table:table-cell>
          <table:table-cell table:formula="of:=([.Q32]/[.$K32])*100" office:value-type="float" office:value="342.857142857143" calcext:value-type="float">
            <text:p>342.86</text:p>
          </table:table-cell>
          <table:table-cell table:formula="of:=([.R32]/[.$K32])*100" office:value-type="float" office:value="57.1428571428571" calcext:value-type="float">
            <text:p>57.14</text:p>
          </table:table-cell>
          <table:table-cell table:formula="of:=([.S32]/[.$K32])*100" office:value-type="float" office:value="57.1428571428571" calcext:value-type="float">
            <text:p>57.14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syteci-call-lock.bils</text:p>
          </table:table-cell>
          <table:table-cell table:formula="of:=([.L33]/[.$K33])*100" office:value-type="float" office:value="93.3660933660934" calcext:value-type="float">
            <text:p>93.37</text:p>
          </table:table-cell>
          <table:table-cell table:formula="of:=([.M33]/[.$K33])*100" office:value-type="float" office:value="76.9041769041769" calcext:value-type="float">
            <text:p>76.90</text:p>
          </table:table-cell>
          <table:table-cell table:formula="of:=([.N33]/[.$K33])*100" office:value-type="float" office:value="51.1056511056511" calcext:value-type="float">
            <text:p>51.11</text:p>
          </table:table-cell>
          <table:table-cell table:formula="of:=([.O33]/[.$K33])*100" office:value-type="float" office:value="18.6732186732187" calcext:value-type="float">
            <text:p>18.67</text:p>
          </table:table-cell>
          <table:table-cell table:formula="of:=([.P33]/[.$K33])*100" office:value-type="float" office:value="56.019656019656" calcext:value-type="float">
            <text:p>56.02</text:p>
          </table:table-cell>
          <table:table-cell table:formula="of:=([.Q33]/[.$K33])*100" office:value-type="float" office:value="23.8329238329238" calcext:value-type="float">
            <text:p>23.83</text:p>
          </table:table-cell>
          <table:table-cell table:formula="of:=([.R33]/[.$K33])*100" office:value-type="float" office:value="17.1990171990172" calcext:value-type="float">
            <text:p>17.20</text:p>
          </table:table-cell>
          <table:table-cell table:formula="of:=([.S33]/[.$K33])*100" office:value-type="float" office:value="17.0761670761671" calcext:value-type="float">
            <text:p>17.08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6" calcext:value-type="float">
            <text:p>0.76</text:p>
          </table:table-cell>
          <table:table-cell office:value-type="float" office:value="0.626" calcext:value-type="float">
            <text:p>0.626</text:p>
          </table:table-cell>
          <table:table-cell office:value-type="float" office:value="0.416" calcext:value-type="float">
            <text:p>0.41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6" calcext:value-type="float">
            <text:p>0.45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2">
          <table:table-cell office:value-type="string" calcext:value-type="string">
            <text:p>syteci-fact.bils</text:p>
          </table:table-cell>
          <table:table-cell table:formula="of:=([.L34]/[.$K34])*100" office:value-type="float" office:value="127.272727272727" calcext:value-type="float">
            <text:p>127.27</text:p>
          </table:table-cell>
          <table:table-cell table:formula="of:=([.M34]/[.$K34])*100" office:value-type="float" office:value="118.181818181818" calcext:value-type="float">
            <text:p>118.18</text:p>
          </table:table-cell>
          <table:table-cell table:formula="of:=([.N34]/[.$K34])*100" office:value-type="float" office:value="100" calcext:value-type="float">
            <text:p>100.00</text:p>
          </table:table-cell>
          <table:table-cell table:formula="of:=([.O34]/[.$K34])*100" office:value-type="float" office:value="72.7272727272727" calcext:value-type="float">
            <text:p>72.73</text:p>
          </table:table-cell>
          <table:table-cell table:formula="of:=([.P34]/[.$K34])*100" office:value-type="float" office:value="109.090909090909" calcext:value-type="float">
            <text:p>109.09</text:p>
          </table:table-cell>
          <table:table-cell table:formula="of:=([.Q34]/[.$K34])*100" office:value-type="float" office:value="100" calcext:value-type="float">
            <text:p>100.00</text:p>
          </table:table-cell>
          <table:table-cell table:formula="of:=([.R34]/[.$K34])*100" office:value-type="float" office:value="118.181818181818" calcext:value-type="float">
            <text:p>118.18</text:p>
          </table:table-cell>
          <table:table-cell table:formula="of:=([.S34]/[.$K34])*100" office:value-type="float" office:value="109.090909090909" calcext:value-type="float">
            <text:p>109.09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string" calcext:value-type="string">
            <text:p>syteci-fact-state.bils</text:p>
          </table:table-cell>
          <table:table-cell table:formula="of:=([.L35]/[.$K35])*100" office:value-type="float" office:value="118.75" calcext:value-type="float">
            <text:p>118.75</text:p>
          </table:table-cell>
          <table:table-cell table:formula="of:=([.M35]/[.$K35])*100" office:value-type="float" office:value="106.25" calcext:value-type="float">
            <text:p>106.25</text:p>
          </table:table-cell>
          <table:table-cell table:formula="of:=([.N35]/[.$K35])*100" office:value-type="float" office:value="106.25" calcext:value-type="float">
            <text:p>106.25</text:p>
          </table:table-cell>
          <table:table-cell table:formula="of:=([.O35]/[.$K35])*100" office:value-type="float" office:value="81.25" calcext:value-type="float">
            <text:p>81.25</text:p>
          </table:table-cell>
          <table:table-cell table:formula="of:=([.P35]/[.$K35])*100" office:value-type="float" office:value="137.5" calcext:value-type="float">
            <text:p>137.50</text:p>
          </table:table-cell>
          <table:table-cell table:formula="of:=([.Q35]/[.$K35])*100" office:value-type="float" office:value="112.5" calcext:value-type="float">
            <text:p>112.50</text:p>
          </table:table-cell>
          <table:table-cell table:formula="of:=([.R35]/[.$K35])*100" office:value-type="float" office:value="118.75" calcext:value-type="float">
            <text:p>118.75</text:p>
          </table:table-cell>
          <table:table-cell table:formula="of:=([.S35]/[.$K35])*100" office:value-type="float" office:value="137.5" calcext:value-type="float">
            <text:p>137.50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string" calcext:value-type="string">
            <text:p>syteci-irrerse-state.bils</text:p>
          </table:table-cell>
          <table:table-cell table:formula="of:=([.L36]/[.$K36])*100" office:value-type="float" office:value="133.333333333333" calcext:value-type="float">
            <text:p>133.33</text:p>
          </table:table-cell>
          <table:table-cell table:formula="of:=([.M36]/[.$K36])*100" office:value-type="float" office:value="83.3333333333333" calcext:value-type="float">
            <text:p>83.33</text:p>
          </table:table-cell>
          <table:table-cell table:formula="of:=([.N36]/[.$K36])*100" office:value-type="float" office:value="66.6666666666667" calcext:value-type="float">
            <text:p>66.67</text:p>
          </table:table-cell>
          <table:table-cell table:formula="of:=([.O36]/[.$K36])*100" office:value-type="float" office:value="83.3333333333333" calcext:value-type="float">
            <text:p>83.33</text:p>
          </table:table-cell>
          <table:table-cell table:formula="of:=([.P36]/[.$K36])*100" office:value-type="float" office:value="66.6666666666667" calcext:value-type="float">
            <text:p>66.67</text:p>
          </table:table-cell>
          <table:table-cell table:formula="of:=([.Q36]/[.$K36])*100" office:value-type="float" office:value="116.666666666667" calcext:value-type="float">
            <text:p>116.67</text:p>
          </table:table-cell>
          <table:table-cell table:formula="of:=([.R36]/[.$K36])*100" office:value-type="float" office:value="83.3333333333333" calcext:value-type="float">
            <text:p>83.33</text:p>
          </table:table-cell>
          <table:table-cell table:formula="of:=([.S36]/[.$K36])*100" office:value-type="float" office:value="83.3333333333333" calcext:value-type="float">
            <text:p>83.3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syteci-rep-ind.bils</text:p>
          </table:table-cell>
          <table:table-cell table:formula="of:=([.L37]/[.$K37])*100" office:value-type="float" office:value="140.31007751938" calcext:value-type="float">
            <text:p>140.31</text:p>
          </table:table-cell>
          <table:table-cell table:formula="of:=([.M37]/[.$K37])*100" office:value-type="float" office:value="112.403100775194" calcext:value-type="float">
            <text:p>112.40</text:p>
          </table:table-cell>
          <table:table-cell table:formula="of:=([.N37]/[.$K37])*100" office:value-type="float" office:value="121.705426356589" calcext:value-type="float">
            <text:p>121.71</text:p>
          </table:table-cell>
          <table:table-cell table:formula="of:=([.O37]/[.$K37])*100" office:value-type="float" office:value="33.3333333333333" calcext:value-type="float">
            <text:p>33.33</text:p>
          </table:table-cell>
          <table:table-cell table:formula="of:=([.P37]/[.$K37])*100" office:value-type="float" office:value="128.682170542636" calcext:value-type="float">
            <text:p>128.68</text:p>
          </table:table-cell>
          <table:table-cell table:formula="of:=([.Q37]/[.$K37])*100" office:value-type="float" office:value="32.5581395348837" calcext:value-type="float">
            <text:p>32.56</text:p>
          </table:table-cell>
          <table:table-cell table:formula="of:=([.R37]/[.$K37])*100" office:value-type="float" office:value="37.984496124031" calcext:value-type="float">
            <text:p>37.98</text:p>
          </table:table-cell>
          <table:table-cell table:formula="of:=([.S37]/[.$K37])*100" office:value-type="float" office:value="31.0077519379845" calcext:value-type="float">
            <text:p>31.01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syteci-well-bracket-state.bils</text:p>
          </table:table-cell>
          <table:table-cell table:formula="of:=([.L38]/[.$K38])*100" office:value-type="float" office:value="133.333333333333" calcext:value-type="float">
            <text:p>133.33</text:p>
          </table:table-cell>
          <table:table-cell table:formula="of:=([.M38]/[.$K38])*100" office:value-type="float" office:value="100" calcext:value-type="float">
            <text:p>100.00</text:p>
          </table:table-cell>
          <table:table-cell table:formula="of:=([.N38]/[.$K38])*100" office:value-type="float" office:value="66.6666666666667" calcext:value-type="float">
            <text:p>66.67</text:p>
          </table:table-cell>
          <table:table-cell table:formula="of:=([.O38]/[.$K38])*100" office:value-type="float" office:value="125" calcext:value-type="float">
            <text:p>125.00</text:p>
          </table:table-cell>
          <table:table-cell table:formula="of:=([.P38]/[.$K38])*100" office:value-type="float" office:value="91.6666666666667" calcext:value-type="float">
            <text:p>91.67</text:p>
          </table:table-cell>
          <table:table-cell table:formula="of:=([.Q38]/[.$K38])*100" office:value-type="float" office:value="166.666666666667" calcext:value-type="float">
            <text:p>166.67</text:p>
          </table:table-cell>
          <table:table-cell table:formula="of:=([.R38]/[.$K38])*100" office:value-type="float" office:value="91.6666666666667" calcext:value-type="float">
            <text:p>91.67</text:p>
          </table:table-cell>
          <table:table-cell table:formula="of:=([.S38]/[.$K38])*100" office:value-type="float" office:value="83.3333333333333" calcext:value-type="float">
            <text:p>83.33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takeuchi-knuth.bils</text:p>
          </table:table-cell>
          <table:table-cell table:formula="of:=([.L39]/[.$K39])*100" office:value-type="float" office:value="110" calcext:value-type="float">
            <text:p>110.00</text:p>
          </table:table-cell>
          <table:table-cell table:formula="of:=([.M39]/[.$K39])*100" office:value-type="float" office:value="100" calcext:value-type="float">
            <text:p>100.00</text:p>
          </table:table-cell>
          <table:table-cell table:formula="of:=([.N39]/[.$K39])*100" office:value-type="float" office:value="115" calcext:value-type="float">
            <text:p>115.00</text:p>
          </table:table-cell>
          <table:table-cell table:formula="of:=([.O39]/[.$K39])*100" office:value-type="float" office:value="70" calcext:value-type="float">
            <text:p>70.00</text:p>
          </table:table-cell>
          <table:table-cell table:formula="of:=([.P39]/[.$K39])*100" office:value-type="float" office:value="105" calcext:value-type="float">
            <text:p>105.00</text:p>
          </table:table-cell>
          <table:table-cell table:formula="of:=([.Q39]/[.$K39])*100" office:value-type="float" office:value="70" calcext:value-type="float">
            <text:p>70.00</text:p>
          </table:table-cell>
          <table:table-cell table:formula="of:=([.R39]/[.$K39])*100" office:value-type="float" office:value="80" calcext:value-type="float">
            <text:p>80.00</text:p>
          </table:table-cell>
          <table:table-cell table:formula="of:=([.S39]/[.$K39])*100" office:value-type="float" office:value="65" calcext:value-type="float">
            <text:p>65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trivial-equiv.bils</text:p>
          </table:table-cell>
          <table:table-cell table:formula="of:=([.L40]/[.$K40])*100" office:value-type="float" office:value="200" calcext:value-type="float">
            <text:p>200.00</text:p>
          </table:table-cell>
          <table:table-cell table:formula="of:=([.M40]/[.$K40])*100" office:value-type="float" office:value="166.666666666667" calcext:value-type="float">
            <text:p>166.67</text:p>
          </table:table-cell>
          <table:table-cell table:formula="of:=([.N40]/[.$K40])*100" office:value-type="float" office:value="100" calcext:value-type="float">
            <text:p>100.00</text:p>
          </table:table-cell>
          <table:table-cell table:formula="of:=([.O40]/[.$K40])*100" office:value-type="float" office:value="100" calcext:value-type="float">
            <text:p>100.00</text:p>
          </table:table-cell>
          <table:table-cell table:formula="of:=([.P40]/[.$K40])*100" office:value-type="float" office:value="133.333333333333" calcext:value-type="float">
            <text:p>133.33</text:p>
          </table:table-cell>
          <table:table-cell table:formula="of:=([.Q40]/[.$K40])*100" office:value-type="float" office:value="133.333333333333" calcext:value-type="float">
            <text:p>133.33</text:p>
          </table:table-cell>
          <table:table-cell table:formula="of:=([.R40]/[.$K40])*100" office:value-type="float" office:value="100" calcext:value-type="float">
            <text:p>100.00</text:p>
          </table:table-cell>
          <table:table-cell table:formula="of:=([.S40]/[.$K40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vk-arrays.bils</text:p>
          </table:table-cell>
          <table:table-cell table:formula="of:=([.L41]/[.$K41])*100" office:value-type="float" office:value="137.5" calcext:value-type="float">
            <text:p>137.50</text:p>
          </table:table-cell>
          <table:table-cell table:formula="of:=([.M41]/[.$K41])*100" office:value-type="float" office:value="87.5" calcext:value-type="float">
            <text:p>87.50</text:p>
          </table:table-cell>
          <table:table-cell table:formula="of:=([.N41]/[.$K41])*100" office:value-type="float" office:value="100" calcext:value-type="float">
            <text:p>100.00</text:p>
          </table:table-cell>
          <table:table-cell table:formula="of:=([.O41]/[.$K41])*100" office:value-type="float" office:value="87.5" calcext:value-type="float">
            <text:p>87.50</text:p>
          </table:table-cell>
          <table:table-cell table:formula="of:=([.P41]/[.$K41])*100" office:value-type="float" office:value="100" calcext:value-type="float">
            <text:p>100.00</text:p>
          </table:table-cell>
          <table:table-cell table:formula="of:=([.Q41]/[.$K41])*100" office:value-type="float" office:value="87.5" calcext:value-type="float">
            <text:p>87.50</text:p>
          </table:table-cell>
          <table:table-cell table:formula="of:=([.R41]/[.$K41])*100" office:value-type="float" office:value="112.5" calcext:value-type="float">
            <text:p>112.50</text:p>
          </table:table-cell>
          <table:table-cell table:formula="of:=([.S41]/[.$K41])*100" office:value-type="float" office:value="100" calcext:value-type="float">
            <text:p>100.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vk-Oct9-1520.bils</text:p>
          </table:table-cell>
          <table:table-cell table:formula="of:=([.L42]/[.$K42])*100" office:value-type="float" office:value="170.833333333333" calcext:value-type="float">
            <text:p>170.83</text:p>
          </table:table-cell>
          <table:table-cell table:formula="of:=([.M42]/[.$K42])*100" office:value-type="float" office:value="116.666666666667" calcext:value-type="float">
            <text:p>116.67</text:p>
          </table:table-cell>
          <table:table-cell table:formula="of:=([.N42]/[.$K42])*100" office:value-type="float" office:value="104.166666666667" calcext:value-type="float">
            <text:p>104.17</text:p>
          </table:table-cell>
          <table:table-cell table:formula="of:=([.O42]/[.$K42])*100" office:value-type="float" office:value="37.5" calcext:value-type="float">
            <text:p>37.50</text:p>
          </table:table-cell>
          <table:table-cell table:formula="of:=([.P42]/[.$K42])*100" office:value-type="float" office:value="125" calcext:value-type="float">
            <text:p>125.00</text:p>
          </table:table-cell>
          <table:table-cell table:formula="of:=([.Q42]/[.$K42])*100" office:value-type="float" office:value="45.8333333333333" calcext:value-type="float">
            <text:p>45.83</text:p>
          </table:table-cell>
          <table:table-cell table:formula="of:=([.R42]/[.$K42])*100" office:value-type="float" office:value="50" calcext:value-type="float">
            <text:p>50.00</text:p>
          </table:table-cell>
          <table:table-cell table:formula="of:=([.S42]/[.$K42])*100" office:value-type="float" office:value="45.8333333333333" calcext:value-type="float">
            <text:p>45.83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formula="of:=([.L43]/[.$K43])*100" office:value-type="float" office:value="123.859087269816" calcext:value-type="float">
            <text:p>123.86</text:p>
          </table:table-cell>
          <table:table-cell table:formula="of:=([.M43]/[.$K43])*100" office:value-type="float" office:value="95.3162530024019" calcext:value-type="float">
            <text:p>95.32</text:p>
          </table:table-cell>
          <table:table-cell table:formula="of:=([.N43]/[.$K43])*100" office:value-type="float" office:value="85.3482786228983" calcext:value-type="float">
            <text:p>85.35</text:p>
          </table:table-cell>
          <table:table-cell table:formula="of:=([.O43]/[.$K43])*100" office:value-type="float" office:value="52.7622097678143" calcext:value-type="float">
            <text:p>52.76</text:p>
          </table:table-cell>
          <table:table-cell table:formula="of:=([.P43]/[.$K43])*100" office:value-type="float" office:value="97.5580464371497" calcext:value-type="float">
            <text:p>97.56</text:p>
          </table:table-cell>
          <table:table-cell table:formula="of:=([.Q43]/[.$K43])*100" office:value-type="float" office:value="68.3746997598078" calcext:value-type="float">
            <text:p>68.37</text:p>
          </table:table-cell>
          <table:table-cell table:formula="of:=([.R43]/[.$K43])*100" office:value-type="float" office:value="69.7357886309047" calcext:value-type="float">
            <text:p>69.74</text:p>
          </table:table-cell>
          <table:table-cell table:formula="of:=([.S43]/[.$K43])*100" office:value-type="float" office:value="70.9367493995196" calcext:value-type="float">
            <text:p>70.94</text:p>
          </table:table-cell>
          <table:table-cell/>
          <table:table-cell table:style-name="ce267" table:formula="of:=SUM([.K3:.K42])" office:value-type="float" office:value="2.498" calcext:value-type="float">
            <text:p>2.498</text:p>
          </table:table-cell>
          <table:table-cell table:style-name="ce267" table:formula="of:=SUM([.L3:.L42])" office:value-type="float" office:value="3.094" calcext:value-type="float">
            <text:p>3.094</text:p>
          </table:table-cell>
          <table:table-cell table:style-name="ce267" table:formula="of:=SUM([.M3:.M42])" office:value-type="float" office:value="2.381" calcext:value-type="float">
            <text:p>2.381</text:p>
          </table:table-cell>
          <table:table-cell table:style-name="ce267" table:formula="of:=SUM([.N3:.N42])" office:value-type="float" office:value="2.132" calcext:value-type="float">
            <text:p>2.132</text:p>
          </table:table-cell>
          <table:table-cell table:style-name="ce267" table:formula="of:=SUM([.O3:.O42])" office:value-type="float" office:value="1.318" calcext:value-type="float">
            <text:p>1.318</text:p>
          </table:table-cell>
          <table:table-cell table:style-name="ce267" table:formula="of:=SUM([.P3:.P42])" office:value-type="float" office:value="2.437" calcext:value-type="float">
            <text:p>2.437</text:p>
          </table:table-cell>
          <table:table-cell table:style-name="ce267" table:formula="of:=SUM([.Q3:.Q42])" office:value-type="float" office:value="1.708" calcext:value-type="float">
            <text:p>1.708</text:p>
          </table:table-cell>
          <table:table-cell table:style-name="ce267" table:formula="of:=SUM([.R3:.R42])" office:value-type="float" office:value="1.742" calcext:value-type="float">
            <text:p>1.742</text:p>
          </table:table-cell>
          <table:table-cell table:style-name="ce267" table:formula="of:=SUM([.S3:.S42])" office:value-type="float" office:value="1.772" calcext:value-type="float">
            <text:p>1.772</text:p>
          </table:table-cell>
        </table:table-row>
        <table:table-row table:style-name="ro2">
          <table:table-cell table:style-name="ce2" office:value-type="string" calcext:value-type="string">
            <text:p>MIN %</text:p>
          </table:table-cell>
          <table:table-cell table:style-name="ce210" table:formula="of:=MIN([.B1:.B42])" office:value-type="float" office:value="80" calcext:value-type="float">
            <text:p>80.00</text:p>
          </table:table-cell>
          <table:table-cell table:style-name="ce253" table:formula="of:=MIN([.C1:.C42])" office:value-type="float" office:value="8.69565217391304" calcext:value-type="float">
            <text:p>8.70</text:p>
          </table:table-cell>
          <table:table-cell table:style-name="ce255" table:formula="of:=MIN([.D1:.D42])" office:value-type="float" office:value="51.1056511056511" calcext:value-type="float">
            <text:p>51.11</text:p>
          </table:table-cell>
          <table:table-cell table:style-name="ce257" table:formula="of:=MIN([.E1:.E42])" office:value-type="float" office:value="8.08080808080808" calcext:value-type="float">
            <text:p>8.08</text:p>
          </table:table-cell>
          <table:table-cell table:style-name="ce259" table:formula="of:=MIN([.F1:.F42])" office:value-type="float" office:value="6.52173913043478" calcext:value-type="float">
            <text:p>6.52</text:p>
          </table:table-cell>
          <table:table-cell table:style-name="ce261" table:formula="of:=MIN([.G1:.G42])" office:value-type="float" office:value="8.69565217391304" calcext:value-type="float">
            <text:p>8.70</text:p>
          </table:table-cell>
          <table:table-cell table:style-name="ce263" table:formula="of:=MIN([.H1:.H42])" office:value-type="float" office:value="9.09090909090909" calcext:value-type="float">
            <text:p>9.09</text:p>
          </table:table-cell>
          <table:table-cell table:style-name="ce265" table:formula="of:=MIN([.I1:.I42])" office:value-type="float" office:value="10.8695652173913" calcext:value-type="float">
            <text:p>10.87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MAX %</text:p>
          </table:table-cell>
          <table:table-cell table:style-name="ce252" table:formula="of:=MAX([.B1:.B42])" office:value-type="float" office:value="233.333333333333" calcext:value-type="float">
            <text:p>233.33</text:p>
          </table:table-cell>
          <table:table-cell table:style-name="ce254" table:formula="of:=MAX([.C1:.C42])" office:value-type="float" office:value="166.666666666667" calcext:value-type="float">
            <text:p>166.67</text:p>
          </table:table-cell>
          <table:table-cell table:style-name="ce256" table:formula="of:=MAX([.D1:.D42])" office:value-type="float" office:value="400" calcext:value-type="float">
            <text:p>400.00</text:p>
          </table:table-cell>
          <table:table-cell table:style-name="ce258" table:formula="of:=MAX([.E1:.E42])" office:value-type="float" office:value="136.363636363636" calcext:value-type="float">
            <text:p>136.36</text:p>
          </table:table-cell>
          <table:table-cell table:style-name="ce260" table:formula="of:=MAX([.F1:.F42])" office:value-type="float" office:value="184.615384615385" calcext:value-type="float">
            <text:p>184.62</text:p>
          </table:table-cell>
          <table:table-cell table:style-name="ce262" table:formula="of:=MAX([.G1:.G42])" office:value-type="float" office:value="342.857142857143" calcext:value-type="float">
            <text:p>342.86</text:p>
          </table:table-cell>
          <table:table-cell table:style-name="ce264" table:formula="of:=MAX([.H1:.H42])" office:value-type="float" office:value="200" calcext:value-type="float">
            <text:p>200.00</text:p>
          </table:table-cell>
          <table:table-cell table:style-name="ce266" table:formula="of:=MAX([.I1:.I42])" office:value-type="float" office:value="218.181818181818" calcext:value-type="float">
            <text:p>218.1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IN % DIFF</text:p>
          </table:table-cell>
          <table:table-cell table:style-name="ce286" table:formula="of:=[.B44]-100" office:value-type="float" office:value="-20" calcext:value-type="float">
            <text:p>-20.00</text:p>
          </table:table-cell>
          <table:table-cell table:style-name="ce286" table:formula="of:=[.C44]-100" office:value-type="float" office:value="-91.304347826087" calcext:value-type="float">
            <text:p>-91.30</text:p>
          </table:table-cell>
          <table:table-cell table:style-name="ce286" table:formula="of:=[.D44]-100" office:value-type="float" office:value="-48.8943488943489" calcext:value-type="float">
            <text:p>-48.89</text:p>
          </table:table-cell>
          <table:table-cell table:style-name="ce286" table:formula="of:=[.E44]-100" office:value-type="float" office:value="-91.9191919191919" calcext:value-type="float">
            <text:p>-91.92</text:p>
          </table:table-cell>
          <table:table-cell table:style-name="ce286" table:formula="of:=[.F44]-100" office:value-type="float" office:value="-93.4782608695652" calcext:value-type="float">
            <text:p>-93.48</text:p>
          </table:table-cell>
          <table:table-cell table:style-name="ce286" table:formula="of:=[.G44]-100" office:value-type="float" office:value="-91.304347826087" calcext:value-type="float">
            <text:p>-91.30</text:p>
          </table:table-cell>
          <table:table-cell table:style-name="ce286" table:formula="of:=[.H44]-100" office:value-type="float" office:value="-90.9090909090909" calcext:value-type="float">
            <text:p>-90.91</text:p>
          </table:table-cell>
          <table:table-cell table:style-name="ce286" table:formula="of:=[.I44]-100" office:value-type="float" office:value="-89.1304347826087" calcext:value-type="float">
            <text:p>-89.1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X % DIFF</text:p>
          </table:table-cell>
          <table:table-cell table:style-name="ce286" table:formula="of:=[.B45]-100" office:value-type="float" office:value="133.333333333333" calcext:value-type="float">
            <text:p>133.33</text:p>
          </table:table-cell>
          <table:table-cell table:style-name="ce286" table:formula="of:=[.C45]-100" office:value-type="float" office:value="66.666666666667" calcext:value-type="float">
            <text:p>66.67</text:p>
          </table:table-cell>
          <table:table-cell table:style-name="ce286" table:formula="of:=[.D45]-100" office:value-type="float" office:value="300" calcext:value-type="float">
            <text:p>300.00</text:p>
          </table:table-cell>
          <table:table-cell table:style-name="ce286" table:formula="of:=[.E45]-100" office:value-type="float" office:value="36.363636363636" calcext:value-type="float">
            <text:p>36.36</text:p>
          </table:table-cell>
          <table:table-cell table:style-name="ce286" table:formula="of:=[.F45]-100" office:value-type="float" office:value="84.615384615385" calcext:value-type="float">
            <text:p>84.62</text:p>
          </table:table-cell>
          <table:table-cell table:style-name="ce286" table:formula="of:=[.G45]-100" office:value-type="float" office:value="242.857142857143" calcext:value-type="float">
            <text:p>242.86</text:p>
          </table:table-cell>
          <table:table-cell table:style-name="ce286" table:formula="of:=[.H45]-100" office:value-type="float" office:value="100" calcext:value-type="float">
            <text:p>100.00</text:p>
          </table:table-cell>
          <table:table-cell table:style-name="ce286" table:formula="of:=[.I45]-100" office:value-type="float" office:value="118.181818181818" calcext:value-type="float">
            <text:p>118.18</text:p>
          </table:table-cell>
          <table:table-cell table:number-columns-repeated="10"/>
        </table:table-row>
        <calcext:conditional-formats>
          <calcext:conditional-format calcext:target-range-address="'BFS equiv'.B3:'BFS equiv'.I43">
            <calcext:condition calcext:apply-style-name="background green" calcext:value="&lt;100" calcext:base-cell-address="'BFS equiv'.B3"/>
            <calcext:condition calcext:apply-style-name="background red" calcext:value="&gt;100" calcext:base-cell-address="'BFS equiv'.B3"/>
          </calcext:conditional-format>
          <calcext:conditional-format calcext:target-range-address="'BFS equiv'.B44:'BFS equiv'.B44">
            <calcext:condition calcext:apply-style-name="background green" calcext:value="&lt;100" calcext:base-cell-address="'BFS equiv'.B44"/>
            <calcext:condition calcext:apply-style-name="background red" calcext:value="&gt;100" calcext:base-cell-address="'BFS equiv'.B44"/>
          </calcext:conditional-format>
          <calcext:conditional-format calcext:target-range-address="'BFS equiv'.C44:'BFS equiv'.C44">
            <calcext:condition calcext:apply-style-name="background green" calcext:value="&lt;100" calcext:base-cell-address="'BFS equiv'.C44"/>
            <calcext:condition calcext:apply-style-name="background red" calcext:value="&gt;100" calcext:base-cell-address="'BFS equiv'.C44"/>
          </calcext:conditional-format>
          <calcext:conditional-format calcext:target-range-address="'BFS equiv'.D44:'BFS equiv'.D44">
            <calcext:condition calcext:apply-style-name="background green" calcext:value="&lt;100" calcext:base-cell-address="'BFS equiv'.D44"/>
            <calcext:condition calcext:apply-style-name="background red" calcext:value="&gt;100" calcext:base-cell-address="'BFS equiv'.D44"/>
          </calcext:conditional-format>
          <calcext:conditional-format calcext:target-range-address="'BFS equiv'.E44:'BFS equiv'.E44">
            <calcext:condition calcext:apply-style-name="background green" calcext:value="&lt;100" calcext:base-cell-address="'BFS equiv'.E44"/>
            <calcext:condition calcext:apply-style-name="background red" calcext:value="&gt;100" calcext:base-cell-address="'BFS equiv'.E44"/>
          </calcext:conditional-format>
          <calcext:conditional-format calcext:target-range-address="'BFS equiv'.F44:'BFS equiv'.F44">
            <calcext:condition calcext:apply-style-name="background green" calcext:value="&lt;100" calcext:base-cell-address="'BFS equiv'.F44"/>
            <calcext:condition calcext:apply-style-name="background red" calcext:value="&gt;100" calcext:base-cell-address="'BFS equiv'.F44"/>
          </calcext:conditional-format>
          <calcext:conditional-format calcext:target-range-address="'BFS equiv'.G44:'BFS equiv'.G44">
            <calcext:condition calcext:apply-style-name="background green" calcext:value="&lt;100" calcext:base-cell-address="'BFS equiv'.G44"/>
            <calcext:condition calcext:apply-style-name="background red" calcext:value="&gt;100" calcext:base-cell-address="'BFS equiv'.G44"/>
          </calcext:conditional-format>
          <calcext:conditional-format calcext:target-range-address="'BFS equiv'.H44:'BFS equiv'.H44">
            <calcext:condition calcext:apply-style-name="background green" calcext:value="&lt;100" calcext:base-cell-address="'BFS equiv'.H44"/>
            <calcext:condition calcext:apply-style-name="background red" calcext:value="&gt;100" calcext:base-cell-address="'BFS equiv'.H44"/>
          </calcext:conditional-format>
          <calcext:conditional-format calcext:target-range-address="'BFS equiv'.I44:'BFS equiv'.I44">
            <calcext:condition calcext:apply-style-name="background green" calcext:value="&lt;100" calcext:base-cell-address="'BFS equiv'.I44"/>
            <calcext:condition calcext:apply-style-name="background red" calcext:value="&gt;100" calcext:base-cell-address="'BFS equiv'.I44"/>
          </calcext:conditional-format>
          <calcext:conditional-format calcext:target-range-address="'BFS equiv'.B45:'BFS equiv'.B45">
            <calcext:condition calcext:apply-style-name="background green" calcext:value="&lt;100" calcext:base-cell-address="'BFS equiv'.B45"/>
            <calcext:condition calcext:apply-style-name="background red" calcext:value="&gt;100" calcext:base-cell-address="'BFS equiv'.B45"/>
          </calcext:conditional-format>
          <calcext:conditional-format calcext:target-range-address="'BFS equiv'.C45:'BFS equiv'.C45">
            <calcext:condition calcext:apply-style-name="background green" calcext:value="&lt;100" calcext:base-cell-address="'BFS equiv'.C45"/>
            <calcext:condition calcext:apply-style-name="background red" calcext:value="&gt;100" calcext:base-cell-address="'BFS equiv'.C45"/>
          </calcext:conditional-format>
          <calcext:conditional-format calcext:target-range-address="'BFS equiv'.D45:'BFS equiv'.D45">
            <calcext:condition calcext:apply-style-name="background green" calcext:value="&lt;100" calcext:base-cell-address="'BFS equiv'.D45"/>
            <calcext:condition calcext:apply-style-name="background red" calcext:value="&gt;100" calcext:base-cell-address="'BFS equiv'.D45"/>
          </calcext:conditional-format>
          <calcext:conditional-format calcext:target-range-address="'BFS equiv'.E45:'BFS equiv'.E45">
            <calcext:condition calcext:apply-style-name="background green" calcext:value="&lt;100" calcext:base-cell-address="'BFS equiv'.E45"/>
            <calcext:condition calcext:apply-style-name="background red" calcext:value="&gt;100" calcext:base-cell-address="'BFS equiv'.E45"/>
          </calcext:conditional-format>
          <calcext:conditional-format calcext:target-range-address="'BFS equiv'.F45:'BFS equiv'.F45">
            <calcext:condition calcext:apply-style-name="background green" calcext:value="&lt;100" calcext:base-cell-address="'BFS equiv'.F45"/>
            <calcext:condition calcext:apply-style-name="background red" calcext:value="&gt;100" calcext:base-cell-address="'BFS equiv'.F45"/>
          </calcext:conditional-format>
          <calcext:conditional-format calcext:target-range-address="'BFS equiv'.G45:'BFS equiv'.G45">
            <calcext:condition calcext:apply-style-name="background green" calcext:value="&lt;100" calcext:base-cell-address="'BFS equiv'.G45"/>
            <calcext:condition calcext:apply-style-name="background red" calcext:value="&gt;100" calcext:base-cell-address="'BFS equiv'.G45"/>
          </calcext:conditional-format>
          <calcext:conditional-format calcext:target-range-address="'BFS equiv'.H45:'BFS equiv'.H45">
            <calcext:condition calcext:apply-style-name="background green" calcext:value="&lt;100" calcext:base-cell-address="'BFS equiv'.H45"/>
            <calcext:condition calcext:apply-style-name="background red" calcext:value="&gt;100" calcext:base-cell-address="'BFS equiv'.H45"/>
          </calcext:conditional-format>
          <calcext:conditional-format calcext:target-range-address="'BFS equiv'.I45:'BFS equiv'.I45">
            <calcext:condition calcext:apply-style-name="background green" calcext:value="&lt;100" calcext:base-cell-address="'BFS equiv'.I45"/>
            <calcext:condition calcext:apply-style-name="background red" calcext:value="&gt;100" calcext:base-cell-address="'BFS equiv'.I45"/>
          </calcext:conditional-format>
        </calcext:conditional-formats>
      </table:table>
      <table:table table:name="BFS inequiv" table:style-name="ta1">
        <table:table-column table:style-name="co6" table:default-cell-style-name="Default"/>
        <table:table-column table:style-name="co2" table:number-columns-repeated="8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BFS inequiv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filenames</text:p>
          </table:table-cell>
          <table:table-cell table:style-name="Default" office:value-type="string" calcext:value-type="string">
            <text:p>ng</text:p>
          </table:table-cell>
          <table:table-cell table:style-name="Default" office:value-type="string" calcext:value-type="string">
            <text:p>ngi</text:p>
          </table:table-cell>
          <table:table-cell table:style-name="Default" office:value-type="string" calcext:value-type="string">
            <text:p>ngr</text:p>
          </table:table-cell>
          <table:table-cell table:style-name="Default" office:value-type="string" calcext:value-type="string">
            <text:p>ngs</text:p>
          </table:table-cell>
          <table:table-cell table:style-name="Default" office:value-type="string" calcext:value-type="string">
            <text:p>ngri</text:p>
          </table:table-cell>
          <table:table-cell table:style-name="Default" office:value-type="string" calcext:value-type="string">
            <text:p>ngsi</text:p>
          </table:table-cell>
          <table:table-cell table:style-name="Default" office:value-type="string" calcext:value-type="string">
            <text:p>ngsr</text:p>
          </table:table-cell>
          <table:table-cell table:style-name="Default" office:value-type="string" calcext:value-type="string">
            <text:p>ngsri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i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gri</text:p>
          </table:table-cell>
          <table:table-cell office:value-type="string" calcext:value-type="string">
            <text:p>ngsi</text:p>
          </table:table-cell>
          <table:table-cell office:value-type="string" calcext:value-type="string">
            <text:p>ngsr</text:p>
          </table:table-cell>
          <table:table-cell office:value-type="string" calcext:value-type="string">
            <text:p>ngsri</text:p>
          </table:table-cell>
        </table:table-row>
        <table:table-row table:style-name="ro2">
          <table:table-cell office:value-type="string" calcext:value-type="string">
            <text:p>bsearch-ineq-1.bils</text:p>
          </table:table-cell>
          <table:table-cell table:formula="of:=([.L3]/[.$K3])*100" office:value-type="float" office:value="117.647058823529" calcext:value-type="float">
            <text:p>117.65</text:p>
          </table:table-cell>
          <table:table-cell table:formula="of:=([.M3]/[.$K3])*100" office:value-type="float" office:value="94.1176470588235" calcext:value-type="float">
            <text:p>94.12</text:p>
          </table:table-cell>
          <table:table-cell table:formula="of:=([.N3]/[.$K3])*100" office:value-type="float" office:value="100" calcext:value-type="float">
            <text:p>100.00</text:p>
          </table:table-cell>
          <table:table-cell table:formula="of:=([.O3]/[.$K3])*100" office:value-type="float" office:value="94.1176470588235" calcext:value-type="float">
            <text:p>94.12</text:p>
          </table:table-cell>
          <table:table-cell table:formula="of:=([.P3]/[.$K3])*100" office:value-type="float" office:value="117.647058823529" calcext:value-type="float">
            <text:p>117.65</text:p>
          </table:table-cell>
          <table:table-cell table:formula="of:=([.Q3]/[.$K3])*100" office:value-type="float" office:value="123.529411764706" calcext:value-type="float">
            <text:p>123.53</text:p>
          </table:table-cell>
          <table:table-cell table:formula="of:=([.R3]/[.$K3])*100" office:value-type="float" office:value="123.529411764706" calcext:value-type="float">
            <text:p>123.53</text:p>
          </table:table-cell>
          <table:table-cell table:formula="of:=([.S3]/[.$K3])*100" office:value-type="float" office:value="123.529411764706" calcext:value-type="float">
            <text:p>123.53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bsearch-ineq-2.bils</text:p>
          </table:table-cell>
          <table:table-cell table:formula="of:=([.L4]/[.$K4])*100" office:value-type="float" office:value="123.076923076923" calcext:value-type="float">
            <text:p>123.08</text:p>
          </table:table-cell>
          <table:table-cell table:formula="of:=([.M4]/[.$K4])*100" office:value-type="float" office:value="92.3076923076923" calcext:value-type="float">
            <text:p>92.31</text:p>
          </table:table-cell>
          <table:table-cell table:formula="of:=([.N4]/[.$K4])*100" office:value-type="float" office:value="96.1538461538462" calcext:value-type="float">
            <text:p>96.15</text:p>
          </table:table-cell>
          <table:table-cell table:formula="of:=([.O4]/[.$K4])*100" office:value-type="float" office:value="92.3076923076923" calcext:value-type="float">
            <text:p>92.31</text:p>
          </table:table-cell>
          <table:table-cell table:formula="of:=([.P4]/[.$K4])*100" office:value-type="float" office:value="119.230769230769" calcext:value-type="float">
            <text:p>119.23</text:p>
          </table:table-cell>
          <table:table-cell table:formula="of:=([.Q4]/[.$K4])*100" office:value-type="float" office:value="115.384615384615" calcext:value-type="float">
            <text:p>115.38</text:p>
          </table:table-cell>
          <table:table-cell table:formula="of:=([.R4]/[.$K4])*100" office:value-type="float" office:value="115.384615384615" calcext:value-type="float">
            <text:p>115.38</text:p>
          </table:table-cell>
          <table:table-cell table:formula="of:=([.S4]/[.$K4])*100" office:value-type="float" office:value="115.384615384615" calcext:value-type="float">
            <text:p>115.38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1" calcext:value-type="float">
            <text:p>0.031</text:p>
          </table:table-cell>
          <table:table-cell table:number-columns-repeated="3"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bsearch-ineq-3.bils</text:p>
          </table:table-cell>
          <table:table-cell table:formula="of:=([.L5]/[.$K5])*100" office:value-type="float" office:value="137.623762376238" calcext:value-type="float">
            <text:p>137.62</text:p>
          </table:table-cell>
          <table:table-cell table:formula="of:=([.M5]/[.$K5])*100" office:value-type="float" office:value="117.821782178218" calcext:value-type="float">
            <text:p>117.82</text:p>
          </table:table-cell>
          <table:table-cell table:formula="of:=([.N5]/[.$K5])*100" office:value-type="float" office:value="107.920792079208" calcext:value-type="float">
            <text:p>107.92</text:p>
          </table:table-cell>
          <table:table-cell table:formula="of:=([.O5]/[.$K5])*100" office:value-type="float" office:value="102.970297029703" calcext:value-type="float">
            <text:p>102.97</text:p>
          </table:table-cell>
          <table:table-cell table:formula="of:=([.P5]/[.$K5])*100" office:value-type="float" office:value="120.792079207921" calcext:value-type="float">
            <text:p>120.79</text:p>
          </table:table-cell>
          <table:table-cell table:formula="of:=([.Q5]/[.$K5])*100" office:value-type="float" office:value="138.613861386139" calcext:value-type="float">
            <text:p>138.61</text:p>
          </table:table-cell>
          <table:table-cell table:formula="of:=([.R5]/[.$K5])*100" office:value-type="float" office:value="135.643564356436" calcext:value-type="float">
            <text:p>135.64</text:p>
          </table:table-cell>
          <table:table-cell table:formula="of:=([.S5]/[.$K5])*100" office:value-type="float" office:value="136.633663366337" calcext:value-type="float">
            <text:p>136.63</text:p>
          </table:table-cell>
          <table:table-cell/>
          <table:table-cell office:value-type="float" office:value="0.101" calcext:value-type="float">
            <text:p>0.10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2">
          <table:table-cell office:value-type="string" calcext:value-type="string">
            <text:p>bsearch-ineq-4.bils</text:p>
          </table:table-cell>
          <table:table-cell table:formula="of:=([.L6]/[.$K6])*100" office:value-type="float" office:value="111.111111111111" calcext:value-type="float">
            <text:p>111.11</text:p>
          </table:table-cell>
          <table:table-cell table:formula="of:=([.M6]/[.$K6])*100" office:value-type="float" office:value="94.4444444444444" calcext:value-type="float">
            <text:p>94.44</text:p>
          </table:table-cell>
          <table:table-cell table:formula="of:=([.N6]/[.$K6])*100" office:value-type="float" office:value="94.4444444444444" calcext:value-type="float">
            <text:p>94.44</text:p>
          </table:table-cell>
          <table:table-cell table:formula="of:=([.O6]/[.$K6])*100" office:value-type="float" office:value="77.7777777777778" calcext:value-type="float">
            <text:p>77.78</text:p>
          </table:table-cell>
          <table:table-cell table:formula="of:=([.P6]/[.$K6])*100" office:value-type="float" office:value="105.555555555556" calcext:value-type="float">
            <text:p>105.56</text:p>
          </table:table-cell>
          <table:table-cell table:formula="of:=([.Q6]/[.$K6])*100" office:value-type="float" office:value="105.555555555556" calcext:value-type="float">
            <text:p>105.56</text:p>
          </table:table-cell>
          <table:table-cell table:formula="of:=([.R6]/[.$K6])*100" office:value-type="float" office:value="144.444444444444" calcext:value-type="float">
            <text:p>144.44</text:p>
          </table:table-cell>
          <table:table-cell table:formula="of:=([.S6]/[.$K6])*100" office:value-type="float" office:value="116.666666666667" calcext:value-type="float">
            <text:p>116.67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bsearch-ineq-5.bils</text:p>
          </table:table-cell>
          <table:table-cell table:formula="of:=([.L7]/[.$K7])*100" office:value-type="float" office:value="114.285714285714" calcext:value-type="float">
            <text:p>114.29</text:p>
          </table:table-cell>
          <table:table-cell table:formula="of:=([.M7]/[.$K7])*100" office:value-type="float" office:value="96.4285714285714" calcext:value-type="float">
            <text:p>96.43</text:p>
          </table:table-cell>
          <table:table-cell table:formula="of:=([.N7]/[.$K7])*100" office:value-type="float" office:value="117.857142857143" calcext:value-type="float">
            <text:p>117.86</text:p>
          </table:table-cell>
          <table:table-cell table:formula="of:=([.O7]/[.$K7])*100" office:value-type="float" office:value="78.5714285714286" calcext:value-type="float">
            <text:p>78.57</text:p>
          </table:table-cell>
          <table:table-cell table:formula="of:=([.P7]/[.$K7])*100" office:value-type="float" office:value="103.571428571429" calcext:value-type="float">
            <text:p>103.57</text:p>
          </table:table-cell>
          <table:table-cell table:formula="of:=([.Q7]/[.$K7])*100" office:value-type="float" office:value="114.285714285714" calcext:value-type="float">
            <text:p>114.29</text:p>
          </table:table-cell>
          <table:table-cell table:formula="of:=([.R7]/[.$K7])*100" office:value-type="float" office:value="167.857142857143" calcext:value-type="float">
            <text:p>167.86</text:p>
          </table:table-cell>
          <table:table-cell table:formula="of:=([.S7]/[.$K7])*100" office:value-type="float" office:value="125" calcext:value-type="float">
            <text:p>125.00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string" calcext:value-type="string">
            <text:p>call-nested-param.bils</text:p>
          </table:table-cell>
          <table:table-cell table:formula="of:=([.L8]/[.$K8])*100" office:value-type="float" office:value="116.666666666667" calcext:value-type="float">
            <text:p>116.67</text:p>
          </table:table-cell>
          <table:table-cell table:formula="of:=([.M8]/[.$K8])*100" office:value-type="float" office:value="83.3333333333333" calcext:value-type="float">
            <text:p>83.33</text:p>
          </table:table-cell>
          <table:table-cell table:formula="of:=([.N8]/[.$K8])*100" office:value-type="float" office:value="66.6666666666667" calcext:value-type="float">
            <text:p>66.67</text:p>
          </table:table-cell>
          <table:table-cell table:formula="of:=([.O8]/[.$K8])*100" office:value-type="float" office:value="83.3333333333333" calcext:value-type="float">
            <text:p>83.33</text:p>
          </table:table-cell>
          <table:table-cell table:formula="of:=([.P8]/[.$K8])*100" office:value-type="float" office:value="83.3333333333333" calcext:value-type="float">
            <text:p>83.33</text:p>
          </table:table-cell>
          <table:table-cell table:formula="of:=([.Q8]/[.$K8])*100" office:value-type="float" office:value="133.333333333333" calcext:value-type="float">
            <text:p>133.33</text:p>
          </table:table-cell>
          <table:table-cell table:formula="of:=([.R8]/[.$K8])*100" office:value-type="float" office:value="133.333333333333" calcext:value-type="float">
            <text:p>133.33</text:p>
          </table:table-cell>
          <table:table-cell table:formula="of:=([.S8]/[.$K8])*100" office:value-type="float" office:value="100" calcext:value-type="float">
            <text:p>10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cross-reentrancy-param.bils</text:p>
          </table:table-cell>
          <table:table-cell table:formula="of:=([.L9]/[.$K9])*100" office:value-type="float" office:value="116.666666666667" calcext:value-type="float">
            <text:p>116.67</text:p>
          </table:table-cell>
          <table:table-cell table:formula="of:=([.M9]/[.$K9])*100" office:value-type="float" office:value="116.666666666667" calcext:value-type="float">
            <text:p>116.67</text:p>
          </table:table-cell>
          <table:table-cell table:formula="of:=([.N9]/[.$K9])*100" office:value-type="float" office:value="116.666666666667" calcext:value-type="float">
            <text:p>116.67</text:p>
          </table:table-cell>
          <table:table-cell table:formula="of:=([.O9]/[.$K9])*100" office:value-type="float" office:value="83.3333333333333" calcext:value-type="float">
            <text:p>83.33</text:p>
          </table:table-cell>
          <table:table-cell table:formula="of:=([.P9]/[.$K9])*100" office:value-type="float" office:value="100" calcext:value-type="float">
            <text:p>100.00</text:p>
          </table:table-cell>
          <table:table-cell table:formula="of:=([.Q9]/[.$K9])*100" office:value-type="float" office:value="83.3333333333333" calcext:value-type="float">
            <text:p>83.33</text:p>
          </table:table-cell>
          <table:table-cell table:formula="of:=([.R9]/[.$K9])*100" office:value-type="float" office:value="83.3333333333333" calcext:value-type="float">
            <text:p>83.33</text:p>
          </table:table-cell>
          <table:table-cell table:formula="of:=([.S9]/[.$K9])*100" office:value-type="float" office:value="100" calcext:value-type="float">
            <text:p>100.00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cross-reentrancy-param-v2.bils</text:p>
          </table:table-cell>
          <table:table-cell table:formula="of:=([.L10]/[.$K10])*100" office:value-type="float" office:value="133.333333333333" calcext:value-type="float">
            <text:p>133.33</text:p>
          </table:table-cell>
          <table:table-cell table:formula="of:=([.M10]/[.$K10])*100" office:value-type="float" office:value="119.62962962963" calcext:value-type="float">
            <text:p>119.63</text:p>
          </table:table-cell>
          <table:table-cell table:formula="of:=([.N10]/[.$K10])*100" office:value-type="float" office:value="111.111111111111" calcext:value-type="float">
            <text:p>111.11</text:p>
          </table:table-cell>
          <table:table-cell table:formula="of:=([.O10]/[.$K10])*100" office:value-type="float" office:value="26.2962962962963" calcext:value-type="float">
            <text:p>26.30</text:p>
          </table:table-cell>
          <table:table-cell table:formula="of:=([.P10]/[.$K10])*100" office:value-type="float" office:value="126.296296296296" calcext:value-type="float">
            <text:p>126.30</text:p>
          </table:table-cell>
          <table:table-cell table:formula="of:=([.Q10]/[.$K10])*100" office:value-type="float" office:value="28.8888888888889" calcext:value-type="float">
            <text:p>28.89</text:p>
          </table:table-cell>
          <table:table-cell table:formula="of:=([.R10]/[.$K10])*100" office:value-type="float" office:value="34.4444444444444" calcext:value-type="float">
            <text:p>34.44</text:p>
          </table:table-cell>
          <table:table-cell table:formula="of:=([.S10]/[.$K10])*100" office:value-type="float" office:value="30.7407407407407" calcext:value-type="float">
            <text:p>30.7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" calcext:value-type="float">
            <text:p>0.3</text:p>
          </table:table-cell>
          <table:table-cell office:value-type="float" office:value="0.071" calcext:value-type="float">
            <text:p>0.071</text:p>
          </table:table-cell>
          <table:table-cell office:value-type="float" office:value="0.341" calcext:value-type="float">
            <text:p>0.3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2">
          <table:table-cell office:value-type="string" calcext:value-type="string">
            <text:p>cross-reentrancy-param-v3.bils</text:p>
          </table:table-cell>
          <table:table-cell table:formula="of:=([.L11]/[.$K11])*100" office:value-type="float" office:value="128.571428571429" calcext:value-type="float">
            <text:p>128.57</text:p>
          </table:table-cell>
          <table:table-cell table:formula="of:=([.M11]/[.$K11])*100" office:value-type="float" office:value="129.047619047619" calcext:value-type="float">
            <text:p>129.05</text:p>
          </table:table-cell>
          <table:table-cell table:formula="of:=([.N11]/[.$K11])*100" office:value-type="float" office:value="124.285714285714" calcext:value-type="float">
            <text:p>124.29</text:p>
          </table:table-cell>
          <table:table-cell table:formula="of:=([.O11]/[.$K11])*100" office:value-type="float" office:value="26.1904761904762" calcext:value-type="float">
            <text:p>26.19</text:p>
          </table:table-cell>
          <table:table-cell table:formula="of:=([.P11]/[.$K11])*100" office:value-type="float" office:value="133.809523809524" calcext:value-type="float">
            <text:p>133.81</text:p>
          </table:table-cell>
          <table:table-cell table:formula="of:=([.Q11]/[.$K11])*100" office:value-type="float" office:value="31.9047619047619" calcext:value-type="float">
            <text:p>31.90</text:p>
          </table:table-cell>
          <table:table-cell table:formula="of:=([.R11]/[.$K11])*100" office:value-type="float" office:value="40.4761904761905" calcext:value-type="float">
            <text:p>40.48</text:p>
          </table:table-cell>
          <table:table-cell table:formula="of:=([.S11]/[.$K11])*100" office:value-type="float" office:value="32.3809523809524" calcext:value-type="float">
            <text:p>32.38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1" calcext:value-type="float">
            <text:p>0.2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2">
          <table:table-cell office:value-type="string" calcext:value-type="string">
            <text:p>ex1v1-ineq.bils</text:p>
          </table:table-cell>
          <table:table-cell table:formula="of:=([.L12]/[.$K12])*100" office:value-type="float" office:value="100" calcext:value-type="float">
            <text:p>100.00</text:p>
          </table:table-cell>
          <table:table-cell table:formula="of:=([.M12]/[.$K12])*100" office:value-type="float" office:value="100" calcext:value-type="float">
            <text:p>100.00</text:p>
          </table:table-cell>
          <table:table-cell table:formula="of:=([.N12]/[.$K12])*100" office:value-type="float" office:value="85.7142857142857" calcext:value-type="float">
            <text:p>85.71</text:p>
          </table:table-cell>
          <table:table-cell table:formula="of:=([.O12]/[.$K12])*100" office:value-type="float" office:value="57.1428571428571" calcext:value-type="float">
            <text:p>57.14</text:p>
          </table:table-cell>
          <table:table-cell table:formula="of:=([.P12]/[.$K12])*100" office:value-type="float" office:value="100" calcext:value-type="float">
            <text:p>100.00</text:p>
          </table:table-cell>
          <table:table-cell table:formula="of:=([.Q12]/[.$K12])*100" office:value-type="float" office:value="71.4285714285714" calcext:value-type="float">
            <text:p>71.43</text:p>
          </table:table-cell>
          <table:table-cell table:formula="of:=([.R12]/[.$K12])*100" office:value-type="float" office:value="85.7142857142857" calcext:value-type="float">
            <text:p>85.71</text:p>
          </table:table-cell>
          <table:table-cell table:formula="of:=([.S12]/[.$K12])*100" office:value-type="float" office:value="71.4285714285714" calcext:value-type="float">
            <text:p>71.43</text:p>
          </table:table-cell>
          <table:table-cell/>
          <table:table-cell table:number-columns-repeated="3"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ex2v1-e1.bils</text:p>
          </table:table-cell>
          <table:table-cell table:formula="of:=([.L13]/[.$K13])*100" office:value-type="float" office:value="100" calcext:value-type="float">
            <text:p>100.00</text:p>
          </table:table-cell>
          <table:table-cell table:formula="of:=([.M13]/[.$K13])*100" office:value-type="float" office:value="80" calcext:value-type="float">
            <text:p>80.00</text:p>
          </table:table-cell>
          <table:table-cell table:formula="of:=([.N13]/[.$K13])*100" office:value-type="float" office:value="80" calcext:value-type="float">
            <text:p>80.00</text:p>
          </table:table-cell>
          <table:table-cell table:formula="of:=([.O13]/[.$K13])*100" office:value-type="float" office:value="80" calcext:value-type="float">
            <text:p>80.00</text:p>
          </table:table-cell>
          <table:table-cell table:formula="of:=([.P13]/[.$K13])*100" office:value-type="float" office:value="100" calcext:value-type="float">
            <text:p>100.00</text:p>
          </table:table-cell>
          <table:table-cell table:formula="of:=([.Q13]/[.$K13])*100" office:value-type="float" office:value="100" calcext:value-type="float">
            <text:p>100.00</text:p>
          </table:table-cell>
          <table:table-cell table:formula="of:=([.R13]/[.$K13])*100" office:value-type="float" office:value="120" calcext:value-type="float">
            <text:p>120.00</text:p>
          </table:table-cell>
          <table:table-cell table:formula="of:=([.S13]/[.$K13])*100" office:value-type="float" office:value="140" calcext:value-type="float">
            <text:p>140.00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table:number-columns-repeated="3"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2v1-e2.bils</text:p>
          </table:table-cell>
          <table:table-cell table:formula="of:=([.L14]/[.$K14])*100" office:value-type="float" office:value="150" calcext:value-type="float">
            <text:p>150.00</text:p>
          </table:table-cell>
          <table:table-cell table:formula="of:=([.M14]/[.$K14])*100" office:value-type="float" office:value="175" calcext:value-type="float">
            <text:p>175.00</text:p>
          </table:table-cell>
          <table:table-cell table:formula="of:=([.N14]/[.$K14])*100" office:value-type="float" office:value="125" calcext:value-type="float">
            <text:p>125.00</text:p>
          </table:table-cell>
          <table:table-cell table:formula="of:=([.O14]/[.$K14])*100" office:value-type="float" office:value="100" calcext:value-type="float">
            <text:p>100.00</text:p>
          </table:table-cell>
          <table:table-cell table:formula="of:=([.P14]/[.$K14])*100" office:value-type="float" office:value="150" calcext:value-type="float">
            <text:p>150.00</text:p>
          </table:table-cell>
          <table:table-cell table:formula="of:=([.Q14]/[.$K14])*100" office:value-type="float" office:value="125" calcext:value-type="float">
            <text:p>125.00</text:p>
          </table:table-cell>
          <table:table-cell table:formula="of:=([.R14]/[.$K14])*100" office:value-type="float" office:value="175" calcext:value-type="float">
            <text:p>175.00</text:p>
          </table:table-cell>
          <table:table-cell table:formula="of:=([.S14]/[.$K14])*100" office:value-type="float" office:value="150" calcext:value-type="float">
            <text:p>150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x2v2-e1.bils</text:p>
          </table:table-cell>
          <table:table-cell table:formula="of:=([.L15]/[.$K15])*100" office:value-type="float" office:value="83.3333333333333" calcext:value-type="float">
            <text:p>83.33</text:p>
          </table:table-cell>
          <table:table-cell table:formula="of:=([.M15]/[.$K15])*100" office:value-type="float" office:value="83.3333333333333" calcext:value-type="float">
            <text:p>83.33</text:p>
          </table:table-cell>
          <table:table-cell table:formula="of:=([.N15]/[.$K15])*100" office:value-type="float" office:value="83.3333333333333" calcext:value-type="float">
            <text:p>83.33</text:p>
          </table:table-cell>
          <table:table-cell table:formula="of:=([.O15]/[.$K15])*100" office:value-type="float" office:value="100" calcext:value-type="float">
            <text:p>100.00</text:p>
          </table:table-cell>
          <table:table-cell table:formula="of:=([.P15]/[.$K15])*100" office:value-type="float" office:value="66.6666666666667" calcext:value-type="float">
            <text:p>66.67</text:p>
          </table:table-cell>
          <table:table-cell table:formula="of:=([.Q15]/[.$K15])*100" office:value-type="float" office:value="83.3333333333333" calcext:value-type="float">
            <text:p>83.33</text:p>
          </table:table-cell>
          <table:table-cell table:formula="of:=([.R15]/[.$K15])*100" office:value-type="float" office:value="100" calcext:value-type="float">
            <text:p>100.00</text:p>
          </table:table-cell>
          <table:table-cell table:formula="of:=([.S15]/[.$K15])*100" office:value-type="float" office:value="133.333333333333" calcext:value-type="float">
            <text:p>133.33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ex2v2-e2.bils</text:p>
          </table:table-cell>
          <table:table-cell table:formula="of:=([.L16]/[.$K16])*100" office:value-type="float" office:value="100" calcext:value-type="float">
            <text:p>100.00</text:p>
          </table:table-cell>
          <table:table-cell table:formula="of:=([.M16]/[.$K16])*100" office:value-type="float" office:value="160" calcext:value-type="float">
            <text:p>160.00</text:p>
          </table:table-cell>
          <table:table-cell table:formula="of:=([.N16]/[.$K16])*100" office:value-type="float" office:value="120" calcext:value-type="float">
            <text:p>120.00</text:p>
          </table:table-cell>
          <table:table-cell table:formula="of:=([.O16]/[.$K16])*100" office:value-type="float" office:value="100" calcext:value-type="float">
            <text:p>100.00</text:p>
          </table:table-cell>
          <table:table-cell table:formula="of:=([.P16]/[.$K16])*100" office:value-type="float" office:value="120" calcext:value-type="float">
            <text:p>120.00</text:p>
          </table:table-cell>
          <table:table-cell table:formula="of:=([.Q16]/[.$K16])*100" office:value-type="float" office:value="100" calcext:value-type="float">
            <text:p>100.00</text:p>
          </table:table-cell>
          <table:table-cell table:formula="of:=([.R16]/[.$K16])*100" office:value-type="float" office:value="160" calcext:value-type="float">
            <text:p>160.00</text:p>
          </table:table-cell>
          <table:table-cell table:formula="of:=([.S16]/[.$K16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ex3.4-e.bils</text:p>
          </table:table-cell>
          <table:table-cell table:formula="of:=([.L17]/[.$K17])*100" office:value-type="float" office:value="71.4285714285714" calcext:value-type="float">
            <text:p>71.43</text:p>
          </table:table-cell>
          <table:table-cell table:formula="of:=([.M17]/[.$K17])*100" office:value-type="float" office:value="71.4285714285714" calcext:value-type="float">
            <text:p>71.43</text:p>
          </table:table-cell>
          <table:table-cell table:formula="of:=([.N17]/[.$K17])*100" office:value-type="float" office:value="71.4285714285714" calcext:value-type="float">
            <text:p>71.43</text:p>
          </table:table-cell>
          <table:table-cell table:formula="of:=([.O17]/[.$K17])*100" office:value-type="float" office:value="85.7142857142857" calcext:value-type="float">
            <text:p>85.71</text:p>
          </table:table-cell>
          <table:table-cell table:formula="of:=([.P17]/[.$K17])*100" office:value-type="float" office:value="85.7142857142857" calcext:value-type="float">
            <text:p>85.71</text:p>
          </table:table-cell>
          <table:table-cell table:formula="of:=([.Q17]/[.$K17])*100" office:value-type="float" office:value="100" calcext:value-type="float">
            <text:p>100.00</text:p>
          </table:table-cell>
          <table:table-cell table:formula="of:=([.R17]/[.$K17])*100" office:value-type="float" office:value="85.7142857142857" calcext:value-type="float">
            <text:p>85.71</text:p>
          </table:table-cell>
          <table:table-cell table:formula="of:=([.S17]/[.$K17])*100" office:value-type="float" office:value="85.7142857142857" calcext:value-type="float">
            <text:p>85.71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3"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x3.5-e.bils</text:p>
          </table:table-cell>
          <table:table-cell table:formula="of:=([.L18]/[.$K18])*100" office:value-type="float" office:value="175" calcext:value-type="float">
            <text:p>175.00</text:p>
          </table:table-cell>
          <table:table-cell table:formula="of:=([.M18]/[.$K18])*100" office:value-type="float" office:value="150" calcext:value-type="float">
            <text:p>150.00</text:p>
          </table:table-cell>
          <table:table-cell table:formula="of:=([.N18]/[.$K18])*100" office:value-type="float" office:value="100" calcext:value-type="float">
            <text:p>100.00</text:p>
          </table:table-cell>
          <table:table-cell table:formula="of:=([.O18]/[.$K18])*100" office:value-type="float" office:value="100" calcext:value-type="float">
            <text:p>100.00</text:p>
          </table:table-cell>
          <table:table-cell table:formula="of:=([.P18]/[.$K18])*100" office:value-type="float" office:value="100" calcext:value-type="float">
            <text:p>100.00</text:p>
          </table:table-cell>
          <table:table-cell table:formula="of:=([.Q18]/[.$K18])*100" office:value-type="float" office:value="125" calcext:value-type="float">
            <text:p>125.00</text:p>
          </table:table-cell>
          <table:table-cell table:formula="of:=([.R18]/[.$K18])*100" office:value-type="float" office:value="175" calcext:value-type="float">
            <text:p>175.00</text:p>
          </table:table-cell>
          <table:table-cell table:formula="of:=([.S18]/[.$K18])*100" office:value-type="float" office:value="125" calcext:value-type="float">
            <text:p>125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ex4v1-ineq.bils</text:p>
          </table:table-cell>
          <table:table-cell table:formula="of:=([.L19]/[.$K19])*100" office:value-type="float" office:value="150" calcext:value-type="float">
            <text:p>150.00</text:p>
          </table:table-cell>
          <table:table-cell table:formula="of:=([.M19]/[.$K19])*100" office:value-type="float" office:value="150" calcext:value-type="float">
            <text:p>150.00</text:p>
          </table:table-cell>
          <table:table-cell table:formula="of:=([.N19]/[.$K19])*100" office:value-type="float" office:value="175" calcext:value-type="float">
            <text:p>175.00</text:p>
          </table:table-cell>
          <table:table-cell table:formula="of:=([.O19]/[.$K19])*100" office:value-type="float" office:value="125" calcext:value-type="float">
            <text:p>125.00</text:p>
          </table:table-cell>
          <table:table-cell table:formula="of:=([.P19]/[.$K19])*100" office:value-type="float" office:value="150" calcext:value-type="float">
            <text:p>150.00</text:p>
          </table:table-cell>
          <table:table-cell table:formula="of:=([.Q19]/[.$K19])*100" office:value-type="float" office:value="200" calcext:value-type="float">
            <text:p>200.00</text:p>
          </table:table-cell>
          <table:table-cell table:formula="of:=([.R19]/[.$K19])*100" office:value-type="float" office:value="150" calcext:value-type="float">
            <text:p>150.00</text:p>
          </table:table-cell>
          <table:table-cell table:formula="of:=([.S19]/[.$K19])*100" office:value-type="float" office:value="150" calcext:value-type="float">
            <text:p>150.00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x4v2-ineq.bils</text:p>
          </table:table-cell>
          <table:table-cell table:formula="of:=([.L20]/[.$K20])*100" office:value-type="float" office:value="166.666666666667" calcext:value-type="float">
            <text:p>166.67</text:p>
          </table:table-cell>
          <table:table-cell table:formula="of:=([.M20]/[.$K20])*100" office:value-type="float" office:value="122.222222222222" calcext:value-type="float">
            <text:p>122.22</text:p>
          </table:table-cell>
          <table:table-cell table:formula="of:=([.N20]/[.$K20])*100" office:value-type="float" office:value="111.111111111111" calcext:value-type="float">
            <text:p>111.11</text:p>
          </table:table-cell>
          <table:table-cell table:formula="of:=([.O20]/[.$K20])*100" office:value-type="float" office:value="111.111111111111" calcext:value-type="float">
            <text:p>111.11</text:p>
          </table:table-cell>
          <table:table-cell table:formula="of:=([.P20]/[.$K20])*100" office:value-type="float" office:value="133.333333333333" calcext:value-type="float">
            <text:p>133.33</text:p>
          </table:table-cell>
          <table:table-cell table:formula="of:=([.Q20]/[.$K20])*100" office:value-type="float" office:value="144.444444444444" calcext:value-type="float">
            <text:p>144.44</text:p>
          </table:table-cell>
          <table:table-cell table:formula="of:=([.R20]/[.$K20])*100" office:value-type="float" office:value="122.222222222222" calcext:value-type="float">
            <text:p>122.22</text:p>
          </table:table-cell>
          <table:table-cell table:formula="of:=([.S20]/[.$K20])*100" office:value-type="float" office:value="111.111111111111" calcext:value-type="float">
            <text:p>111.11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ex4v3-ineq.bils</text:p>
          </table:table-cell>
          <table:table-cell table:formula="of:=([.L21]/[.$K21])*100" office:value-type="float" office:value="158.823529411765" calcext:value-type="float">
            <text:p>158.82</text:p>
          </table:table-cell>
          <table:table-cell table:formula="of:=([.M21]/[.$K21])*100" office:value-type="float" office:value="117.647058823529" calcext:value-type="float">
            <text:p>117.65</text:p>
          </table:table-cell>
          <table:table-cell table:formula="of:=([.N21]/[.$K21])*100" office:value-type="float" office:value="88.2352941176471" calcext:value-type="float">
            <text:p>88.24</text:p>
          </table:table-cell>
          <table:table-cell table:formula="of:=([.O21]/[.$K21])*100" office:value-type="float" office:value="105.882352941176" calcext:value-type="float">
            <text:p>105.88</text:p>
          </table:table-cell>
          <table:table-cell table:formula="of:=([.P21]/[.$K21])*100" office:value-type="float" office:value="88.2352941176471" calcext:value-type="float">
            <text:p>88.24</text:p>
          </table:table-cell>
          <table:table-cell table:formula="of:=([.Q21]/[.$K21])*100" office:value-type="float" office:value="141.176470588235" calcext:value-type="float">
            <text:p>141.18</text:p>
          </table:table-cell>
          <table:table-cell table:formula="of:=([.R21]/[.$K21])*100" office:value-type="float" office:value="147.058823529412" calcext:value-type="float">
            <text:p>147.06</text:p>
          </table:table-cell>
          <table:table-cell table:formula="of:=([.S21]/[.$K21])*100" office:value-type="float" office:value="100" calcext:value-type="float">
            <text:p>100.00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string" calcext:value-type="string">
            <text:p>ex4v4-ineq.bils</text:p>
          </table:table-cell>
          <table:table-cell table:formula="of:=([.L22]/[.$K22])*100" office:value-type="float" office:value="183.333333333333" calcext:value-type="float">
            <text:p>183.33</text:p>
          </table:table-cell>
          <table:table-cell table:formula="of:=([.M22]/[.$K22])*100" office:value-type="float" office:value="116.666666666667" calcext:value-type="float">
            <text:p>116.67</text:p>
          </table:table-cell>
          <table:table-cell table:formula="of:=([.N22]/[.$K22])*100" office:value-type="float" office:value="66.6666666666667" calcext:value-type="float">
            <text:p>66.67</text:p>
          </table:table-cell>
          <table:table-cell table:formula="of:=([.O22]/[.$K22])*100" office:value-type="float" office:value="111.111111111111" calcext:value-type="float">
            <text:p>111.11</text:p>
          </table:table-cell>
          <table:table-cell table:formula="of:=([.P22]/[.$K22])*100" office:value-type="float" office:value="105.555555555556" calcext:value-type="float">
            <text:p>105.56</text:p>
          </table:table-cell>
          <table:table-cell table:formula="of:=([.Q22]/[.$K22])*100" office:value-type="float" office:value="144.444444444444" calcext:value-type="float">
            <text:p>144.44</text:p>
          </table:table-cell>
          <table:table-cell table:formula="of:=([.R22]/[.$K22])*100" office:value-type="float" office:value="105.555555555556" calcext:value-type="float">
            <text:p>105.56</text:p>
          </table:table-cell>
          <table:table-cell table:formula="of:=([.S22]/[.$K22])*100" office:value-type="float" office:value="116.666666666667" calcext:value-type="float">
            <text:p>116.67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2">
          <table:table-cell office:value-type="string" calcext:value-type="string">
            <text:p>ex4v5-ineq.bils</text:p>
          </table:table-cell>
          <table:table-cell table:formula="of:=([.L23]/[.$K23])*100" office:value-type="float" office:value="126.086956521739" calcext:value-type="float">
            <text:p>126.09</text:p>
          </table:table-cell>
          <table:table-cell table:formula="of:=([.M23]/[.$K23])*100" office:value-type="float" office:value="110.869565217391" calcext:value-type="float">
            <text:p>110.87</text:p>
          </table:table-cell>
          <table:table-cell table:formula="of:=([.N23]/[.$K23])*100" office:value-type="float" office:value="54.3478260869565" calcext:value-type="float">
            <text:p>54.35</text:p>
          </table:table-cell>
          <table:table-cell table:formula="of:=([.O23]/[.$K23])*100" office:value-type="float" office:value="102.173913043478" calcext:value-type="float">
            <text:p>102.17</text:p>
          </table:table-cell>
          <table:table-cell table:formula="of:=([.P23]/[.$K23])*100" office:value-type="float" office:value="60.8695652173913" calcext:value-type="float">
            <text:p>60.87</text:p>
          </table:table-cell>
          <table:table-cell table:formula="of:=([.Q23]/[.$K23])*100" office:value-type="float" office:value="150" calcext:value-type="float">
            <text:p>150.00</text:p>
          </table:table-cell>
          <table:table-cell table:formula="of:=([.R23]/[.$K23])*100" office:value-type="float" office:value="86.9565217391304" calcext:value-type="float">
            <text:p>86.96</text:p>
          </table:table-cell>
          <table:table-cell table:formula="of:=([.S23]/[.$K23])*100" office:value-type="float" office:value="78.2608695652174" calcext:value-type="float">
            <text:p>78.26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" calcext:value-type="float">
            <text:p>0.0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string" calcext:value-type="string">
            <text:p>holik-file-lock-param-e.bils</text:p>
          </table:table-cell>
          <table:table-cell table:formula="of:=([.L24]/[.$K24])*100" office:value-type="float" office:value="88.8888888888889" calcext:value-type="float">
            <text:p>88.89</text:p>
          </table:table-cell>
          <table:table-cell table:formula="of:=([.M24]/[.$K24])*100" office:value-type="float" office:value="66.6666666666667" calcext:value-type="float">
            <text:p>66.67</text:p>
          </table:table-cell>
          <table:table-cell table:formula="of:=([.N24]/[.$K24])*100" office:value-type="float" office:value="88.8888888888889" calcext:value-type="float">
            <text:p>88.89</text:p>
          </table:table-cell>
          <table:table-cell table:formula="of:=([.O24]/[.$K24])*100" office:value-type="float" office:value="77.7777777777778" calcext:value-type="float">
            <text:p>77.78</text:p>
          </table:table-cell>
          <table:table-cell table:formula="of:=([.P24]/[.$K24])*100" office:value-type="float" office:value="77.7777777777778" calcext:value-type="float">
            <text:p>77.78</text:p>
          </table:table-cell>
          <table:table-cell table:formula="of:=([.Q24]/[.$K24])*100" office:value-type="float" office:value="133.333333333333" calcext:value-type="float">
            <text:p>133.33</text:p>
          </table:table-cell>
          <table:table-cell table:formula="of:=([.R24]/[.$K24])*100" office:value-type="float" office:value="111.111111111111" calcext:value-type="float">
            <text:p>111.11</text:p>
          </table:table-cell>
          <table:table-cell table:formula="of:=([.S24]/[.$K24])*100" office:value-type="float" office:value="122.222222222222" calcext:value-type="float">
            <text:p>122.22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holik-file-lock-param-e-large.bils</text:p>
          </table:table-cell>
          <table:table-cell table:formula="of:=([.L25]/[.$K25])*100" office:value-type="float" office:value="133.333333333333" calcext:value-type="float">
            <text:p>133.33</text:p>
          </table:table-cell>
          <table:table-cell table:formula="of:=([.M25]/[.$K25])*100" office:value-type="float" office:value="166.666666666667" calcext:value-type="float">
            <text:p>166.67</text:p>
          </table:table-cell>
          <table:table-cell table:formula="of:=([.N25]/[.$K25])*100" office:value-type="float" office:value="100" calcext:value-type="float">
            <text:p>100.00</text:p>
          </table:table-cell>
          <table:table-cell table:formula="of:=([.O25]/[.$K25])*100" office:value-type="float" office:value="133.333333333333" calcext:value-type="float">
            <text:p>133.33</text:p>
          </table:table-cell>
          <table:table-cell table:formula="of:=([.P25]/[.$K25])*100" office:value-type="float" office:value="166.666666666667" calcext:value-type="float">
            <text:p>166.67</text:p>
          </table:table-cell>
          <table:table-cell table:formula="of:=([.Q25]/[.$K25])*100" office:value-type="float" office:value="133.333333333333" calcext:value-type="float">
            <text:p>133.33</text:p>
          </table:table-cell>
          <table:table-cell table:formula="of:=([.R25]/[.$K25])*100" office:value-type="float" office:value="166.666666666667" calcext:value-type="float">
            <text:p>166.67</text:p>
          </table:table-cell>
          <table:table-cell table:formula="of:=([.S25]/[.$K25])*100" office:value-type="float" office:value="166.666666666667" calcext:value-type="float">
            <text:p>166.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holik-flat-combiner-e.bils</text:p>
          </table:table-cell>
          <table:table-cell table:formula="of:=([.L26]/[.$K26])*100" office:value-type="float" office:value="116.949152542373" calcext:value-type="float">
            <text:p>116.95</text:p>
          </table:table-cell>
          <table:table-cell table:formula="of:=([.M26]/[.$K26])*100" office:value-type="float" office:value="100" calcext:value-type="float">
            <text:p>100.00</text:p>
          </table:table-cell>
          <table:table-cell table:formula="of:=([.N26]/[.$K26])*100" office:value-type="float" office:value="96.6101694915254" calcext:value-type="float">
            <text:p>96.61</text:p>
          </table:table-cell>
          <table:table-cell table:formula="of:=([.O26]/[.$K26])*100" office:value-type="float" office:value="125.423728813559" calcext:value-type="float">
            <text:p>125.42</text:p>
          </table:table-cell>
          <table:table-cell table:formula="of:=([.P26]/[.$K26])*100" office:value-type="float" office:value="127.118644067797" calcext:value-type="float">
            <text:p>127.12</text:p>
          </table:table-cell>
          <table:table-cell table:formula="of:=([.Q26]/[.$K26])*100" office:value-type="float" office:value="152.542372881356" calcext:value-type="float">
            <text:p>152.54</text:p>
          </table:table-cell>
          <table:table-cell table:formula="of:=([.R26]/[.$K26])*100" office:value-type="float" office:value="174.576271186441" calcext:value-type="float">
            <text:p>174.58</text:p>
          </table:table-cell>
          <table:table-cell table:formula="of:=([.S26]/[.$K26])*100" office:value-type="float" office:value="147.457627118644" calcext:value-type="float">
            <text:p>147.46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2">
          <table:table-cell office:value-type="string" calcext:value-type="string">
            <text:p>holik-flat-combiner-v2-e.bils</text:p>
          </table:table-cell>
          <table:table-cell table:formula="of:=([.L27]/[.$K27])*100" office:value-type="float" office:value="46.4454976303318" calcext:value-type="float">
            <text:p>46.45</text:p>
          </table:table-cell>
          <table:table-cell table:formula="of:=([.M27]/[.$K27])*100" office:value-type="float" office:value="42.0221169036335" calcext:value-type="float">
            <text:p>42.02</text:p>
          </table:table-cell>
          <table:table-cell table:formula="of:=([.N27]/[.$K27])*100" office:value-type="float" office:value="40.9162717219589" calcext:value-type="float">
            <text:p>40.92</text:p>
          </table:table-cell>
          <table:table-cell table:formula="of:=([.O27]/[.$K27])*100" office:value-type="float" office:value="10.0789889415482" calcext:value-type="float">
            <text:p>10.08</text:p>
          </table:table-cell>
          <table:table-cell table:formula="of:=([.P27]/[.$K27])*100" office:value-type="float" office:value="45.9399684044234" calcext:value-type="float">
            <text:p>45.94</text:p>
          </table:table-cell>
          <table:table-cell table:formula="of:=([.Q27]/[.$K27])*100" office:value-type="float" office:value="11.5323854660348" calcext:value-type="float">
            <text:p>11.53</text:p>
          </table:table-cell>
          <table:table-cell table:formula="of:=([.R27]/[.$K27])*100" office:value-type="float" office:value="12.827804107425" calcext:value-type="float">
            <text:p>12.83</text:p>
          </table:table-cell>
          <table:table-cell table:formula="of:=([.S27]/[.$K27])*100" office:value-type="float" office:value="9.2259083728278" calcext:value-type="float">
            <text:p>9.23</text:p>
          </table:table-cell>
          <table:table-cell/>
          <table:table-cell office:value-type="float" office:value="3.165" calcext:value-type="float">
            <text:p>3.165</text:p>
          </table:table-cell>
          <table:table-cell office:value-type="float" office:value="1.47" calcext:value-type="float">
            <text:p>1.47</text:p>
          </table:table-cell>
          <table:table-cell office:value-type="float" office:value="1.33" calcext:value-type="float">
            <text:p>1.33</text:p>
          </table:table-cell>
          <table:table-cell office:value-type="float" office:value="1.295" calcext:value-type="float">
            <text:p>1.295</text:p>
          </table:table-cell>
          <table:table-cell office:value-type="float" office:value="0.319" calcext:value-type="float">
            <text:p>0.319</text:p>
          </table:table-cell>
          <table:table-cell office:value-type="float" office:value="1.454" calcext:value-type="float">
            <text:p>1.45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6" calcext:value-type="float">
            <text:p>0.406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2">
          <table:table-cell office:value-type="string" calcext:value-type="string">
            <text:p>holik-flat-combiner-v4-e.bils</text:p>
          </table:table-cell>
          <table:table-cell table:formula="of:=([.L28]/[.$K28])*100" office:value-type="float" office:value="47.1060171919771" calcext:value-type="float">
            <text:p>47.11</text:p>
          </table:table-cell>
          <table:table-cell table:formula="of:=([.M28]/[.$K28])*100" office:value-type="float" office:value="40.5730659025788" calcext:value-type="float">
            <text:p>40.57</text:p>
          </table:table-cell>
          <table:table-cell table:formula="of:=([.N28]/[.$K28])*100" office:value-type="float" office:value="43.3810888252149" calcext:value-type="float">
            <text:p>43.38</text:p>
          </table:table-cell>
          <table:table-cell table:formula="of:=([.O28]/[.$K28])*100" office:value-type="float" office:value="9.5702005730659" calcext:value-type="float">
            <text:p>9.57</text:p>
          </table:table-cell>
          <table:table-cell table:formula="of:=([.P28]/[.$K28])*100" office:value-type="float" office:value="47.9656160458453" calcext:value-type="float">
            <text:p>47.97</text:p>
          </table:table-cell>
          <table:table-cell table:formula="of:=([.Q28]/[.$K28])*100" office:value-type="float" office:value="12.4928366762178" calcext:value-type="float">
            <text:p>12.49</text:p>
          </table:table-cell>
          <table:table-cell table:formula="of:=([.R28]/[.$K28])*100" office:value-type="float" office:value="14.4985673352436" calcext:value-type="float">
            <text:p>14.50</text:p>
          </table:table-cell>
          <table:table-cell table:formula="of:=([.S28]/[.$K28])*100" office:value-type="float" office:value="11.1174785100287" calcext:value-type="float">
            <text:p>11.12</text:p>
          </table:table-cell>
          <table:table-cell/>
          <table:table-cell office:value-type="float" office:value="1.745" calcext:value-type="float">
            <text:p>1.745</text:p>
          </table:table-cell>
          <table:table-cell office:value-type="float" office:value="0.822" calcext:value-type="float">
            <text:p>0.82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7" calcext:value-type="float">
            <text:p>0.757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7" calcext:value-type="float">
            <text:p>0.83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3" calcext:value-type="float">
            <text:p>0.253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2">
          <table:table-cell office:value-type="string" calcext:value-type="string">
            <text:p>holik-reentrancy-e2.bils</text:p>
          </table:table-cell>
          <table:table-cell table:formula="of:=([.L29]/[.$K29])*100" office:value-type="float" office:value="100" calcext:value-type="float">
            <text:p>100.00</text:p>
          </table:table-cell>
          <table:table-cell table:formula="of:=([.M29]/[.$K29])*100" office:value-type="float" office:value="83.3333333333333" calcext:value-type="float">
            <text:p>83.33</text:p>
          </table:table-cell>
          <table:table-cell table:formula="of:=([.N29]/[.$K29])*100" office:value-type="float" office:value="83.3333333333333" calcext:value-type="float">
            <text:p>83.33</text:p>
          </table:table-cell>
          <table:table-cell table:formula="of:=([.O29]/[.$K29])*100" office:value-type="float" office:value="83.3333333333333" calcext:value-type="float">
            <text:p>83.33</text:p>
          </table:table-cell>
          <table:table-cell table:formula="of:=([.P29]/[.$K29])*100" office:value-type="float" office:value="133.333333333333" calcext:value-type="float">
            <text:p>133.33</text:p>
          </table:table-cell>
          <table:table-cell table:formula="of:=([.Q29]/[.$K29])*100" office:value-type="float" office:value="116.666666666667" calcext:value-type="float">
            <text:p>116.67</text:p>
          </table:table-cell>
          <table:table-cell table:formula="of:=([.R29]/[.$K29])*100" office:value-type="float" office:value="150" calcext:value-type="float">
            <text:p>150.00</text:p>
          </table:table-cell>
          <table:table-cell table:formula="of:=([.S29]/[.$K29])*100" office:value-type="float" office:value="116.666666666667" calcext:value-type="float">
            <text:p>116.67</text:p>
          </table:table-cell>
          <table:table-cell/>
          <table:table-cell table:number-columns-repeated="2" office:value-type="float" office:value="0.006" calcext:value-type="float">
            <text:p>0.006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holik-reentrancy-e3.bils</text:p>
          </table:table-cell>
          <table:table-cell table:formula="of:=([.L30]/[.$K30])*100" office:value-type="float" office:value="100" calcext:value-type="float">
            <text:p>100.00</text:p>
          </table:table-cell>
          <table:table-cell table:formula="of:=([.M30]/[.$K30])*100" office:value-type="float" office:value="100" calcext:value-type="float">
            <text:p>100.00</text:p>
          </table:table-cell>
          <table:table-cell table:formula="of:=([.N30]/[.$K30])*100" office:value-type="float" office:value="128.571428571429" calcext:value-type="float">
            <text:p>128.57</text:p>
          </table:table-cell>
          <table:table-cell table:formula="of:=([.O30]/[.$K30])*100" office:value-type="float" office:value="85.7142857142857" calcext:value-type="float">
            <text:p>85.71</text:p>
          </table:table-cell>
          <table:table-cell table:formula="of:=([.P30]/[.$K30])*100" office:value-type="float" office:value="114.285714285714" calcext:value-type="float">
            <text:p>114.29</text:p>
          </table:table-cell>
          <table:table-cell table:formula="of:=([.Q30]/[.$K30])*100" office:value-type="float" office:value="85.7142857142857" calcext:value-type="float">
            <text:p>85.71</text:p>
          </table:table-cell>
          <table:table-cell table:formula="of:=([.R30]/[.$K30])*100" office:value-type="float" office:value="114.285714285714" calcext:value-type="float">
            <text:p>114.29</text:p>
          </table:table-cell>
          <table:table-cell table:formula="of:=([.S30]/[.$K30])*100" office:value-type="float" office:value="128.571428571429" calcext:value-type="float">
            <text:p>128.57</text:p>
          </table:table-cell>
          <table:table-cell/>
          <table:table-cell table:number-columns-repeated="3"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holik-reentrancy-e.bils</text:p>
          </table:table-cell>
          <table:table-cell table:formula="of:=([.L31]/[.$K31])*100" office:value-type="float" office:value="160" calcext:value-type="float">
            <text:p>160.00</text:p>
          </table:table-cell>
          <table:table-cell table:formula="of:=([.M31]/[.$K31])*100" office:value-type="float" office:value="80" calcext:value-type="float">
            <text:p>80.00</text:p>
          </table:table-cell>
          <table:table-cell table:formula="of:=([.N31]/[.$K31])*100" office:value-type="float" office:value="80" calcext:value-type="float">
            <text:p>80.00</text:p>
          </table:table-cell>
          <table:table-cell table:formula="of:=([.O31]/[.$K31])*100" office:value-type="float" office:value="80" calcext:value-type="float">
            <text:p>80.00</text:p>
          </table:table-cell>
          <table:table-cell table:formula="of:=([.P31]/[.$K31])*100" office:value-type="float" office:value="120" calcext:value-type="float">
            <text:p>120.00</text:p>
          </table:table-cell>
          <table:table-cell table:formula="of:=([.Q31]/[.$K31])*100" office:value-type="float" office:value="120" calcext:value-type="float">
            <text:p>120.00</text:p>
          </table:table-cell>
          <table:table-cell table:formula="of:=([.R31]/[.$K31])*100" office:value-type="float" office:value="120" calcext:value-type="float">
            <text:p>120.00</text:p>
          </table:table-cell>
          <table:table-cell table:formula="of:=([.S31]/[.$K31])*100" office:value-type="float" office:value="120" calcext:value-type="float">
            <text:p>12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04" calcext:value-type="float">
            <text:p>0.004</text:p>
          </table:table-cell>
          <table:table-cell table:number-columns-repeated="4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holik-reentrancy-ev2.bils</text:p>
          </table:table-cell>
          <table:table-cell table:formula="of:=([.L32]/[.$K32])*100" office:value-type="float" office:value="128.571428571429" calcext:value-type="float">
            <text:p>128.57</text:p>
          </table:table-cell>
          <table:table-cell table:formula="of:=([.M32]/[.$K32])*100" office:value-type="float" office:value="104.761904761905" calcext:value-type="float">
            <text:p>104.76</text:p>
          </table:table-cell>
          <table:table-cell table:formula="of:=([.N32]/[.$K32])*100" office:value-type="float" office:value="114.285714285714" calcext:value-type="float">
            <text:p>114.29</text:p>
          </table:table-cell>
          <table:table-cell table:formula="of:=([.O32]/[.$K32])*100" office:value-type="float" office:value="95.2380952380952" calcext:value-type="float">
            <text:p>95.24</text:p>
          </table:table-cell>
          <table:table-cell table:formula="of:=([.P32]/[.$K32])*100" office:value-type="float" office:value="157.142857142857" calcext:value-type="float">
            <text:p>157.14</text:p>
          </table:table-cell>
          <table:table-cell table:formula="of:=([.Q32]/[.$K32])*100" office:value-type="float" office:value="109.52380952381" calcext:value-type="float">
            <text:p>109.52</text:p>
          </table:table-cell>
          <table:table-cell table:formula="of:=([.R32]/[.$K32])*100" office:value-type="float" office:value="142.857142857143" calcext:value-type="float">
            <text:p>142.86</text:p>
          </table:table-cell>
          <table:table-cell table:formula="of:=([.S32]/[.$K32])*100" office:value-type="float" office:value="114.285714285714" calcext:value-type="float">
            <text:p>114.29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string" calcext:value-type="string">
            <text:p>holik-reentrancy-ev.bils</text:p>
          </table:table-cell>
          <table:table-cell table:formula="of:=([.L33]/[.$K33])*100" office:value-type="float" office:value="113.636363636364" calcext:value-type="float">
            <text:p>113.64</text:p>
          </table:table-cell>
          <table:table-cell table:formula="of:=([.M33]/[.$K33])*100" office:value-type="float" office:value="90.9090909090909" calcext:value-type="float">
            <text:p>90.91</text:p>
          </table:table-cell>
          <table:table-cell table:formula="of:=([.N33]/[.$K33])*100" office:value-type="float" office:value="86.3636363636364" calcext:value-type="float">
            <text:p>86.36</text:p>
          </table:table-cell>
          <table:table-cell table:formula="of:=([.O33]/[.$K33])*100" office:value-type="float" office:value="86.3636363636364" calcext:value-type="float">
            <text:p>86.36</text:p>
          </table:table-cell>
          <table:table-cell table:formula="of:=([.P33]/[.$K33])*100" office:value-type="float" office:value="145.454545454545" calcext:value-type="float">
            <text:p>145.45</text:p>
          </table:table-cell>
          <table:table-cell table:formula="of:=([.Q33]/[.$K33])*100" office:value-type="float" office:value="104.545454545455" calcext:value-type="float">
            <text:p>104.55</text:p>
          </table:table-cell>
          <table:table-cell table:formula="of:=([.R33]/[.$K33])*100" office:value-type="float" office:value="127.272727272727" calcext:value-type="float">
            <text:p>127.27</text:p>
          </table:table-cell>
          <table:table-cell table:formula="of:=([.S33]/[.$K33])*100" office:value-type="float" office:value="100" calcext:value-type="float">
            <text:p>100.00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string" calcext:value-type="string">
            <text:p>mccarthy-ineq.bils</text:p>
          </table:table-cell>
          <table:table-cell table:formula="of:=([.L34]/[.$K34])*100" office:value-type="float" office:value="122.222222222222" calcext:value-type="float">
            <text:p>122.22</text:p>
          </table:table-cell>
          <table:table-cell table:formula="of:=([.M34]/[.$K34])*100" office:value-type="float" office:value="94.4444444444444" calcext:value-type="float">
            <text:p>94.44</text:p>
          </table:table-cell>
          <table:table-cell table:formula="of:=([.N34]/[.$K34])*100" office:value-type="float" office:value="100" calcext:value-type="float">
            <text:p>100.00</text:p>
          </table:table-cell>
          <table:table-cell table:formula="of:=([.O34]/[.$K34])*100" office:value-type="float" office:value="105.555555555556" calcext:value-type="float">
            <text:p>105.56</text:p>
          </table:table-cell>
          <table:table-cell table:formula="of:=([.P34]/[.$K34])*100" office:value-type="float" office:value="150" calcext:value-type="float">
            <text:p>150.00</text:p>
          </table:table-cell>
          <table:table-cell table:formula="of:=([.Q34]/[.$K34])*100" office:value-type="float" office:value="116.666666666667" calcext:value-type="float">
            <text:p>116.67</text:p>
          </table:table-cell>
          <table:table-cell table:formula="of:=([.R34]/[.$K34])*100" office:value-type="float" office:value="172.222222222222" calcext:value-type="float">
            <text:p>172.22</text:p>
          </table:table-cell>
          <table:table-cell table:formula="of:=([.S34]/[.$K34])*100" office:value-type="float" office:value="122.222222222222" calcext:value-type="float">
            <text:p>122.22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string" calcext:value-type="string">
            <text:p>mccarthy-knuth2-ineq.bils</text:p>
          </table:table-cell>
          <table:table-cell table:formula="of:=([.L35]/[.$K35])*100" office:value-type="float" office:value="107.692307692308" calcext:value-type="float">
            <text:p>107.69</text:p>
          </table:table-cell>
          <table:table-cell table:formula="of:=([.M35]/[.$K35])*100" office:value-type="float" office:value="76.9230769230769" calcext:value-type="float">
            <text:p>76.92</text:p>
          </table:table-cell>
          <table:table-cell table:formula="of:=([.N35]/[.$K35])*100" office:value-type="float" office:value="92.3076923076923" calcext:value-type="float">
            <text:p>92.31</text:p>
          </table:table-cell>
          <table:table-cell table:formula="of:=([.O35]/[.$K35])*100" office:value-type="float" office:value="76.9230769230769" calcext:value-type="float">
            <text:p>76.92</text:p>
          </table:table-cell>
          <table:table-cell table:formula="of:=([.P35]/[.$K35])*100" office:value-type="float" office:value="123.076923076923" calcext:value-type="float">
            <text:p>123.08</text:p>
          </table:table-cell>
          <table:table-cell table:formula="of:=([.Q35]/[.$K35])*100" office:value-type="float" office:value="100" calcext:value-type="float">
            <text:p>100.00</text:p>
          </table:table-cell>
          <table:table-cell table:formula="of:=([.R35]/[.$K35])*100" office:value-type="float" office:value="123.076923076923" calcext:value-type="float">
            <text:p>123.08</text:p>
          </table:table-cell>
          <table:table-cell table:formula="of:=([.S35]/[.$K35])*100" office:value-type="float" office:value="123.076923076923" calcext:value-type="float">
            <text:p>123.08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rivcp-4.1.2-e.bils</text:p>
          </table:table-cell>
          <table:table-cell table:formula="of:=([.L36]/[.$K36])*100" office:value-type="float" office:value="70" calcext:value-type="float">
            <text:p>70.00</text:p>
          </table:table-cell>
          <table:table-cell table:formula="of:=([.M36]/[.$K36])*100" office:value-type="float" office:value="60" calcext:value-type="float">
            <text:p>60.00</text:p>
          </table:table-cell>
          <table:table-cell table:formula="of:=([.N36]/[.$K36])*100" office:value-type="float" office:value="55" calcext:value-type="float">
            <text:p>55.00</text:p>
          </table:table-cell>
          <table:table-cell table:formula="of:=([.O36]/[.$K36])*100" office:value-type="float" office:value="65" calcext:value-type="float">
            <text:p>65.00</text:p>
          </table:table-cell>
          <table:table-cell table:formula="of:=([.P36]/[.$K36])*100" office:value-type="float" office:value="80" calcext:value-type="float">
            <text:p>80.00</text:p>
          </table:table-cell>
          <table:table-cell table:formula="of:=([.Q36]/[.$K36])*100" office:value-type="float" office:value="70" calcext:value-type="float">
            <text:p>70.00</text:p>
          </table:table-cell>
          <table:table-cell table:formula="of:=([.R36]/[.$K36])*100" office:value-type="float" office:value="95" calcext:value-type="float">
            <text:p>95.00</text:p>
          </table:table-cell>
          <table:table-cell table:formula="of:=([.S36]/[.$K36])*100" office:value-type="float" office:value="80" calcext:value-type="float">
            <text:p>80.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stateful-args-ineq.bils</text:p>
          </table:table-cell>
          <table:table-cell table:formula="of:=([.L37]/[.$K37])*100" office:value-type="float" office:value="100" calcext:value-type="float">
            <text:p>100.00</text:p>
          </table:table-cell>
          <table:table-cell table:formula="of:=([.M37]/[.$K37])*100" office:value-type="float" office:value="100" calcext:value-type="float">
            <text:p>100.00</text:p>
          </table:table-cell>
          <table:table-cell table:formula="of:=([.N37]/[.$K37])*100" office:value-type="float" office:value="88.8888888888889" calcext:value-type="float">
            <text:p>88.89</text:p>
          </table:table-cell>
          <table:table-cell table:formula="of:=([.O37]/[.$K37])*100" office:value-type="float" office:value="111.111111111111" calcext:value-type="float">
            <text:p>111.11</text:p>
          </table:table-cell>
          <table:table-cell table:formula="of:=([.P37]/[.$K37])*100" office:value-type="float" office:value="111.111111111111" calcext:value-type="float">
            <text:p>111.11</text:p>
          </table:table-cell>
          <table:table-cell table:formula="of:=([.Q37]/[.$K37])*100" office:value-type="float" office:value="111.111111111111" calcext:value-type="float">
            <text:p>111.11</text:p>
          </table:table-cell>
          <table:table-cell table:formula="of:=([.R37]/[.$K37])*100" office:value-type="float" office:value="144.444444444444" calcext:value-type="float">
            <text:p>144.44</text:p>
          </table:table-cell>
          <table:table-cell table:formula="of:=([.S37]/[.$K37])*100" office:value-type="float" office:value="122.222222222222" calcext:value-type="float">
            <text:p>122.22</text:p>
          </table:table-cell>
          <table:table-cell/>
          <table:table-cell table:number-columns-repeated="3"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symb-const-3.1.bils</text:p>
          </table:table-cell>
          <table:table-cell table:formula="of:=([.L38]/[.$K38])*100" office:value-type="float" office:value="140" calcext:value-type="float">
            <text:p>140.00</text:p>
          </table:table-cell>
          <table:table-cell table:formula="of:=([.M38]/[.$K38])*100" office:value-type="float" office:value="120" calcext:value-type="float">
            <text:p>120.00</text:p>
          </table:table-cell>
          <table:table-cell table:formula="of:=([.N38]/[.$K38])*100" office:value-type="float" office:value="100" calcext:value-type="float">
            <text:p>100.00</text:p>
          </table:table-cell>
          <table:table-cell table:formula="of:=([.O38]/[.$K38])*100" office:value-type="float" office:value="100" calcext:value-type="float">
            <text:p>100.00</text:p>
          </table:table-cell>
          <table:table-cell table:formula="of:=([.P38]/[.$K38])*100" office:value-type="float" office:value="100" calcext:value-type="float">
            <text:p>100.00</text:p>
          </table:table-cell>
          <table:table-cell table:formula="of:=([.Q38]/[.$K38])*100" office:value-type="float" office:value="100" calcext:value-type="float">
            <text:p>100.00</text:p>
          </table:table-cell>
          <table:table-cell table:formula="of:=([.R38]/[.$K38])*100" office:value-type="float" office:value="140" calcext:value-type="float">
            <text:p>140.00</text:p>
          </table:table-cell>
          <table:table-cell table:formula="of:=([.S38]/[.$K38])*100" office:value-type="float" office:value="100" calcext:value-type="float">
            <text:p>10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symb-const-3.bils</text:p>
          </table:table-cell>
          <table:table-cell table:formula="of:=([.L39]/[.$K39])*100" office:value-type="float" office:value="120" calcext:value-type="float">
            <text:p>120.00</text:p>
          </table:table-cell>
          <table:table-cell table:formula="of:=([.M39]/[.$K39])*100" office:value-type="float" office:value="80" calcext:value-type="float">
            <text:p>80.00</text:p>
          </table:table-cell>
          <table:table-cell table:formula="of:=([.N39]/[.$K39])*100" office:value-type="float" office:value="80" calcext:value-type="float">
            <text:p>80.00</text:p>
          </table:table-cell>
          <table:table-cell table:formula="of:=([.O39]/[.$K39])*100" office:value-type="float" office:value="80" calcext:value-type="float">
            <text:p>80.00</text:p>
          </table:table-cell>
          <table:table-cell table:formula="of:=([.P39]/[.$K39])*100" office:value-type="float" office:value="140" calcext:value-type="float">
            <text:p>140.00</text:p>
          </table:table-cell>
          <table:table-cell table:formula="of:=([.Q39]/[.$K39])*100" office:value-type="float" office:value="100" calcext:value-type="float">
            <text:p>100.00</text:p>
          </table:table-cell>
          <table:table-cell table:formula="of:=([.R39]/[.$K39])*100" office:value-type="float" office:value="120" calcext:value-type="float">
            <text:p>120.00</text:p>
          </table:table-cell>
          <table:table-cell table:formula="of:=([.S39]/[.$K39])*100" office:value-type="float" office:value="100" calcext:value-type="float">
            <text:p>10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symb-const-4.bils</text:p>
          </table:table-cell>
          <table:table-cell table:formula="of:=([.L40]/[.$K40])*100" office:value-type="float" office:value="100" calcext:value-type="float">
            <text:p>100.00</text:p>
          </table:table-cell>
          <table:table-cell table:formula="of:=([.M40]/[.$K40])*100" office:value-type="float" office:value="83.3333333333333" calcext:value-type="float">
            <text:p>83.33</text:p>
          </table:table-cell>
          <table:table-cell table:formula="of:=([.N40]/[.$K40])*100" office:value-type="float" office:value="116.666666666667" calcext:value-type="float">
            <text:p>116.67</text:p>
          </table:table-cell>
          <table:table-cell table:formula="of:=([.O40]/[.$K40])*100" office:value-type="float" office:value="100" calcext:value-type="float">
            <text:p>100.00</text:p>
          </table:table-cell>
          <table:table-cell table:formula="of:=([.P40]/[.$K40])*100" office:value-type="float" office:value="100" calcext:value-type="float">
            <text:p>100.00</text:p>
          </table:table-cell>
          <table:table-cell table:formula="of:=([.Q40]/[.$K40])*100" office:value-type="float" office:value="116.666666666667" calcext:value-type="float">
            <text:p>116.67</text:p>
          </table:table-cell>
          <table:table-cell table:formula="of:=([.R40]/[.$K40])*100" office:value-type="float" office:value="116.666666666667" calcext:value-type="float">
            <text:p>116.67</text:p>
          </table:table-cell>
          <table:table-cell table:formula="of:=([.S40]/[.$K40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syteci-fact-e.bils</text:p>
          </table:table-cell>
          <table:table-cell table:formula="of:=([.L41]/[.$K41])*100" office:value-type="float" office:value="106.666666666667" calcext:value-type="float">
            <text:p>106.67</text:p>
          </table:table-cell>
          <table:table-cell table:formula="of:=([.M41]/[.$K41])*100" office:value-type="float" office:value="100" calcext:value-type="float">
            <text:p>100.00</text:p>
          </table:table-cell>
          <table:table-cell table:formula="of:=([.N41]/[.$K41])*100" office:value-type="float" office:value="100" calcext:value-type="float">
            <text:p>100.00</text:p>
          </table:table-cell>
          <table:table-cell table:formula="of:=([.O41]/[.$K41])*100" office:value-type="float" office:value="86.6666666666667" calcext:value-type="float">
            <text:p>86.67</text:p>
          </table:table-cell>
          <table:table-cell table:formula="of:=([.P41]/[.$K41])*100" office:value-type="float" office:value="100" calcext:value-type="float">
            <text:p>100.00</text:p>
          </table:table-cell>
          <table:table-cell table:formula="of:=([.Q41]/[.$K41])*100" office:value-type="float" office:value="100" calcext:value-type="float">
            <text:p>100.00</text:p>
          </table:table-cell>
          <table:table-cell table:formula="of:=([.R41]/[.$K41])*100" office:value-type="float" office:value="140" calcext:value-type="float">
            <text:p>140.00</text:p>
          </table:table-cell>
          <table:table-cell table:formula="of:=([.S41]/[.$K41])*100" office:value-type="float" office:value="120" calcext:value-type="float">
            <text:p>120.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vk-arrays-ineq.bils</text:p>
          </table:table-cell>
          <table:table-cell table:formula="of:=([.L42]/[.$K42])*100" office:value-type="float" office:value="100" calcext:value-type="float">
            <text:p>100.00</text:p>
          </table:table-cell>
          <table:table-cell table:formula="of:=([.M42]/[.$K42])*100" office:value-type="float" office:value="112.5" calcext:value-type="float">
            <text:p>112.50</text:p>
          </table:table-cell>
          <table:table-cell table:formula="of:=([.N42]/[.$K42])*100" office:value-type="float" office:value="87.5" calcext:value-type="float">
            <text:p>87.50</text:p>
          </table:table-cell>
          <table:table-cell table:formula="of:=([.O42]/[.$K42])*100" office:value-type="float" office:value="75" calcext:value-type="float">
            <text:p>75.00</text:p>
          </table:table-cell>
          <table:table-cell table:formula="of:=([.P42]/[.$K42])*100" office:value-type="float" office:value="125" calcext:value-type="float">
            <text:p>125.00</text:p>
          </table:table-cell>
          <table:table-cell table:formula="of:=([.Q42]/[.$K42])*100" office:value-type="float" office:value="100" calcext:value-type="float">
            <text:p>100.00</text:p>
          </table:table-cell>
          <table:table-cell table:formula="of:=([.R42]/[.$K42])*100" office:value-type="float" office:value="112.5" calcext:value-type="float">
            <text:p>112.50</text:p>
          </table:table-cell>
          <table:table-cell table:formula="of:=([.S42]/[.$K42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table:style-name="ce268" office:value-type="string" calcext:value-type="string">
            <text:p>vk-Aug10-1755.bils</text:p>
          </table:table-cell>
          <table:table-cell table:formula="of:=([.L43]/[.$K43])*100" office:value-type="float" office:value="110.38961038961" calcext:value-type="float">
            <text:p>110.39</text:p>
          </table:table-cell>
          <table:table-cell table:formula="of:=([.M43]/[.$K43])*100" office:value-type="float" office:value="88.961038961039" calcext:value-type="float">
            <text:p>88.96</text:p>
          </table:table-cell>
          <table:table-cell table:formula="of:=([.N43]/[.$K43])*100" office:value-type="float" office:value="56.4935064935065" calcext:value-type="float">
            <text:p>56.49</text:p>
          </table:table-cell>
          <table:table-cell table:formula="of:=([.O43]/[.$K43])*100" office:value-type="float" office:value="14.2857142857143" calcext:value-type="float">
            <text:p>14.29</text:p>
          </table:table-cell>
          <table:table-cell table:formula="of:=([.P43]/[.$K43])*100" office:value-type="float" office:value="63.6363636363636" calcext:value-type="float">
            <text:p>63.64</text:p>
          </table:table-cell>
          <table:table-cell table:formula="of:=([.Q43]/[.$K43])*100" office:value-type="float" office:value="14.9350649350649" calcext:value-type="float">
            <text:p>14.94</text:p>
          </table:table-cell>
          <table:table-cell table:formula="of:=([.R43]/[.$K43])*100" office:value-type="float" office:value="16.2337662337662" calcext:value-type="float">
            <text:p>16.23</text:p>
          </table:table-cell>
          <table:table-cell table:formula="of:=([.S43]/[.$K43])*100" office:value-type="float" office:value="17.5324675324675" calcext:value-type="float">
            <text:p>17.53</text:p>
          </table:table-cell>
          <table:table-cell/>
          <table:table-cell office:value-type="float" office:value="0.154" calcext:value-type="float">
            <text:p>0.154</text:p>
          </table:table-cell>
          <table:table-cell office:value-type="float" office:value="0.17" calcext:value-type="float">
            <text:p>0.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table:style-name="ce268" office:value-type="string" calcext:value-type="string">
            <text:p>vk-Oct9-1520.bils</text:p>
          </table:table-cell>
          <table:table-cell table:formula="of:=([.L44]/[.$K44])*100" office:value-type="float" office:value="91.6666666666667" calcext:value-type="float">
            <text:p>91.67</text:p>
          </table:table-cell>
          <table:table-cell table:formula="of:=([.M44]/[.$K44])*100" office:value-type="float" office:value="75" calcext:value-type="float">
            <text:p>75.00</text:p>
          </table:table-cell>
          <table:table-cell table:formula="of:=([.N44]/[.$K44])*100" office:value-type="float" office:value="83.3333333333333" calcext:value-type="float">
            <text:p>83.33</text:p>
          </table:table-cell>
          <table:table-cell table:formula="of:=([.O44]/[.$K44])*100" office:value-type="float" office:value="91.6666666666667" calcext:value-type="float">
            <text:p>91.67</text:p>
          </table:table-cell>
          <table:table-cell table:formula="of:=([.P44]/[.$K44])*100" office:value-type="float" office:value="108.333333333333" calcext:value-type="float">
            <text:p>108.33</text:p>
          </table:table-cell>
          <table:table-cell table:formula="of:=([.Q44]/[.$K44])*100" office:value-type="float" office:value="116.666666666667" calcext:value-type="float">
            <text:p>116.67</text:p>
          </table:table-cell>
          <table:table-cell table:formula="of:=([.R44]/[.$K44])*100" office:value-type="float" office:value="141.666666666667" calcext:value-type="float">
            <text:p>141.67</text:p>
          </table:table-cell>
          <table:table-cell table:formula="of:=([.S44]/[.$K44])*100" office:value-type="float" office:value="116.666666666667" calcext:value-type="float">
            <text:p>116.67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formula="of:=([.L45]/[.$K45])*100" office:value-type="float" office:value="61.9996732560039" calcext:value-type="float">
            <text:p>62.00</text:p>
          </table:table-cell>
          <table:table-cell table:formula="of:=([.M45]/[.$K45])*100" office:value-type="float" office:value="54.8766541414802" calcext:value-type="float">
            <text:p>54.88</text:p>
          </table:table-cell>
          <table:table-cell table:formula="of:=([.N45]/[.$K45])*100" office:value-type="float" office:value="52.9652017644176" calcext:value-type="float">
            <text:p>52.97</text:p>
          </table:table-cell>
          <table:table-cell table:formula="of:=([.O45]/[.$K45])*100" office:value-type="float" office:value="19.4902793661166" calcext:value-type="float">
            <text:p>19.49</text:p>
          </table:table-cell>
          <table:table-cell table:formula="of:=([.P45]/[.$K45])*100" office:value-type="float" office:value="59.7941512824702" calcext:value-type="float">
            <text:p>59.79</text:p>
          </table:table-cell>
          <table:table-cell table:formula="of:=([.Q45]/[.$K45])*100" office:value-type="float" office:value="23.950334912596" calcext:value-type="float">
            <text:p>23.95</text:p>
          </table:table-cell>
          <table:table-cell table:formula="of:=([.R45]/[.$K45])*100" office:value-type="float" office:value="26.5969612808365" calcext:value-type="float">
            <text:p>26.60</text:p>
          </table:table-cell>
          <table:table-cell table:formula="of:=([.S45]/[.$K45])*100" office:value-type="float" office:value="21.9735337363176" calcext:value-type="float">
            <text:p>21.97</text:p>
          </table:table-cell>
          <table:table-cell table:style-name="ce286"/>
          <table:table-cell table:style-name="ce267" table:formula="of:=SUM([.K3:.K44])" office:value-type="float" office:value="6.121" calcext:value-type="float">
            <text:p>6.121</text:p>
          </table:table-cell>
          <table:table-cell table:style-name="ce267" table:formula="of:=SUM([.L3:.L44])" office:value-type="float" office:value="3.795" calcext:value-type="float">
            <text:p>3.795</text:p>
          </table:table-cell>
          <table:table-cell table:style-name="ce267" table:formula="of:=SUM([.M3:.M44])" office:value-type="float" office:value="3.359" calcext:value-type="float">
            <text:p>3.359</text:p>
          </table:table-cell>
          <table:table-cell table:style-name="ce267" table:formula="of:=SUM([.N3:.N44])" office:value-type="float" office:value="3.242" calcext:value-type="float">
            <text:p>3.242</text:p>
          </table:table-cell>
          <table:table-cell table:style-name="ce267" table:formula="of:=SUM([.O3:.O44])" office:value-type="float" office:value="1.193" calcext:value-type="float">
            <text:p>1.193</text:p>
          </table:table-cell>
          <table:table-cell table:style-name="ce267" table:formula="of:=SUM([.P3:.P44])" office:value-type="float" office:value="3.66" calcext:value-type="float">
            <text:p>3.660</text:p>
          </table:table-cell>
          <table:table-cell table:style-name="ce267" table:formula="of:=SUM([.Q3:.Q44])" office:value-type="float" office:value="1.466" calcext:value-type="float">
            <text:p>1.466</text:p>
          </table:table-cell>
          <table:table-cell table:style-name="ce267" table:formula="of:=SUM([.R3:.R44])" office:value-type="float" office:value="1.628" calcext:value-type="float">
            <text:p>1.628</text:p>
          </table:table-cell>
          <table:table-cell table:style-name="ce267" table:formula="of:=SUM([.S3:.S44])" office:value-type="float" office:value="1.345" calcext:value-type="float">
            <text:p>1.345</text:p>
          </table:table-cell>
        </table:table-row>
        <table:table-row table:style-name="ro2">
          <table:table-cell table:style-name="ce2" office:value-type="string" calcext:value-type="string">
            <text:p>MIN %</text:p>
          </table:table-cell>
          <table:table-cell table:style-name="ce24" table:formula="of:=MIN([.B3:.B44])" office:value-type="float" office:value="46.4454976303318" calcext:value-type="float">
            <text:p>46.45</text:p>
          </table:table-cell>
          <table:table-cell table:style-name="ce26" table:formula="of:=MIN([.C3:.C44])" office:value-type="float" office:value="40.5730659025788" calcext:value-type="float">
            <text:p>40.57</text:p>
          </table:table-cell>
          <table:table-cell table:style-name="ce28" table:formula="of:=MIN([.D3:.D44])" office:value-type="float" office:value="40.9162717219589" calcext:value-type="float">
            <text:p>40.92</text:p>
          </table:table-cell>
          <table:table-cell table:style-name="ce30" table:formula="of:=MIN([.E3:.E44])" office:value-type="float" office:value="9.5702005730659" calcext:value-type="float">
            <text:p>9.57</text:p>
          </table:table-cell>
          <table:table-cell table:style-name="ce32" table:formula="of:=MIN([.F3:.F44])" office:value-type="float" office:value="45.9399684044234" calcext:value-type="float">
            <text:p>45.94</text:p>
          </table:table-cell>
          <table:table-cell table:style-name="ce34" table:formula="of:=MIN([.G3:.G44])" office:value-type="float" office:value="11.5323854660348" calcext:value-type="float">
            <text:p>11.53</text:p>
          </table:table-cell>
          <table:table-cell table:style-name="ce36" table:formula="of:=MIN([.H3:.H44])" office:value-type="float" office:value="12.827804107425" calcext:value-type="float">
            <text:p>12.83</text:p>
          </table:table-cell>
          <table:table-cell table:style-name="ce38" table:formula="of:=MIN([.I3:.I44])" office:value-type="float" office:value="9.2259083728278" calcext:value-type="float">
            <text:p>9.23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MAX %</text:p>
          </table:table-cell>
          <table:table-cell table:style-name="ce25" table:formula="of:=MAX([.B3:.B44])" office:value-type="float" office:value="183.333333333333" calcext:value-type="float">
            <text:p>183.33</text:p>
          </table:table-cell>
          <table:table-cell table:style-name="ce27" table:formula="of:=MAX([.C3:.C44])" office:value-type="float" office:value="175" calcext:value-type="float">
            <text:p>175.00</text:p>
          </table:table-cell>
          <table:table-cell table:style-name="ce29" table:formula="of:=MAX([.D3:.D44])" office:value-type="float" office:value="175" calcext:value-type="float">
            <text:p>175.00</text:p>
          </table:table-cell>
          <table:table-cell table:style-name="ce31" table:formula="of:=MAX([.E3:.E44])" office:value-type="float" office:value="133.333333333333" calcext:value-type="float">
            <text:p>133.33</text:p>
          </table:table-cell>
          <table:table-cell table:style-name="ce33" table:formula="of:=MAX([.F3:.F44])" office:value-type="float" office:value="166.666666666667" calcext:value-type="float">
            <text:p>166.67</text:p>
          </table:table-cell>
          <table:table-cell table:style-name="ce35" table:formula="of:=MAX([.G3:.G44])" office:value-type="float" office:value="200" calcext:value-type="float">
            <text:p>200.00</text:p>
          </table:table-cell>
          <table:table-cell table:style-name="ce37" table:formula="of:=MAX([.H3:.H44])" office:value-type="float" office:value="175" calcext:value-type="float">
            <text:p>175.00</text:p>
          </table:table-cell>
          <table:table-cell table:style-name="ce39" table:formula="of:=MAX([.I3:.I44])" office:value-type="float" office:value="166.666666666667" calcext:value-type="float">
            <text:p>166.6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IN % DIFF</text:p>
          </table:table-cell>
          <table:table-cell table:style-name="ce286" table:formula="of:=[.B46]-100" office:value-type="float" office:value="-53.5545023696682" calcext:value-type="float">
            <text:p>-53.55</text:p>
          </table:table-cell>
          <table:table-cell table:style-name="ce286" table:formula="of:=[.C46]-100" office:value-type="float" office:value="-59.4269340974212" calcext:value-type="float">
            <text:p>-59.43</text:p>
          </table:table-cell>
          <table:table-cell table:style-name="ce286" table:formula="of:=[.D46]-100" office:value-type="float" office:value="-59.0837282780411" calcext:value-type="float">
            <text:p>-59.08</text:p>
          </table:table-cell>
          <table:table-cell table:style-name="ce286" table:formula="of:=[.E46]-100" office:value-type="float" office:value="-90.4297994269341" calcext:value-type="float">
            <text:p>-90.43</text:p>
          </table:table-cell>
          <table:table-cell table:style-name="ce286" table:formula="of:=[.F46]-100" office:value-type="float" office:value="-54.0600315955766" calcext:value-type="float">
            <text:p>-54.06</text:p>
          </table:table-cell>
          <table:table-cell table:style-name="ce286" table:formula="of:=[.G46]-100" office:value-type="float" office:value="-88.4676145339652" calcext:value-type="float">
            <text:p>-88.47</text:p>
          </table:table-cell>
          <table:table-cell table:style-name="ce286" table:formula="of:=[.H46]-100" office:value-type="float" office:value="-87.172195892575" calcext:value-type="float">
            <text:p>-87.17</text:p>
          </table:table-cell>
          <table:table-cell table:style-name="ce286" table:formula="of:=[.I46]-100" office:value-type="float" office:value="-90.7740916271722" calcext:value-type="float">
            <text:p>-90.7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X % DIFF</text:p>
          </table:table-cell>
          <table:table-cell table:style-name="ce286" table:formula="of:=[.B47]-100" office:value-type="float" office:value="83.333333333333" calcext:value-type="float">
            <text:p>83.33</text:p>
          </table:table-cell>
          <table:table-cell table:style-name="ce286" table:formula="of:=[.C47]-100" office:value-type="float" office:value="75" calcext:value-type="float">
            <text:p>75.00</text:p>
          </table:table-cell>
          <table:table-cell table:style-name="ce286" table:formula="of:=[.D47]-100" office:value-type="float" office:value="75" calcext:value-type="float">
            <text:p>75.00</text:p>
          </table:table-cell>
          <table:table-cell table:style-name="ce286" table:formula="of:=[.E47]-100" office:value-type="float" office:value="33.333333333333" calcext:value-type="float">
            <text:p>33.33</text:p>
          </table:table-cell>
          <table:table-cell table:style-name="ce286" table:formula="of:=[.F47]-100" office:value-type="float" office:value="66.666666666667" calcext:value-type="float">
            <text:p>66.67</text:p>
          </table:table-cell>
          <table:table-cell table:style-name="ce286" table:formula="of:=[.G47]-100" office:value-type="float" office:value="100" calcext:value-type="float">
            <text:p>100.00</text:p>
          </table:table-cell>
          <table:table-cell table:style-name="ce286" table:formula="of:=[.H47]-100" office:value-type="float" office:value="75" calcext:value-type="float">
            <text:p>75.00</text:p>
          </table:table-cell>
          <table:table-cell table:style-name="ce286" table:formula="of:=[.I47]-100" office:value-type="float" office:value="66.666666666667" calcext:value-type="float">
            <text:p>66.67</text:p>
          </table:table-cell>
          <table:table-cell table:number-columns-repeated="10"/>
        </table:table-row>
        <calcext:conditional-formats>
          <calcext:conditional-format calcext:target-range-address="'BFS inequiv'.B3:'BFS inequiv'.I45">
            <calcext:condition calcext:apply-style-name="background green" calcext:value="&lt;100" calcext:base-cell-address="'BFS inequiv'.B3"/>
            <calcext:condition calcext:apply-style-name="background red" calcext:value="&gt;100" calcext:base-cell-address="'BFS inequiv'.B3"/>
          </calcext:conditional-format>
          <calcext:conditional-format calcext:target-range-address="'BFS inequiv'.B46:'BFS inequiv'.B46">
            <calcext:condition calcext:apply-style-name="background green" calcext:value="&lt;100" calcext:base-cell-address="'BFS inequiv'.B46"/>
            <calcext:condition calcext:apply-style-name="background red" calcext:value="&gt;100" calcext:base-cell-address="'BFS inequiv'.B46"/>
          </calcext:conditional-format>
          <calcext:conditional-format calcext:target-range-address="'BFS inequiv'.C46:'BFS inequiv'.C46">
            <calcext:condition calcext:apply-style-name="background green" calcext:value="&lt;100" calcext:base-cell-address="'BFS inequiv'.C46"/>
            <calcext:condition calcext:apply-style-name="background red" calcext:value="&gt;100" calcext:base-cell-address="'BFS inequiv'.C46"/>
          </calcext:conditional-format>
          <calcext:conditional-format calcext:target-range-address="'BFS inequiv'.D46:'BFS inequiv'.D46">
            <calcext:condition calcext:apply-style-name="background green" calcext:value="&lt;100" calcext:base-cell-address="'BFS inequiv'.D46"/>
            <calcext:condition calcext:apply-style-name="background red" calcext:value="&gt;100" calcext:base-cell-address="'BFS inequiv'.D46"/>
          </calcext:conditional-format>
          <calcext:conditional-format calcext:target-range-address="'BFS inequiv'.E46:'BFS inequiv'.E46">
            <calcext:condition calcext:apply-style-name="background green" calcext:value="&lt;100" calcext:base-cell-address="'BFS inequiv'.E46"/>
            <calcext:condition calcext:apply-style-name="background red" calcext:value="&gt;100" calcext:base-cell-address="'BFS inequiv'.E46"/>
          </calcext:conditional-format>
          <calcext:conditional-format calcext:target-range-address="'BFS inequiv'.F46:'BFS inequiv'.F46">
            <calcext:condition calcext:apply-style-name="background green" calcext:value="&lt;100" calcext:base-cell-address="'BFS inequiv'.F46"/>
            <calcext:condition calcext:apply-style-name="background red" calcext:value="&gt;100" calcext:base-cell-address="'BFS inequiv'.F46"/>
          </calcext:conditional-format>
          <calcext:conditional-format calcext:target-range-address="'BFS inequiv'.G46:'BFS inequiv'.G46">
            <calcext:condition calcext:apply-style-name="background green" calcext:value="&lt;100" calcext:base-cell-address="'BFS inequiv'.G46"/>
            <calcext:condition calcext:apply-style-name="background red" calcext:value="&gt;100" calcext:base-cell-address="'BFS inequiv'.G46"/>
          </calcext:conditional-format>
          <calcext:conditional-format calcext:target-range-address="'BFS inequiv'.H46:'BFS inequiv'.H46">
            <calcext:condition calcext:apply-style-name="background green" calcext:value="&lt;100" calcext:base-cell-address="'BFS inequiv'.H46"/>
            <calcext:condition calcext:apply-style-name="background red" calcext:value="&gt;100" calcext:base-cell-address="'BFS inequiv'.H46"/>
          </calcext:conditional-format>
          <calcext:conditional-format calcext:target-range-address="'BFS inequiv'.I46:'BFS inequiv'.I46">
            <calcext:condition calcext:apply-style-name="background green" calcext:value="&lt;100" calcext:base-cell-address="'BFS inequiv'.I46"/>
            <calcext:condition calcext:apply-style-name="background red" calcext:value="&gt;100" calcext:base-cell-address="'BFS inequiv'.I46"/>
          </calcext:conditional-format>
          <calcext:conditional-format calcext:target-range-address="'BFS inequiv'.B47:'BFS inequiv'.B47">
            <calcext:condition calcext:apply-style-name="background green" calcext:value="&lt;100" calcext:base-cell-address="'BFS inequiv'.B47"/>
            <calcext:condition calcext:apply-style-name="background red" calcext:value="&gt;100" calcext:base-cell-address="'BFS inequiv'.B47"/>
          </calcext:conditional-format>
          <calcext:conditional-format calcext:target-range-address="'BFS inequiv'.C47:'BFS inequiv'.C47">
            <calcext:condition calcext:apply-style-name="background green" calcext:value="&lt;100" calcext:base-cell-address="'BFS inequiv'.C47"/>
            <calcext:condition calcext:apply-style-name="background red" calcext:value="&gt;100" calcext:base-cell-address="'BFS inequiv'.C47"/>
          </calcext:conditional-format>
          <calcext:conditional-format calcext:target-range-address="'BFS inequiv'.D47:'BFS inequiv'.D47">
            <calcext:condition calcext:apply-style-name="background green" calcext:value="&lt;100" calcext:base-cell-address="'BFS inequiv'.D47"/>
            <calcext:condition calcext:apply-style-name="background red" calcext:value="&gt;100" calcext:base-cell-address="'BFS inequiv'.D47"/>
          </calcext:conditional-format>
          <calcext:conditional-format calcext:target-range-address="'BFS inequiv'.E47:'BFS inequiv'.E47">
            <calcext:condition calcext:apply-style-name="background green" calcext:value="&lt;100" calcext:base-cell-address="'BFS inequiv'.E47"/>
            <calcext:condition calcext:apply-style-name="background red" calcext:value="&gt;100" calcext:base-cell-address="'BFS inequiv'.E47"/>
          </calcext:conditional-format>
          <calcext:conditional-format calcext:target-range-address="'BFS inequiv'.F47:'BFS inequiv'.F47">
            <calcext:condition calcext:apply-style-name="background green" calcext:value="&lt;100" calcext:base-cell-address="'BFS inequiv'.F47"/>
            <calcext:condition calcext:apply-style-name="background red" calcext:value="&gt;100" calcext:base-cell-address="'BFS inequiv'.F47"/>
          </calcext:conditional-format>
          <calcext:conditional-format calcext:target-range-address="'BFS inequiv'.G47:'BFS inequiv'.G47">
            <calcext:condition calcext:apply-style-name="background green" calcext:value="&lt;100" calcext:base-cell-address="'BFS inequiv'.G47"/>
            <calcext:condition calcext:apply-style-name="background red" calcext:value="&gt;100" calcext:base-cell-address="'BFS inequiv'.G47"/>
          </calcext:conditional-format>
          <calcext:conditional-format calcext:target-range-address="'BFS inequiv'.H47:'BFS inequiv'.H47">
            <calcext:condition calcext:apply-style-name="background green" calcext:value="&lt;100" calcext:base-cell-address="'BFS inequiv'.H47"/>
            <calcext:condition calcext:apply-style-name="background red" calcext:value="&gt;100" calcext:base-cell-address="'BFS inequiv'.H47"/>
          </calcext:conditional-format>
          <calcext:conditional-format calcext:target-range-address="'BFS inequiv'.I47:'BFS inequiv'.I47">
            <calcext:condition calcext:apply-style-name="background green" calcext:value="&lt;100" calcext:base-cell-address="'BFS inequiv'.I47"/>
            <calcext:condition calcext:apply-style-name="background red" calcext:value="&gt;100" calcext:base-cell-address="'BFS inequiv'.I47"/>
          </calcext:conditional-format>
        </calcext:conditional-formats>
      </table:table>
      <table:table table:name="DFS equiv" table:style-name="ta1">
        <table:table-column table:style-name="co1" table:default-cell-style-name="Default"/>
        <table:table-column table:style-name="co2" table:number-columns-repeated="8" table:default-cell-style-name="ce4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DFS equiv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filenames</text:p>
          </table:table-cell>
          <table:table-cell table:style-name="Default" office:value-type="string" calcext:value-type="string">
            <text:p>ng</text:p>
          </table:table-cell>
          <table:table-cell table:style-name="Default" office:value-type="string" calcext:value-type="string">
            <text:p>ngi</text:p>
          </table:table-cell>
          <table:table-cell table:style-name="Default" office:value-type="string" calcext:value-type="string">
            <text:p>ngr</text:p>
          </table:table-cell>
          <table:table-cell table:style-name="Default" office:value-type="string" calcext:value-type="string">
            <text:p>ngs</text:p>
          </table:table-cell>
          <table:table-cell table:style-name="Default" office:value-type="string" calcext:value-type="string">
            <text:p>ngri</text:p>
          </table:table-cell>
          <table:table-cell table:style-name="Default" office:value-type="string" calcext:value-type="string">
            <text:p>ngsi</text:p>
          </table:table-cell>
          <table:table-cell table:style-name="Default" office:value-type="string" calcext:value-type="string">
            <text:p>ngsr</text:p>
          </table:table-cell>
          <table:table-cell table:style-name="Default" office:value-type="string" calcext:value-type="string">
            <text:p>ngsri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i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gri</text:p>
          </table:table-cell>
          <table:table-cell office:value-type="string" calcext:value-type="string">
            <text:p>ngsi</text:p>
          </table:table-cell>
          <table:table-cell office:value-type="string" calcext:value-type="string">
            <text:p>ngsr</text:p>
          </table:table-cell>
          <table:table-cell office:value-type="string" calcext:value-type="string">
            <text:p>ngsri</text:p>
          </table:table-cell>
        </table:table-row>
        <table:table-row table:style-name="ro2">
          <table:table-cell office:value-type="string" calcext:value-type="string">
            <text:p>bsearch-eq-1.bils</text:p>
          </table:table-cell>
          <table:table-cell table:formula="of:=([.L3]/[.$K3])*100" office:value-type="float" office:value="154.208273894437" calcext:value-type="float">
            <text:p>154.21</text:p>
          </table:table-cell>
          <table:table-cell table:formula="of:=([.M3]/[.$K3])*100" office:value-type="float" office:value="104.13694721826" calcext:value-type="float">
            <text:p>104.14</text:p>
          </table:table-cell>
          <table:table-cell table:formula="of:=([.N3]/[.$K3])*100" office:value-type="float" office:value="103.138373751783" calcext:value-type="float">
            <text:p>103.14</text:p>
          </table:table-cell>
          <table:table-cell table:formula="of:=([.O3]/[.$K3])*100" office:value-type="float" office:value="116.119828815977" calcext:value-type="float">
            <text:p>116.12</text:p>
          </table:table-cell>
          <table:table-cell table:formula="of:=([.P3]/[.$K3])*100" office:value-type="float" office:value="145.363766048502" calcext:value-type="float">
            <text:p>145.36</text:p>
          </table:table-cell>
          <table:table-cell table:formula="of:=([.Q3]/[.$K3])*100" office:value-type="float" office:value="127.104136947218" calcext:value-type="float">
            <text:p>127.10</text:p>
          </table:table-cell>
          <table:table-cell table:formula="of:=([.R3]/[.$K3])*100" office:value-type="float" office:value="142.65335235378" calcext:value-type="float">
            <text:p>142.65</text:p>
          </table:table-cell>
          <table:table-cell table:formula="of:=([.S3]/[.$K3])*100" office:value-type="float" office:value="151.640513552068" calcext:value-type="float">
            <text:p>151.64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73" calcext:value-type="float">
            <text:p>0.73</text:p>
          </table:table-cell>
          <table:table-cell office:value-type="float" office:value="0.723" calcext:value-type="float">
            <text:p>0.723</text:p>
          </table:table-cell>
          <table:table-cell office:value-type="float" office:value="0.814" calcext:value-type="float">
            <text:p>0.814</text:p>
          </table:table-cell>
          <table:table-cell office:value-type="float" office:value="1.019" calcext:value-type="float">
            <text:p>1.019</text:p>
          </table:table-cell>
          <table:table-cell office:value-type="float" office:value="0.891" calcext:value-type="float">
            <text:p>0.891</text:p>
          </table:table-cell>
          <table:table-cell office:value-type="float" office:value="1" calcext:value-type="float">
            <text:p>1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2">
          <table:table-cell office:value-type="string" calcext:value-type="string">
            <text:p>bsearch-eq-2.bils</text:p>
          </table:table-cell>
          <table:table-cell table:formula="of:=([.L4]/[.$K4])*100" office:value-type="float" office:value="152.941176470588" calcext:value-type="float">
            <text:p>152.94</text:p>
          </table:table-cell>
          <table:table-cell table:formula="of:=([.M4]/[.$K4])*100" office:value-type="float" office:value="117.647058823529" calcext:value-type="float">
            <text:p>117.65</text:p>
          </table:table-cell>
          <table:table-cell table:formula="of:=([.N4]/[.$K4])*100" office:value-type="float" office:value="100" calcext:value-type="float">
            <text:p>100.00</text:p>
          </table:table-cell>
          <table:table-cell table:formula="of:=([.O4]/[.$K4])*100" office:value-type="float" office:value="102.941176470588" calcext:value-type="float">
            <text:p>102.94</text:p>
          </table:table-cell>
          <table:table-cell table:formula="of:=([.P4]/[.$K4])*100" office:value-type="float" office:value="141.176470588235" calcext:value-type="float">
            <text:p>141.18</text:p>
          </table:table-cell>
          <table:table-cell table:formula="of:=([.Q4]/[.$K4])*100" office:value-type="float" office:value="138.235294117647" calcext:value-type="float">
            <text:p>138.24</text:p>
          </table:table-cell>
          <table:table-cell table:formula="of:=([.R4]/[.$K4])*100" office:value-type="float" office:value="114.705882352941" calcext:value-type="float">
            <text:p>114.71</text:p>
          </table:table-cell>
          <table:table-cell table:formula="of:=([.S4]/[.$K4])*100" office:value-type="float" office:value="144.117647058824" calcext:value-type="float">
            <text:p>144.12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" calcext:value-type="float">
            <text:p>0.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2">
          <table:table-cell office:value-type="string" calcext:value-type="string">
            <text:p>bsearch-eq-3.bils</text:p>
          </table:table-cell>
          <table:table-cell table:formula="of:=([.L5]/[.$K5])*100" office:value-type="float" office:value="132.142857142857" calcext:value-type="float">
            <text:p>132.14</text:p>
          </table:table-cell>
          <table:table-cell table:formula="of:=([.M5]/[.$K5])*100" office:value-type="float" office:value="110.714285714286" calcext:value-type="float">
            <text:p>110.71</text:p>
          </table:table-cell>
          <table:table-cell table:formula="of:=([.N5]/[.$K5])*100" office:value-type="float" office:value="98.2142857142857" calcext:value-type="float">
            <text:p>98.21</text:p>
          </table:table-cell>
          <table:table-cell table:formula="of:=([.O5]/[.$K5])*100" office:value-type="float" office:value="105.357142857143" calcext:value-type="float">
            <text:p>105.36</text:p>
          </table:table-cell>
          <table:table-cell table:formula="of:=([.P5]/[.$K5])*100" office:value-type="float" office:value="169.642857142857" calcext:value-type="float">
            <text:p>169.64</text:p>
          </table:table-cell>
          <table:table-cell table:formula="of:=([.Q5]/[.$K5])*100" office:value-type="float" office:value="139.285714285714" calcext:value-type="float">
            <text:p>139.29</text:p>
          </table:table-cell>
          <table:table-cell table:formula="of:=([.R5]/[.$K5])*100" office:value-type="float" office:value="125" calcext:value-type="float">
            <text:p>125.00</text:p>
          </table:table-cell>
          <table:table-cell table:formula="of:=([.S5]/[.$K5])*100" office:value-type="float" office:value="137.5" calcext:value-type="float">
            <text:p>137.50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2">
          <table:table-cell office:value-type="string" calcext:value-type="string">
            <text:p>ex1v2-eq.bils</text:p>
          </table:table-cell>
          <table:table-cell table:formula="of:=([.L6]/[.$K6])*100" office:value-type="float" office:value="150" calcext:value-type="float">
            <text:p>150.00</text:p>
          </table:table-cell>
          <table:table-cell table:formula="of:=([.M6]/[.$K6])*100" office:value-type="float" office:value="140" calcext:value-type="float">
            <text:p>140.00</text:p>
          </table:table-cell>
          <table:table-cell table:formula="of:=([.N6]/[.$K6])*100" office:value-type="float" office:value="120" calcext:value-type="float">
            <text:p>120.00</text:p>
          </table:table-cell>
          <table:table-cell table:formula="of:=([.O6]/[.$K6])*100" office:value-type="float" office:value="110" calcext:value-type="float">
            <text:p>110.00</text:p>
          </table:table-cell>
          <table:table-cell table:formula="of:=([.P6]/[.$K6])*100" office:value-type="float" office:value="190" calcext:value-type="float">
            <text:p>190.00</text:p>
          </table:table-cell>
          <table:table-cell table:formula="of:=([.Q6]/[.$K6])*100" office:value-type="float" office:value="150" calcext:value-type="float">
            <text:p>150.00</text:p>
          </table:table-cell>
          <table:table-cell table:formula="of:=([.R6]/[.$K6])*100" office:value-type="float" office:value="160" calcext:value-type="float">
            <text:p>160.00</text:p>
          </table:table-cell>
          <table:table-cell table:formula="of:=([.S6]/[.$K6])*100" office:value-type="float" office:value="160" calcext:value-type="float">
            <text:p>160.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ex1v3-eq.bils</text:p>
          </table:table-cell>
          <table:table-cell table:formula="of:=([.L7]/[.$K7])*100" office:value-type="float" office:value="154.545454545455" calcext:value-type="float">
            <text:p>154.55</text:p>
          </table:table-cell>
          <table:table-cell table:formula="of:=([.M7]/[.$K7])*100" office:value-type="float" office:value="154.545454545455" calcext:value-type="float">
            <text:p>154.55</text:p>
          </table:table-cell>
          <table:table-cell table:formula="of:=([.N7]/[.$K7])*100" office:value-type="float" office:value="127.272727272727" calcext:value-type="float">
            <text:p>127.27</text:p>
          </table:table-cell>
          <table:table-cell table:formula="of:=([.O7]/[.$K7])*100" office:value-type="float" office:value="145.454545454545" calcext:value-type="float">
            <text:p>145.45</text:p>
          </table:table-cell>
          <table:table-cell table:formula="of:=([.P7]/[.$K7])*100" office:value-type="float" office:value="127.272727272727" calcext:value-type="float">
            <text:p>127.27</text:p>
          </table:table-cell>
          <table:table-cell table:formula="of:=([.Q7]/[.$K7])*100" office:value-type="float" office:value="290.909090909091" calcext:value-type="float">
            <text:p>290.91</text:p>
          </table:table-cell>
          <table:table-cell table:formula="of:=([.R7]/[.$K7])*100" office:value-type="float" office:value="145.454545454545" calcext:value-type="float">
            <text:p>145.45</text:p>
          </table:table-cell>
          <table:table-cell table:formula="of:=([.S7]/[.$K7])*100" office:value-type="float" office:value="163.636363636364" calcext:value-type="float">
            <text:p>163.64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ex2v1.bils</text:p>
          </table:table-cell>
          <table:table-cell table:formula="of:=([.L8]/[.$K8])*100" office:value-type="float" office:value="157.142857142857" calcext:value-type="float">
            <text:p>157.14</text:p>
          </table:table-cell>
          <table:table-cell table:formula="of:=([.M8]/[.$K8])*100" office:value-type="float" office:value="142.857142857143" calcext:value-type="float">
            <text:p>142.86</text:p>
          </table:table-cell>
          <table:table-cell table:formula="of:=([.N8]/[.$K8])*100" office:value-type="float" office:value="114.285714285714" calcext:value-type="float">
            <text:p>114.29</text:p>
          </table:table-cell>
          <table:table-cell table:formula="of:=([.O8]/[.$K8])*100" office:value-type="float" office:value="142.857142857143" calcext:value-type="float">
            <text:p>142.86</text:p>
          </table:table-cell>
          <table:table-cell table:formula="of:=([.P8]/[.$K8])*100" office:value-type="float" office:value="128.571428571429" calcext:value-type="float">
            <text:p>128.57</text:p>
          </table:table-cell>
          <table:table-cell table:formula="of:=([.Q8]/[.$K8])*100" office:value-type="float" office:value="128.571428571429" calcext:value-type="float">
            <text:p>128.57</text:p>
          </table:table-cell>
          <table:table-cell table:formula="of:=([.R8]/[.$K8])*100" office:value-type="float" office:value="128.571428571429" calcext:value-type="float">
            <text:p>128.57</text:p>
          </table:table-cell>
          <table:table-cell table:formula="of:=([.S8]/[.$K8])*100" office:value-type="float" office:value="142.857142857143" calcext:value-type="float">
            <text:p>142.8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ex2v2.bils</text:p>
          </table:table-cell>
          <table:table-cell table:formula="of:=([.L9]/[.$K9])*100" office:value-type="float" office:value="128.571428571429" calcext:value-type="float">
            <text:p>128.57</text:p>
          </table:table-cell>
          <table:table-cell table:formula="of:=([.M9]/[.$K9])*100" office:value-type="float" office:value="128.571428571429" calcext:value-type="float">
            <text:p>128.57</text:p>
          </table:table-cell>
          <table:table-cell table:formula="of:=([.N9]/[.$K9])*100" office:value-type="float" office:value="114.285714285714" calcext:value-type="float">
            <text:p>114.29</text:p>
          </table:table-cell>
          <table:table-cell table:formula="of:=([.O9]/[.$K9])*100" office:value-type="float" office:value="114.285714285714" calcext:value-type="float">
            <text:p>114.29</text:p>
          </table:table-cell>
          <table:table-cell table:formula="of:=([.P9]/[.$K9])*100" office:value-type="float" office:value="171.428571428571" calcext:value-type="float">
            <text:p>171.43</text:p>
          </table:table-cell>
          <table:table-cell table:formula="of:=([.Q9]/[.$K9])*100" office:value-type="float" office:value="171.428571428571" calcext:value-type="float">
            <text:p>171.43</text:p>
          </table:table-cell>
          <table:table-cell table:formula="of:=([.R9]/[.$K9])*100" office:value-type="float" office:value="157.142857142857" calcext:value-type="float">
            <text:p>157.14</text:p>
          </table:table-cell>
          <table:table-cell table:formula="of:=([.S9]/[.$K9])*100" office:value-type="float" office:value="142.857142857143" calcext:value-type="float">
            <text:p>142.86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act-tail-rec.bils</text:p>
          </table:table-cell>
          <table:table-cell table:formula="of:=([.L10]/[.$K10])*100" office:value-type="float" office:value="140" calcext:value-type="float">
            <text:p>140.00</text:p>
          </table:table-cell>
          <table:table-cell table:formula="of:=([.M10]/[.$K10])*100" office:value-type="float" office:value="110" calcext:value-type="float">
            <text:p>110.00</text:p>
          </table:table-cell>
          <table:table-cell table:formula="of:=([.N10]/[.$K10])*100" office:value-type="float" office:value="120" calcext:value-type="float">
            <text:p>120.00</text:p>
          </table:table-cell>
          <table:table-cell table:formula="of:=([.O10]/[.$K10])*100" office:value-type="float" office:value="110" calcext:value-type="float">
            <text:p>110.00</text:p>
          </table:table-cell>
          <table:table-cell table:formula="of:=([.P10]/[.$K10])*100" office:value-type="float" office:value="130" calcext:value-type="float">
            <text:p>130.00</text:p>
          </table:table-cell>
          <table:table-cell table:formula="of:=([.Q10]/[.$K10])*100" office:value-type="float" office:value="120" calcext:value-type="float">
            <text:p>120.00</text:p>
          </table:table-cell>
          <table:table-cell table:formula="of:=([.R10]/[.$K10])*100" office:value-type="float" office:value="160" calcext:value-type="float">
            <text:p>160.00</text:p>
          </table:table-cell>
          <table:table-cell table:formula="of:=([.S10]/[.$K10])*100" office:value-type="float" office:value="130" calcext:value-type="float">
            <text:p>130.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gc-equiv-2.bils</text:p>
          </table:table-cell>
          <table:table-cell table:formula="of:=([.L11]/[.$K11])*100" office:value-type="float" office:value="200" calcext:value-type="float">
            <text:p>200.00</text:p>
          </table:table-cell>
          <table:table-cell table:formula="of:=([.M11]/[.$K11])*100" office:value-type="float" office:value="166.666666666667" calcext:value-type="float">
            <text:p>166.67</text:p>
          </table:table-cell>
          <table:table-cell table:formula="of:=([.N11]/[.$K11])*100" office:value-type="float" office:value="100" calcext:value-type="float">
            <text:p>100.00</text:p>
          </table:table-cell>
          <table:table-cell table:formula="of:=([.O11]/[.$K11])*100" office:value-type="float" office:value="133.333333333333" calcext:value-type="float">
            <text:p>133.33</text:p>
          </table:table-cell>
          <table:table-cell table:formula="of:=([.P11]/[.$K11])*100" office:value-type="float" office:value="133.333333333333" calcext:value-type="float">
            <text:p>133.33</text:p>
          </table:table-cell>
          <table:table-cell table:formula="of:=([.Q11]/[.$K11])*100" office:value-type="float" office:value="166.666666666667" calcext:value-type="float">
            <text:p>166.67</text:p>
          </table:table-cell>
          <table:table-cell table:formula="of:=([.R11]/[.$K11])*100" office:value-type="float" office:value="200" calcext:value-type="float">
            <text:p>200.00</text:p>
          </table:table-cell>
          <table:table-cell table:formula="of:=([.S11]/[.$K11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gc-equiv.bils</text:p>
          </table:table-cell>
          <table:table-cell table:formula="of:=([.L12]/[.$K12])*100" office:value-type="float" office:value="166.666666666667" calcext:value-type="float">
            <text:p>166.67</text:p>
          </table:table-cell>
          <table:table-cell table:formula="of:=([.M12]/[.$K12])*100" office:value-type="float" office:value="133.333333333333" calcext:value-type="float">
            <text:p>133.33</text:p>
          </table:table-cell>
          <table:table-cell table:formula="of:=([.N12]/[.$K12])*100" office:value-type="float" office:value="133.333333333333" calcext:value-type="float">
            <text:p>133.33</text:p>
          </table:table-cell>
          <table:table-cell table:formula="of:=([.O12]/[.$K12])*100" office:value-type="float" office:value="133.333333333333" calcext:value-type="float">
            <text:p>133.33</text:p>
          </table:table-cell>
          <table:table-cell table:formula="of:=([.P12]/[.$K12])*100" office:value-type="float" office:value="166.666666666667" calcext:value-type="float">
            <text:p>166.67</text:p>
          </table:table-cell>
          <table:table-cell table:formula="of:=([.Q12]/[.$K12])*100" office:value-type="float" office:value="133.333333333333" calcext:value-type="float">
            <text:p>133.33</text:p>
          </table:table-cell>
          <table:table-cell table:formula="of:=([.R12]/[.$K12])*100" office:value-type="float" office:value="166.666666666667" calcext:value-type="float">
            <text:p>166.67</text:p>
          </table:table-cell>
          <table:table-cell table:formula="of:=([.S12]/[.$K12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identity-1.bils</text:p>
          </table:table-cell>
          <table:table-cell table:formula="of:=([.L13]/[.$K13])*100" office:value-type="float" office:value="100" calcext:value-type="float">
            <text:p>100.00</text:p>
          </table:table-cell>
          <table:table-cell table:formula="of:=([.M13]/[.$K13])*100" office:value-type="float" office:value="13.7931034482759" calcext:value-type="float">
            <text:p>13.79</text:p>
          </table:table-cell>
          <table:table-cell table:formula="of:=([.N13]/[.$K13])*100" office:value-type="float" office:value="68.9655172413793" calcext:value-type="float">
            <text:p>68.97</text:p>
          </table:table-cell>
          <table:table-cell table:formula="of:=([.O13]/[.$K13])*100" office:value-type="float" office:value="86.2068965517241" calcext:value-type="float">
            <text:p>86.21</text:p>
          </table:table-cell>
          <table:table-cell table:formula="of:=([.P13]/[.$K13])*100" office:value-type="float" office:value="13.7931034482759" calcext:value-type="float">
            <text:p>13.79</text:p>
          </table:table-cell>
          <table:table-cell table:formula="of:=([.Q13]/[.$K13])*100" office:value-type="float" office:value="13.7931034482759" calcext:value-type="float">
            <text:p>13.79</text:p>
          </table:table-cell>
          <table:table-cell table:formula="of:=([.R13]/[.$K13])*100" office:value-type="float" office:value="86.2068965517241" calcext:value-type="float">
            <text:p>86.21</text:p>
          </table:table-cell>
          <table:table-cell table:formula="of:=([.S13]/[.$K13])*100" office:value-type="float" office:value="17.2413793103448" calcext:value-type="float">
            <text:p>17.24</text:p>
          </table:table-cell>
          <table:table-cell/>
          <table:table-cell table:number-columns-repeated="2" office:value-type="float" office:value="0.029" calcext:value-type="float">
            <text:p>0.0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identity-2.bils</text:p>
          </table:table-cell>
          <table:table-cell table:formula="of:=([.L14]/[.$K14])*100" office:value-type="float" office:value="160" calcext:value-type="float">
            <text:p>160.00</text:p>
          </table:table-cell>
          <table:table-cell table:formula="of:=([.M14]/[.$K14])*100" office:value-type="float" office:value="13.3333333333333" calcext:value-type="float">
            <text:p>13.33</text:p>
          </table:table-cell>
          <table:table-cell table:formula="of:=([.N14]/[.$K14])*100" office:value-type="float" office:value="116.666666666667" calcext:value-type="float">
            <text:p>116.67</text:p>
          </table:table-cell>
          <table:table-cell table:formula="of:=([.O14]/[.$K14])*100" office:value-type="float" office:value="120" calcext:value-type="float">
            <text:p>120.00</text:p>
          </table:table-cell>
          <table:table-cell table:formula="of:=([.P14]/[.$K14])*100" office:value-type="float" office:value="13.3333333333333" calcext:value-type="float">
            <text:p>13.33</text:p>
          </table:table-cell>
          <table:table-cell table:formula="of:=([.Q14]/[.$K14])*100" office:value-type="float" office:value="13.3333333333333" calcext:value-type="float">
            <text:p>13.33</text:p>
          </table:table-cell>
          <table:table-cell table:formula="of:=([.R14]/[.$K14])*100" office:value-type="float" office:value="140" calcext:value-type="float">
            <text:p>140.00</text:p>
          </table:table-cell>
          <table:table-cell table:formula="of:=([.S14]/[.$K14])*100" office:value-type="float" office:value="13.3333333333333" calcext:value-type="float">
            <text:p>13.3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mccarthy.bils</text:p>
          </table:table-cell>
          <table:table-cell table:formula="of:=([.L15]/[.$K15])*100" office:value-type="float" office:value="154.545454545455" calcext:value-type="float">
            <text:p>154.55</text:p>
          </table:table-cell>
          <table:table-cell table:formula="of:=([.M15]/[.$K15])*100" office:value-type="float" office:value="104.545454545455" calcext:value-type="float">
            <text:p>104.55</text:p>
          </table:table-cell>
          <table:table-cell table:formula="of:=([.N15]/[.$K15])*100" office:value-type="float" office:value="127.272727272727" calcext:value-type="float">
            <text:p>127.27</text:p>
          </table:table-cell>
          <table:table-cell table:formula="of:=([.O15]/[.$K15])*100" office:value-type="float" office:value="95.4545454545455" calcext:value-type="float">
            <text:p>95.45</text:p>
          </table:table-cell>
          <table:table-cell table:formula="of:=([.P15]/[.$K15])*100" office:value-type="float" office:value="140.909090909091" calcext:value-type="float">
            <text:p>140.91</text:p>
          </table:table-cell>
          <table:table-cell table:formula="of:=([.Q15]/[.$K15])*100" office:value-type="float" office:value="122.727272727273" calcext:value-type="float">
            <text:p>122.73</text:p>
          </table:table-cell>
          <table:table-cell table:formula="of:=([.R15]/[.$K15])*100" office:value-type="float" office:value="104.545454545455" calcext:value-type="float">
            <text:p>104.55</text:p>
          </table:table-cell>
          <table:table-cell table:formula="of:=([.S15]/[.$K15])*100" office:value-type="float" office:value="118.181818181818" calcext:value-type="float">
            <text:p>118.18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2">
          <table:table-cell office:value-type="string" calcext:value-type="string">
            <text:p>mccarthy-knuth2.bils</text:p>
          </table:table-cell>
          <table:table-cell table:formula="of:=([.L16]/[.$K16])*100" office:value-type="float" office:value="152.173913043478" calcext:value-type="float">
            <text:p>152.17</text:p>
          </table:table-cell>
          <table:table-cell table:formula="of:=([.M16]/[.$K16])*100" office:value-type="float" office:value="126.086956521739" calcext:value-type="float">
            <text:p>126.09</text:p>
          </table:table-cell>
          <table:table-cell table:formula="of:=([.N16]/[.$K16])*100" office:value-type="float" office:value="104.347826086957" calcext:value-type="float">
            <text:p>104.35</text:p>
          </table:table-cell>
          <table:table-cell table:formula="of:=([.O16]/[.$K16])*100" office:value-type="float" office:value="104.347826086957" calcext:value-type="float">
            <text:p>104.35</text:p>
          </table:table-cell>
          <table:table-cell table:formula="of:=([.P16]/[.$K16])*100" office:value-type="float" office:value="121.739130434783" calcext:value-type="float">
            <text:p>121.74</text:p>
          </table:table-cell>
          <table:table-cell table:formula="of:=([.Q16]/[.$K16])*100" office:value-type="float" office:value="113.04347826087" calcext:value-type="float">
            <text:p>113.04</text:p>
          </table:table-cell>
          <table:table-cell table:formula="of:=([.R16]/[.$K16])*100" office:value-type="float" office:value="113.04347826087" calcext:value-type="float">
            <text:p>113.04</text:p>
          </table:table-cell>
          <table:table-cell table:formula="of:=([.S16]/[.$K16])*100" office:value-type="float" office:value="108.695652173913" calcext:value-type="float">
            <text:p>108.70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2">
          <table:table-cell office:value-type="string" calcext:value-type="string">
            <text:p>mccarthy-knuth.bils</text:p>
          </table:table-cell>
          <table:table-cell table:formula="of:=([.L17]/[.$K17])*100" office:value-type="float" office:value="114.285714285714" calcext:value-type="float">
            <text:p>114.29</text:p>
          </table:table-cell>
          <table:table-cell table:formula="of:=([.M17]/[.$K17])*100" office:value-type="float" office:value="109.52380952381" calcext:value-type="float">
            <text:p>109.52</text:p>
          </table:table-cell>
          <table:table-cell table:formula="of:=([.N17]/[.$K17])*100" office:value-type="float" office:value="90.4761904761905" calcext:value-type="float">
            <text:p>90.48</text:p>
          </table:table-cell>
          <table:table-cell table:formula="of:=([.O17]/[.$K17])*100" office:value-type="float" office:value="104.761904761905" calcext:value-type="float">
            <text:p>104.76</text:p>
          </table:table-cell>
          <table:table-cell table:formula="of:=([.P17]/[.$K17])*100" office:value-type="float" office:value="176.190476190476" calcext:value-type="float">
            <text:p>176.19</text:p>
          </table:table-cell>
          <table:table-cell table:formula="of:=([.Q17]/[.$K17])*100" office:value-type="float" office:value="133.333333333333" calcext:value-type="float">
            <text:p>133.33</text:p>
          </table:table-cell>
          <table:table-cell table:formula="of:=([.R17]/[.$K17])*100" office:value-type="float" office:value="109.52380952381" calcext:value-type="float">
            <text:p>109.52</text:p>
          </table:table-cell>
          <table:table-cell table:formula="of:=([.S17]/[.$K17])*100" office:value-type="float" office:value="104.761904761905" calcext:value-type="float">
            <text:p>104.76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string" calcext:value-type="string">
            <text:p>mult2.bils</text:p>
          </table:table-cell>
          <table:table-cell table:formula="of:=([.L18]/[.$K18])*100" office:value-type="float" office:value="137.142857142857" calcext:value-type="float">
            <text:p>137.14</text:p>
          </table:table-cell>
          <table:table-cell table:formula="of:=([.M18]/[.$K18])*100" office:value-type="float" office:value="108.571428571429" calcext:value-type="float">
            <text:p>108.57</text:p>
          </table:table-cell>
          <table:table-cell table:formula="of:=([.N18]/[.$K18])*100" office:value-type="float" office:value="97.1428571428571" calcext:value-type="float">
            <text:p>97.14</text:p>
          </table:table-cell>
          <table:table-cell table:formula="of:=([.O18]/[.$K18])*100" office:value-type="float" office:value="105.714285714286" calcext:value-type="float">
            <text:p>105.71</text:p>
          </table:table-cell>
          <table:table-cell table:formula="of:=([.P18]/[.$K18])*100" office:value-type="float" office:value="211.428571428571" calcext:value-type="float">
            <text:p>211.43</text:p>
          </table:table-cell>
          <table:table-cell table:formula="of:=([.Q18]/[.$K18])*100" office:value-type="float" office:value="131.428571428571" calcext:value-type="float">
            <text:p>131.43</text:p>
          </table:table-cell>
          <table:table-cell table:formula="of:=([.R18]/[.$K18])*100" office:value-type="float" office:value="131.428571428571" calcext:value-type="float">
            <text:p>131.43</text:p>
          </table:table-cell>
          <table:table-cell table:formula="of:=([.S18]/[.$K18])*100" office:value-type="float" office:value="122.857142857143" calcext:value-type="float">
            <text:p>122.86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2">
          <table:table-cell office:value-type="string" calcext:value-type="string">
            <text:p>mult.bils</text:p>
          </table:table-cell>
          <table:table-cell table:formula="of:=([.L19]/[.$K19])*100" office:value-type="float" office:value="140.350877192982" calcext:value-type="float">
            <text:p>140.35</text:p>
          </table:table-cell>
          <table:table-cell table:formula="of:=([.M19]/[.$K19])*100" office:value-type="float" office:value="108.771929824561" calcext:value-type="float">
            <text:p>108.77</text:p>
          </table:table-cell>
          <table:table-cell table:formula="of:=([.N19]/[.$K19])*100" office:value-type="float" office:value="89.4736842105263" calcext:value-type="float">
            <text:p>89.47</text:p>
          </table:table-cell>
          <table:table-cell table:formula="of:=([.O19]/[.$K19])*100" office:value-type="float" office:value="105.263157894737" calcext:value-type="float">
            <text:p>105.26</text:p>
          </table:table-cell>
          <table:table-cell table:formula="of:=([.P19]/[.$K19])*100" office:value-type="float" office:value="156.140350877193" calcext:value-type="float">
            <text:p>156.14</text:p>
          </table:table-cell>
          <table:table-cell table:formula="of:=([.Q19]/[.$K19])*100" office:value-type="float" office:value="121.052631578947" calcext:value-type="float">
            <text:p>121.05</text:p>
          </table:table-cell>
          <table:table-cell table:formula="of:=([.R19]/[.$K19])*100" office:value-type="float" office:value="112.280701754386" calcext:value-type="float">
            <text:p>112.28</text:p>
          </table:table-cell>
          <table:table-cell table:formula="of:=([.S19]/[.$K19])*100" office:value-type="float" office:value="140.350877192982" calcext:value-type="float">
            <text:p>140.35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float" office:value="0.08" calcext:value-type="float">
            <text:p>0.0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nr-equiv-int.bils</text:p>
          </table:table-cell>
          <table:table-cell table:formula="of:=([.L20]/[.$K20])*100" office:value-type="float" office:value="214.285714285714" calcext:value-type="float">
            <text:p>214.29</text:p>
          </table:table-cell>
          <table:table-cell table:formula="of:=([.M20]/[.$K20])*100" office:value-type="float" office:value="114.285714285714" calcext:value-type="float">
            <text:p>114.29</text:p>
          </table:table-cell>
          <table:table-cell table:formula="of:=([.N20]/[.$K20])*100" office:value-type="float" office:value="71.4285714285714" calcext:value-type="float">
            <text:p>71.43</text:p>
          </table:table-cell>
          <table:table-cell table:formula="of:=([.O20]/[.$K20])*100" office:value-type="float" office:value="157.142857142857" calcext:value-type="float">
            <text:p>157.14</text:p>
          </table:table-cell>
          <table:table-cell table:formula="of:=([.P20]/[.$K20])*100" office:value-type="float" office:value="142.857142857143" calcext:value-type="float">
            <text:p>142.86</text:p>
          </table:table-cell>
          <table:table-cell table:formula="of:=([.Q20]/[.$K20])*100" office:value-type="float" office:value="185.714285714286" calcext:value-type="float">
            <text:p>185.71</text:p>
          </table:table-cell>
          <table:table-cell table:formula="of:=([.R20]/[.$K20])*100" office:value-type="float" office:value="114.285714285714" calcext:value-type="float">
            <text:p>114.29</text:p>
          </table:table-cell>
          <table:table-cell table:formula="of:=([.S20]/[.$K20])*100" office:value-type="float" office:value="114.285714285714" calcext:value-type="float">
            <text:p>114.29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nr-equiv-no-g-2.bils</text:p>
          </table:table-cell>
          <table:table-cell table:formula="of:=([.L21]/[.$K21])*100" office:value-type="float" office:value="200" calcext:value-type="float">
            <text:p>200.00</text:p>
          </table:table-cell>
          <table:table-cell table:formula="of:=([.M21]/[.$K21])*100" office:value-type="float" office:value="133.333333333333" calcext:value-type="float">
            <text:p>133.33</text:p>
          </table:table-cell>
          <table:table-cell table:formula="of:=([.N21]/[.$K21])*100" office:value-type="float" office:value="100" calcext:value-type="float">
            <text:p>100.00</text:p>
          </table:table-cell>
          <table:table-cell table:formula="of:=([.O21]/[.$K21])*100" office:value-type="float" office:value="133.333333333333" calcext:value-type="float">
            <text:p>133.33</text:p>
          </table:table-cell>
          <table:table-cell table:formula="of:=([.P21]/[.$K21])*100" office:value-type="float" office:value="166.666666666667" calcext:value-type="float">
            <text:p>166.67</text:p>
          </table:table-cell>
          <table:table-cell table:formula="of:=([.Q21]/[.$K21])*100" office:value-type="float" office:value="166.666666666667" calcext:value-type="float">
            <text:p>166.67</text:p>
          </table:table-cell>
          <table:table-cell table:formula="of:=([.R21]/[.$K21])*100" office:value-type="float" office:value="133.333333333333" calcext:value-type="float">
            <text:p>133.33</text:p>
          </table:table-cell>
          <table:table-cell table:formula="of:=([.S21]/[.$K21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nr-equiv-no-g.bils</text:p>
          </table:table-cell>
          <table:table-cell table:formula="of:=([.L22]/[.$K22])*100" office:value-type="float" office:value="233.333333333333" calcext:value-type="float">
            <text:p>233.33</text:p>
          </table:table-cell>
          <table:table-cell table:formula="of:=([.M22]/[.$K22])*100" office:value-type="float" office:value="133.333333333333" calcext:value-type="float">
            <text:p>133.33</text:p>
          </table:table-cell>
          <table:table-cell table:formula="of:=([.N22]/[.$K22])*100" office:value-type="float" office:value="100" calcext:value-type="float">
            <text:p>100.00</text:p>
          </table:table-cell>
          <table:table-cell table:formula="of:=([.O22]/[.$K22])*100" office:value-type="float" office:value="133.333333333333" calcext:value-type="float">
            <text:p>133.33</text:p>
          </table:table-cell>
          <table:table-cell table:formula="of:=([.P22]/[.$K22])*100" office:value-type="float" office:value="166.666666666667" calcext:value-type="float">
            <text:p>166.67</text:p>
          </table:table-cell>
          <table:table-cell table:formula="of:=([.Q22]/[.$K22])*100" office:value-type="float" office:value="133.333333333333" calcext:value-type="float">
            <text:p>133.33</text:p>
          </table:table-cell>
          <table:table-cell table:formula="of:=([.R22]/[.$K22])*100" office:value-type="float" office:value="133.333333333333" calcext:value-type="float">
            <text:p>133.33</text:p>
          </table:table-cell>
          <table:table-cell table:formula="of:=([.S22]/[.$K22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nr-equiv-unit.bils</text:p>
          </table:table-cell>
          <table:table-cell table:formula="of:=([.L23]/[.$K23])*100" office:value-type="float" office:value="114.285714285714" calcext:value-type="float">
            <text:p>114.29</text:p>
          </table:table-cell>
          <table:table-cell table:formula="of:=([.M23]/[.$K23])*100" office:value-type="float" office:value="85.7142857142857" calcext:value-type="float">
            <text:p>85.71</text:p>
          </table:table-cell>
          <table:table-cell table:formula="of:=([.N23]/[.$K23])*100" office:value-type="float" office:value="57.1428571428571" calcext:value-type="float">
            <text:p>57.14</text:p>
          </table:table-cell>
          <table:table-cell table:formula="of:=([.O23]/[.$K23])*100" office:value-type="float" office:value="57.1428571428571" calcext:value-type="float">
            <text:p>57.14</text:p>
          </table:table-cell>
          <table:table-cell table:formula="of:=([.P23]/[.$K23])*100" office:value-type="float" office:value="114.285714285714" calcext:value-type="float">
            <text:p>114.29</text:p>
          </table:table-cell>
          <table:table-cell table:formula="of:=([.Q23]/[.$K23])*100" office:value-type="float" office:value="85.7142857142857" calcext:value-type="float">
            <text:p>85.71</text:p>
          </table:table-cell>
          <table:table-cell table:formula="of:=([.R23]/[.$K23])*100" office:value-type="float" office:value="85.7142857142857" calcext:value-type="float">
            <text:p>85.71</text:p>
          </table:table-cell>
          <table:table-cell table:formula="of:=([.S23]/[.$K23])*100" office:value-type="float" office:value="100" calcext:value-type="float">
            <text:p>100.00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pitts-1-2.bils</text:p>
          </table:table-cell>
          <table:table-cell table:formula="of:=([.L24]/[.$K24])*100" office:value-type="float" office:value="180" calcext:value-type="float">
            <text:p>180.00</text:p>
          </table:table-cell>
          <table:table-cell table:formula="of:=([.M24]/[.$K24])*100" office:value-type="float" office:value="120" calcext:value-type="float">
            <text:p>120.00</text:p>
          </table:table-cell>
          <table:table-cell table:formula="of:=([.N24]/[.$K24])*100" office:value-type="float" office:value="120" calcext:value-type="float">
            <text:p>120.00</text:p>
          </table:table-cell>
          <table:table-cell table:formula="of:=([.O24]/[.$K24])*100" office:value-type="float" office:value="140" calcext:value-type="float">
            <text:p>140.00</text:p>
          </table:table-cell>
          <table:table-cell table:formula="of:=([.P24]/[.$K24])*100" office:value-type="float" office:value="180" calcext:value-type="float">
            <text:p>180.00</text:p>
          </table:table-cell>
          <table:table-cell table:formula="of:=([.Q24]/[.$K24])*100" office:value-type="float" office:value="160" calcext:value-type="float">
            <text:p>160.00</text:p>
          </table:table-cell>
          <table:table-cell table:formula="of:=([.R24]/[.$K24])*100" office:value-type="float" office:value="180" calcext:value-type="float">
            <text:p>180.00</text:p>
          </table:table-cell>
          <table:table-cell table:formula="of:=([.S24]/[.$K24])*100" office:value-type="float" office:value="140" calcext:value-type="float">
            <text:p>14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pitts-3.11.bils</text:p>
          </table:table-cell>
          <table:table-cell table:formula="of:=([.L25]/[.$K25])*100" office:value-type="float" office:value="130" calcext:value-type="float">
            <text:p>130.00</text:p>
          </table:table-cell>
          <table:table-cell table:formula="of:=([.M25]/[.$K25])*100" office:value-type="float" office:value="120" calcext:value-type="float">
            <text:p>120.00</text:p>
          </table:table-cell>
          <table:table-cell table:formula="of:=([.N25]/[.$K25])*100" office:value-type="float" office:value="100" calcext:value-type="float">
            <text:p>100.00</text:p>
          </table:table-cell>
          <table:table-cell table:formula="of:=([.O25]/[.$K25])*100" office:value-type="float" office:value="110" calcext:value-type="float">
            <text:p>110.00</text:p>
          </table:table-cell>
          <table:table-cell table:formula="of:=([.P25]/[.$K25])*100" office:value-type="float" office:value="170" calcext:value-type="float">
            <text:p>170.00</text:p>
          </table:table-cell>
          <table:table-cell table:formula="of:=([.Q25]/[.$K25])*100" office:value-type="float" office:value="140" calcext:value-type="float">
            <text:p>140.00</text:p>
          </table:table-cell>
          <table:table-cell table:formula="of:=([.R25]/[.$K25])*100" office:value-type="float" office:value="150" calcext:value-type="float">
            <text:p>150.00</text:p>
          </table:table-cell>
          <table:table-cell table:formula="of:=([.S25]/[.$K25])*100" office:value-type="float" office:value="120" calcext:value-type="float">
            <text:p>120.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string" calcext:value-type="string">
            <text:p>pitts-3.11v2.bils</text:p>
          </table:table-cell>
          <table:table-cell table:formula="of:=([.L26]/[.$K26])*100" office:value-type="float" office:value="150" calcext:value-type="float">
            <text:p>150.00</text:p>
          </table:table-cell>
          <table:table-cell table:formula="of:=([.M26]/[.$K26])*100" office:value-type="float" office:value="75" calcext:value-type="float">
            <text:p>75.00</text:p>
          </table:table-cell>
          <table:table-cell table:formula="of:=([.N26]/[.$K26])*100" office:value-type="float" office:value="75" calcext:value-type="float">
            <text:p>75.00</text:p>
          </table:table-cell>
          <table:table-cell table:formula="of:=([.O26]/[.$K26])*100" office:value-type="float" office:value="100" calcext:value-type="float">
            <text:p>100.00</text:p>
          </table:table-cell>
          <table:table-cell table:formula="of:=([.P26]/[.$K26])*100" office:value-type="float" office:value="100" calcext:value-type="float">
            <text:p>100.00</text:p>
          </table:table-cell>
          <table:table-cell table:formula="of:=([.Q26]/[.$K26])*100" office:value-type="float" office:value="100" calcext:value-type="float">
            <text:p>100.00</text:p>
          </table:table-cell>
          <table:table-cell table:formula="of:=([.R26]/[.$K26])*100" office:value-type="float" office:value="100" calcext:value-type="float">
            <text:p>100.00</text:p>
          </table:table-cell>
          <table:table-cell table:formula="of:=([.S26]/[.$K26])*100" office:value-type="float" office:value="125" calcext:value-type="float">
            <text:p>125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4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pitts-3.14.bils</text:p>
          </table:table-cell>
          <table:table-cell table:formula="of:=([.L27]/[.$K27])*100" office:value-type="float" office:value="254.545454545455" calcext:value-type="float">
            <text:p>254.55</text:p>
          </table:table-cell>
          <table:table-cell table:formula="of:=([.M27]/[.$K27])*100" office:value-type="float" office:value="172.727272727273" calcext:value-type="float">
            <text:p>172.73</text:p>
          </table:table-cell>
          <table:table-cell table:formula="of:=([.N27]/[.$K27])*100" office:value-type="float" office:value="133.766233766234" calcext:value-type="float">
            <text:p>133.77</text:p>
          </table:table-cell>
          <table:table-cell table:formula="of:=([.O27]/[.$K27])*100" office:value-type="float" office:value="153.246753246753" calcext:value-type="float">
            <text:p>153.25</text:p>
          </table:table-cell>
          <table:table-cell table:formula="of:=([.P27]/[.$K27])*100" office:value-type="float" office:value="177.922077922078" calcext:value-type="float">
            <text:p>177.92</text:p>
          </table:table-cell>
          <table:table-cell table:formula="of:=([.Q27]/[.$K27])*100" office:value-type="float" office:value="212.987012987013" calcext:value-type="float">
            <text:p>212.99</text:p>
          </table:table-cell>
          <table:table-cell table:formula="of:=([.R27]/[.$K27])*100" office:value-type="float" office:value="193.506493506493" calcext:value-type="float">
            <text:p>193.51</text:p>
          </table:table-cell>
          <table:table-cell table:formula="of:=([.S27]/[.$K27])*100" office:value-type="float" office:value="181.818181818182" calcext:value-type="float">
            <text:p>181.82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stateful-args-eq-2.bils</text:p>
          </table:table-cell>
          <table:table-cell table:formula="of:=([.L28]/[.$K28])*100" office:value-type="float" office:value="153.846153846154" calcext:value-type="float">
            <text:p>153.85</text:p>
          </table:table-cell>
          <table:table-cell table:formula="of:=([.M28]/[.$K28])*100" office:value-type="float" office:value="130.769230769231" calcext:value-type="float">
            <text:p>130.77</text:p>
          </table:table-cell>
          <table:table-cell table:formula="of:=([.N28]/[.$K28])*100" office:value-type="float" office:value="115.384615384615" calcext:value-type="float">
            <text:p>115.38</text:p>
          </table:table-cell>
          <table:table-cell table:formula="of:=([.O28]/[.$K28])*100" office:value-type="float" office:value="107.692307692308" calcext:value-type="float">
            <text:p>107.69</text:p>
          </table:table-cell>
          <table:table-cell table:formula="of:=([.P28]/[.$K28])*100" office:value-type="float" office:value="146.153846153846" calcext:value-type="float">
            <text:p>146.15</text:p>
          </table:table-cell>
          <table:table-cell table:formula="of:=([.Q28]/[.$K28])*100" office:value-type="float" office:value="176.923076923077" calcext:value-type="float">
            <text:p>176.92</text:p>
          </table:table-cell>
          <table:table-cell table:formula="of:=([.R28]/[.$K28])*100" office:value-type="float" office:value="153.846153846154" calcext:value-type="float">
            <text:p>153.85</text:p>
          </table:table-cell>
          <table:table-cell table:formula="of:=([.S28]/[.$K28])*100" office:value-type="float" office:value="184.615384615385" calcext:value-type="float">
            <text:p>184.62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string" calcext:value-type="string">
            <text:p>stateful-args-eq.bils</text:p>
          </table:table-cell>
          <table:table-cell table:formula="of:=([.L29]/[.$K29])*100" office:value-type="float" office:value="233.333333333333" calcext:value-type="float">
            <text:p>233.33</text:p>
          </table:table-cell>
          <table:table-cell table:formula="of:=([.M29]/[.$K29])*100" office:value-type="float" office:value="125" calcext:value-type="float">
            <text:p>125.00</text:p>
          </table:table-cell>
          <table:table-cell table:formula="of:=([.N29]/[.$K29])*100" office:value-type="float" office:value="133.333333333333" calcext:value-type="float">
            <text:p>133.33</text:p>
          </table:table-cell>
          <table:table-cell table:formula="of:=([.O29]/[.$K29])*100" office:value-type="float" office:value="125" calcext:value-type="float">
            <text:p>125.00</text:p>
          </table:table-cell>
          <table:table-cell table:formula="of:=([.P29]/[.$K29])*100" office:value-type="float" office:value="150" calcext:value-type="float">
            <text:p>150.00</text:p>
          </table:table-cell>
          <table:table-cell table:formula="of:=([.Q29]/[.$K29])*100" office:value-type="float" office:value="166.666666666667" calcext:value-type="float">
            <text:p>166.67</text:p>
          </table:table-cell>
          <table:table-cell table:formula="of:=([.R29]/[.$K29])*100" office:value-type="float" office:value="183.333333333333" calcext:value-type="float">
            <text:p>183.33</text:p>
          </table:table-cell>
          <table:table-cell table:formula="of:=([.S29]/[.$K29])*100" office:value-type="float" office:value="141.666666666667" calcext:value-type="float">
            <text:p>141.67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string" calcext:value-type="string">
            <text:p>symb-const-1.bils</text:p>
          </table:table-cell>
          <table:table-cell table:formula="of:=([.L30]/[.$K30])*100" office:value-type="float" office:value="221.428571428571" calcext:value-type="float">
            <text:p>221.43</text:p>
          </table:table-cell>
          <table:table-cell table:formula="of:=([.M30]/[.$K30])*100" office:value-type="float" office:value="117.857142857143" calcext:value-type="float">
            <text:p>117.86</text:p>
          </table:table-cell>
          <table:table-cell table:formula="of:=([.N30]/[.$K30])*100" office:value-type="float" office:value="121.428571428571" calcext:value-type="float">
            <text:p>121.43</text:p>
          </table:table-cell>
          <table:table-cell table:formula="of:=([.O30]/[.$K30])*100" office:value-type="float" office:value="107.142857142857" calcext:value-type="float">
            <text:p>107.14</text:p>
          </table:table-cell>
          <table:table-cell table:formula="of:=([.P30]/[.$K30])*100" office:value-type="float" office:value="139.285714285714" calcext:value-type="float">
            <text:p>139.29</text:p>
          </table:table-cell>
          <table:table-cell table:formula="of:=([.Q30]/[.$K30])*100" office:value-type="float" office:value="150" calcext:value-type="float">
            <text:p>150.00</text:p>
          </table:table-cell>
          <table:table-cell table:formula="of:=([.R30]/[.$K30])*100" office:value-type="float" office:value="135.714285714286" calcext:value-type="float">
            <text:p>135.71</text:p>
          </table:table-cell>
          <table:table-cell table:formula="of:=([.S30]/[.$K30])*100" office:value-type="float" office:value="167.857142857143" calcext:value-type="float">
            <text:p>167.8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2">
          <table:table-cell office:value-type="string" calcext:value-type="string">
            <text:p>symb-const-2.bils</text:p>
          </table:table-cell>
          <table:table-cell table:formula="of:=([.L31]/[.$K31])*100" office:value-type="float" office:value="133.333333333333" calcext:value-type="float">
            <text:p>133.33</text:p>
          </table:table-cell>
          <table:table-cell table:formula="of:=([.M31]/[.$K31])*100" office:value-type="float" office:value="118.181818181818" calcext:value-type="float">
            <text:p>118.18</text:p>
          </table:table-cell>
          <table:table-cell table:formula="of:=([.N31]/[.$K31])*100" office:value-type="float" office:value="112.121212121212" calcext:value-type="float">
            <text:p>112.12</text:p>
          </table:table-cell>
          <table:table-cell table:formula="of:=([.O31]/[.$K31])*100" office:value-type="float" office:value="109.090909090909" calcext:value-type="float">
            <text:p>109.09</text:p>
          </table:table-cell>
          <table:table-cell table:formula="of:=([.P31]/[.$K31])*100" office:value-type="float" office:value="151.515151515152" calcext:value-type="float">
            <text:p>151.52</text:p>
          </table:table-cell>
          <table:table-cell table:formula="of:=([.Q31]/[.$K31])*100" office:value-type="float" office:value="157.575757575758" calcext:value-type="float">
            <text:p>157.58</text:p>
          </table:table-cell>
          <table:table-cell table:formula="of:=([.R31]/[.$K31])*100" office:value-type="float" office:value="154.545454545455" calcext:value-type="float">
            <text:p>154.55</text:p>
          </table:table-cell>
          <table:table-cell table:formula="of:=([.S31]/[.$K31])*100" office:value-type="float" office:value="151.515151515152" calcext:value-type="float">
            <text:p>151.52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symb-const-5.bils</text:p>
          </table:table-cell>
          <table:table-cell table:formula="of:=([.L32]/[.$K32])*100" office:value-type="float" office:value="123.076923076923" calcext:value-type="float">
            <text:p>123.08</text:p>
          </table:table-cell>
          <table:table-cell table:formula="of:=([.M32]/[.$K32])*100" office:value-type="float" office:value="107.692307692308" calcext:value-type="float">
            <text:p>107.69</text:p>
          </table:table-cell>
          <table:table-cell table:formula="of:=([.N32]/[.$K32])*100" office:value-type="float" office:value="76.9230769230769" calcext:value-type="float">
            <text:p>76.92</text:p>
          </table:table-cell>
          <table:table-cell table:formula="of:=([.O32]/[.$K32])*100" office:value-type="float" office:value="92.3076923076923" calcext:value-type="float">
            <text:p>92.31</text:p>
          </table:table-cell>
          <table:table-cell table:formula="of:=([.P32]/[.$K32])*100" office:value-type="float" office:value="92.3076923076923" calcext:value-type="float">
            <text:p>92.31</text:p>
          </table:table-cell>
          <table:table-cell table:formula="of:=([.Q32]/[.$K32])*100" office:value-type="float" office:value="115.384615384615" calcext:value-type="float">
            <text:p>115.38</text:p>
          </table:table-cell>
          <table:table-cell table:formula="of:=([.R32]/[.$K32])*100" office:value-type="float" office:value="123.076923076923" calcext:value-type="float">
            <text:p>123.08</text:p>
          </table:table-cell>
          <table:table-cell table:formula="of:=([.S32]/[.$K32])*100" office:value-type="float" office:value="123.076923076923" calcext:value-type="float">
            <text:p>123.08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syteci-call-lock.bils</text:p>
          </table:table-cell>
          <table:table-cell table:formula="of:=([.L33]/[.$K33])*100" office:value-type="float" office:value="95.864106351551" calcext:value-type="float">
            <text:p>95.86</text:p>
          </table:table-cell>
          <table:table-cell table:formula="of:=([.M33]/[.$K33])*100" office:value-type="float" office:value="79.3205317577548" calcext:value-type="float">
            <text:p>79.32</text:p>
          </table:table-cell>
          <table:table-cell table:formula="of:=([.N33]/[.$K33])*100" office:value-type="float" office:value="54.2097488921713" calcext:value-type="float">
            <text:p>54.21</text:p>
          </table:table-cell>
          <table:table-cell table:formula="of:=([.O33]/[.$K33])*100" office:value-type="float" office:value="79.1728212703102" calcext:value-type="float">
            <text:p>79.17</text:p>
          </table:table-cell>
          <table:table-cell table:formula="of:=([.P33]/[.$K33])*100" office:value-type="float" office:value="66.7651403249631" calcext:value-type="float">
            <text:p>66.77</text:p>
          </table:table-cell>
          <table:table-cell table:formula="of:=([.Q33]/[.$K33])*100" office:value-type="float" office:value="89.5125553914328" calcext:value-type="float">
            <text:p>89.51</text:p>
          </table:table-cell>
          <table:table-cell table:formula="of:=([.R33]/[.$K33])*100" office:value-type="float" office:value="60.5612998522895" calcext:value-type="float">
            <text:p>60.56</text:p>
          </table:table-cell>
          <table:table-cell table:formula="of:=([.S33]/[.$K33])*100" office:value-type="float" office:value="68.3899556868538" calcext:value-type="float">
            <text:p>68.39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649" calcext:value-type="float">
            <text:p>0.649</text:p>
          </table:table-cell>
          <table:table-cell office:value-type="float" office:value="0.537" calcext:value-type="float">
            <text:p>0.537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52" calcext:value-type="float">
            <text:p>0.4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41" calcext:value-type="float">
            <text:p>0.41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string" calcext:value-type="string">
            <text:p>syteci-fact.bils</text:p>
          </table:table-cell>
          <table:table-cell table:formula="of:=([.L34]/[.$K34])*100" office:value-type="float" office:value="150" calcext:value-type="float">
            <text:p>150.00</text:p>
          </table:table-cell>
          <table:table-cell table:formula="of:=([.M34]/[.$K34])*100" office:value-type="float" office:value="125" calcext:value-type="float">
            <text:p>125.00</text:p>
          </table:table-cell>
          <table:table-cell table:formula="of:=([.N34]/[.$K34])*100" office:value-type="float" office:value="137.5" calcext:value-type="float">
            <text:p>137.50</text:p>
          </table:table-cell>
          <table:table-cell table:formula="of:=([.O34]/[.$K34])*100" office:value-type="float" office:value="125" calcext:value-type="float">
            <text:p>125.00</text:p>
          </table:table-cell>
          <table:table-cell table:formula="of:=([.P34]/[.$K34])*100" office:value-type="float" office:value="175" calcext:value-type="float">
            <text:p>175.00</text:p>
          </table:table-cell>
          <table:table-cell table:formula="of:=([.Q34]/[.$K34])*100" office:value-type="float" office:value="150" calcext:value-type="float">
            <text:p>150.00</text:p>
          </table:table-cell>
          <table:table-cell table:formula="of:=([.R34]/[.$K34])*100" office:value-type="float" office:value="150" calcext:value-type="float">
            <text:p>150.00</text:p>
          </table:table-cell>
          <table:table-cell table:formula="of:=([.S34]/[.$K34])*100" office:value-type="float" office:value="187.5" calcext:value-type="float">
            <text:p>187.5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office:value-type="string" calcext:value-type="string">
            <text:p>syteci-fact-state.bils</text:p>
          </table:table-cell>
          <table:table-cell table:formula="of:=([.L35]/[.$K35])*100" office:value-type="float" office:value="158.333333333333" calcext:value-type="float">
            <text:p>158.33</text:p>
          </table:table-cell>
          <table:table-cell table:formula="of:=([.M35]/[.$K35])*100" office:value-type="float" office:value="133.333333333333" calcext:value-type="float">
            <text:p>133.33</text:p>
          </table:table-cell>
          <table:table-cell table:formula="of:=([.N35]/[.$K35])*100" office:value-type="float" office:value="116.666666666667" calcext:value-type="float">
            <text:p>116.67</text:p>
          </table:table-cell>
          <table:table-cell table:formula="of:=([.O35]/[.$K35])*100" office:value-type="float" office:value="125" calcext:value-type="float">
            <text:p>125.00</text:p>
          </table:table-cell>
          <table:table-cell table:formula="of:=([.P35]/[.$K35])*100" office:value-type="float" office:value="158.333333333333" calcext:value-type="float">
            <text:p>158.33</text:p>
          </table:table-cell>
          <table:table-cell table:formula="of:=([.Q35]/[.$K35])*100" office:value-type="float" office:value="141.666666666667" calcext:value-type="float">
            <text:p>141.67</text:p>
          </table:table-cell>
          <table:table-cell table:formula="of:=([.R35]/[.$K35])*100" office:value-type="float" office:value="125" calcext:value-type="float">
            <text:p>125.00</text:p>
          </table:table-cell>
          <table:table-cell table:formula="of:=([.S35]/[.$K35])*100" office:value-type="float" office:value="133.333333333333" calcext:value-type="float">
            <text:p>133.33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string" calcext:value-type="string">
            <text:p>syteci-irrerse-state.bils</text:p>
          </table:table-cell>
          <table:table-cell table:formula="of:=([.L36]/[.$K36])*100" office:value-type="float" office:value="150" calcext:value-type="float">
            <text:p>150.00</text:p>
          </table:table-cell>
          <table:table-cell table:formula="of:=([.M36]/[.$K36])*100" office:value-type="float" office:value="83.3333333333333" calcext:value-type="float">
            <text:p>83.33</text:p>
          </table:table-cell>
          <table:table-cell table:formula="of:=([.N36]/[.$K36])*100" office:value-type="float" office:value="66.6666666666667" calcext:value-type="float">
            <text:p>66.67</text:p>
          </table:table-cell>
          <table:table-cell table:formula="of:=([.O36]/[.$K36])*100" office:value-type="float" office:value="66.6666666666667" calcext:value-type="float">
            <text:p>66.67</text:p>
          </table:table-cell>
          <table:table-cell table:formula="of:=([.P36]/[.$K36])*100" office:value-type="float" office:value="116.666666666667" calcext:value-type="float">
            <text:p>116.67</text:p>
          </table:table-cell>
          <table:table-cell table:formula="of:=([.Q36]/[.$K36])*100" office:value-type="float" office:value="116.666666666667" calcext:value-type="float">
            <text:p>116.67</text:p>
          </table:table-cell>
          <table:table-cell table:formula="of:=([.R36]/[.$K36])*100" office:value-type="float" office:value="100" calcext:value-type="float">
            <text:p>100.00</text:p>
          </table:table-cell>
          <table:table-cell table:formula="of:=([.S36]/[.$K36])*100" office:value-type="float" office:value="100" calcext:value-type="float">
            <text:p>10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syteci-rep-ind.bils</text:p>
          </table:table-cell>
          <table:table-cell table:formula="of:=([.L37]/[.$K37])*100" office:value-type="float" office:value="192.708333333333" calcext:value-type="float">
            <text:p>192.71</text:p>
          </table:table-cell>
          <table:table-cell table:formula="of:=([.M37]/[.$K37])*100" office:value-type="float" office:value="146.875" calcext:value-type="float">
            <text:p>146.88</text:p>
          </table:table-cell>
          <table:table-cell table:formula="of:=([.N37]/[.$K37])*100" office:value-type="float" office:value="161.458333333333" calcext:value-type="float">
            <text:p>161.46</text:p>
          </table:table-cell>
          <table:table-cell table:formula="of:=([.O37]/[.$K37])*100" office:value-type="float" office:value="127.083333333333" calcext:value-type="float">
            <text:p>127.08</text:p>
          </table:table-cell>
          <table:table-cell table:formula="of:=([.P37]/[.$K37])*100" office:value-type="float" office:value="200" calcext:value-type="float">
            <text:p>200.00</text:p>
          </table:table-cell>
          <table:table-cell table:formula="of:=([.Q37]/[.$K37])*100" office:value-type="float" office:value="160.416666666667" calcext:value-type="float">
            <text:p>160.42</text:p>
          </table:table-cell>
          <table:table-cell table:formula="of:=([.R37]/[.$K37])*100" office:value-type="float" office:value="161.458333333333" calcext:value-type="float">
            <text:p>161.46</text:p>
          </table:table-cell>
          <table:table-cell table:formula="of:=([.S37]/[.$K37])*100" office:value-type="float" office:value="173.958333333333" calcext:value-type="float">
            <text:p>173.96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2">
          <table:table-cell office:value-type="string" calcext:value-type="string">
            <text:p>syteci-well-bracket-state.bils</text:p>
          </table:table-cell>
          <table:table-cell table:formula="of:=([.L38]/[.$K38])*100" office:value-type="float" office:value="190.909090909091" calcext:value-type="float">
            <text:p>190.91</text:p>
          </table:table-cell>
          <table:table-cell table:formula="of:=([.M38]/[.$K38])*100" office:value-type="float" office:value="136.363636363636" calcext:value-type="float">
            <text:p>136.36</text:p>
          </table:table-cell>
          <table:table-cell table:formula="of:=([.N38]/[.$K38])*100" office:value-type="float" office:value="45.4545454545455" calcext:value-type="float">
            <text:p>45.45</text:p>
          </table:table-cell>
          <table:table-cell table:formula="of:=([.O38]/[.$K38])*100" office:value-type="float" office:value="100" calcext:value-type="float">
            <text:p>100.00</text:p>
          </table:table-cell>
          <table:table-cell table:formula="of:=([.P38]/[.$K38])*100" office:value-type="float" office:value="54.5454545454546" calcext:value-type="float">
            <text:p>54.55</text:p>
          </table:table-cell>
          <table:table-cell table:formula="of:=([.Q38]/[.$K38])*100" office:value-type="float" office:value="136.363636363636" calcext:value-type="float">
            <text:p>136.36</text:p>
          </table:table-cell>
          <table:table-cell table:formula="of:=([.R38]/[.$K38])*100" office:value-type="float" office:value="72.7272727272727" calcext:value-type="float">
            <text:p>72.73</text:p>
          </table:table-cell>
          <table:table-cell table:formula="of:=([.S38]/[.$K38])*100" office:value-type="float" office:value="45.4545454545455" calcext:value-type="float">
            <text:p>45.45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takeuchi-knuth.bils</text:p>
          </table:table-cell>
          <table:table-cell table:formula="of:=([.L39]/[.$K39])*100" office:value-type="float" office:value="147.058823529412" calcext:value-type="float">
            <text:p>147.06</text:p>
          </table:table-cell>
          <table:table-cell table:formula="of:=([.M39]/[.$K39])*100" office:value-type="float" office:value="111.764705882353" calcext:value-type="float">
            <text:p>111.76</text:p>
          </table:table-cell>
          <table:table-cell table:formula="of:=([.N39]/[.$K39])*100" office:value-type="float" office:value="129.411764705882" calcext:value-type="float">
            <text:p>129.41</text:p>
          </table:table-cell>
          <table:table-cell table:formula="of:=([.O39]/[.$K39])*100" office:value-type="float" office:value="100" calcext:value-type="float">
            <text:p>100.00</text:p>
          </table:table-cell>
          <table:table-cell table:formula="of:=([.P39]/[.$K39])*100" office:value-type="float" office:value="135.294117647059" calcext:value-type="float">
            <text:p>135.29</text:p>
          </table:table-cell>
          <table:table-cell table:formula="of:=([.Q39]/[.$K39])*100" office:value-type="float" office:value="135.294117647059" calcext:value-type="float">
            <text:p>135.29</text:p>
          </table:table-cell>
          <table:table-cell table:formula="of:=([.R39]/[.$K39])*100" office:value-type="float" office:value="188.235294117647" calcext:value-type="float">
            <text:p>188.24</text:p>
          </table:table-cell>
          <table:table-cell table:formula="of:=([.S39]/[.$K39])*100" office:value-type="float" office:value="147.058823529412" calcext:value-type="float">
            <text:p>147.06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2">
          <table:table-cell office:value-type="string" calcext:value-type="string">
            <text:p>trivial-equiv.bils</text:p>
          </table:table-cell>
          <table:table-cell table:formula="of:=([.L40]/[.$K40])*100" office:value-type="float" office:value="133.333333333333" calcext:value-type="float">
            <text:p>133.33</text:p>
          </table:table-cell>
          <table:table-cell table:formula="of:=([.M40]/[.$K40])*100" office:value-type="float" office:value="100" calcext:value-type="float">
            <text:p>100.00</text:p>
          </table:table-cell>
          <table:table-cell table:formula="of:=([.N40]/[.$K40])*100" office:value-type="float" office:value="100" calcext:value-type="float">
            <text:p>100.00</text:p>
          </table:table-cell>
          <table:table-cell table:formula="of:=([.O40]/[.$K40])*100" office:value-type="float" office:value="100" calcext:value-type="float">
            <text:p>100.00</text:p>
          </table:table-cell>
          <table:table-cell table:formula="of:=([.P40]/[.$K40])*100" office:value-type="float" office:value="166.666666666667" calcext:value-type="float">
            <text:p>166.67</text:p>
          </table:table-cell>
          <table:table-cell table:formula="of:=([.Q40]/[.$K40])*100" office:value-type="float" office:value="133.333333333333" calcext:value-type="float">
            <text:p>133.33</text:p>
          </table:table-cell>
          <table:table-cell table:formula="of:=([.R40]/[.$K40])*100" office:value-type="float" office:value="333.333333333333" calcext:value-type="float">
            <text:p>333.33</text:p>
          </table:table-cell>
          <table:table-cell table:formula="of:=([.S40]/[.$K40])*100" office:value-type="float" office:value="133.333333333333" calcext:value-type="float">
            <text:p>133.3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string" calcext:value-type="string">
            <text:p>vk-arrays.bils</text:p>
          </table:table-cell>
          <table:table-cell table:formula="of:=([.L41]/[.$K41])*100" office:value-type="float" office:value="200" calcext:value-type="float">
            <text:p>200.00</text:p>
          </table:table-cell>
          <table:table-cell table:formula="of:=([.M41]/[.$K41])*100" office:value-type="float" office:value="133.333333333333" calcext:value-type="float">
            <text:p>133.33</text:p>
          </table:table-cell>
          <table:table-cell table:formula="of:=([.N41]/[.$K41])*100" office:value-type="float" office:value="116.666666666667" calcext:value-type="float">
            <text:p>116.67</text:p>
          </table:table-cell>
          <table:table-cell table:formula="of:=([.O41]/[.$K41])*100" office:value-type="float" office:value="116.666666666667" calcext:value-type="float">
            <text:p>116.67</text:p>
          </table:table-cell>
          <table:table-cell table:formula="of:=([.P41]/[.$K41])*100" office:value-type="float" office:value="183.333333333333" calcext:value-type="float">
            <text:p>183.33</text:p>
          </table:table-cell>
          <table:table-cell table:formula="of:=([.Q41]/[.$K41])*100" office:value-type="float" office:value="183.333333333333" calcext:value-type="float">
            <text:p>183.33</text:p>
          </table:table-cell>
          <table:table-cell table:formula="of:=([.R41]/[.$K41])*100" office:value-type="float" office:value="183.333333333333" calcext:value-type="float">
            <text:p>183.33</text:p>
          </table:table-cell>
          <table:table-cell table:formula="of:=([.S41]/[.$K41])*100" office:value-type="float" office:value="166.666666666667" calcext:value-type="float">
            <text:p>166.6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vk-Oct9-1520.bils</text:p>
          </table:table-cell>
          <table:table-cell table:formula="of:=([.L42]/[.$K42])*100" office:value-type="float" office:value="132" calcext:value-type="float">
            <text:p>132.00</text:p>
          </table:table-cell>
          <table:table-cell table:formula="of:=([.M42]/[.$K42])*100" office:value-type="float" office:value="100" calcext:value-type="float">
            <text:p>100.00</text:p>
          </table:table-cell>
          <table:table-cell table:formula="of:=([.N42]/[.$K42])*100" office:value-type="float" office:value="92" calcext:value-type="float">
            <text:p>92.00</text:p>
          </table:table-cell>
          <table:table-cell table:formula="of:=([.O42]/[.$K42])*100" office:value-type="float" office:value="100" calcext:value-type="float">
            <text:p>100.00</text:p>
          </table:table-cell>
          <table:table-cell table:formula="of:=([.P42]/[.$K42])*100" office:value-type="float" office:value="120" calcext:value-type="float">
            <text:p>120.00</text:p>
          </table:table-cell>
          <table:table-cell table:formula="of:=([.Q42]/[.$K42])*100" office:value-type="float" office:value="120" calcext:value-type="float">
            <text:p>120.00</text:p>
          </table:table-cell>
          <table:table-cell table:formula="of:=([.R42]/[.$K42])*100" office:value-type="float" office:value="112" calcext:value-type="float">
            <text:p>112.00</text:p>
          </table:table-cell>
          <table:table-cell table:formula="of:=([.S42]/[.$K42])*100" office:value-type="float" office:value="116" calcext:value-type="float">
            <text:p>116.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formula="of:=([.L43]/[.$K43])*100" office:value-type="float" office:value="139.625292740047" calcext:value-type="float">
            <text:p>139.63</text:p>
          </table:table-cell>
          <table:table-cell table:formula="of:=([.M43]/[.$K43])*100" office:value-type="float" office:value="101.077283372365" calcext:value-type="float">
            <text:p>101.08</text:p>
          </table:table-cell>
          <table:table-cell table:formula="of:=([.N43]/[.$K43])*100" office:value-type="float" office:value="91.0538641686182" calcext:value-type="float">
            <text:p>91.05</text:p>
          </table:table-cell>
          <table:table-cell table:formula="of:=([.O43]/[.$K43])*100" office:value-type="float" office:value="103.84074941452" calcext:value-type="float">
            <text:p>103.84</text:p>
          </table:table-cell>
          <table:table-cell table:formula="of:=([.P43]/[.$K43])*100" office:value-type="float" office:value="121.639344262295" calcext:value-type="float">
            <text:p>121.64</text:p>
          </table:table-cell>
          <table:table-cell table:formula="of:=([.Q43]/[.$K43])*100" office:value-type="float" office:value="119.812646370023" calcext:value-type="float">
            <text:p>119.81</text:p>
          </table:table-cell>
          <table:table-cell table:formula="of:=([.R43]/[.$K43])*100" office:value-type="float" office:value="115.690866510539" calcext:value-type="float">
            <text:p>115.69</text:p>
          </table:table-cell>
          <table:table-cell table:formula="of:=([.S43]/[.$K43])*100" office:value-type="float" office:value="119.43793911007" calcext:value-type="float">
            <text:p>119.44</text:p>
          </table:table-cell>
          <table:table-cell/>
          <table:table-cell table:style-name="ce267" table:formula="of:=SUM([.K3:.K42])" office:value-type="float" office:value="2.135" calcext:value-type="float">
            <text:p>2.135</text:p>
          </table:table-cell>
          <table:table-cell table:style-name="ce267" table:formula="of:=SUM([.L3:.L42])" office:value-type="float" office:value="2.981" calcext:value-type="float">
            <text:p>2.981</text:p>
          </table:table-cell>
          <table:table-cell table:style-name="ce267" table:formula="of:=SUM([.M3:.M42])" office:value-type="float" office:value="2.158" calcext:value-type="float">
            <text:p>2.158</text:p>
          </table:table-cell>
          <table:table-cell table:style-name="ce267" table:formula="of:=SUM([.N3:.N42])" office:value-type="float" office:value="1.944" calcext:value-type="float">
            <text:p>1.944</text:p>
          </table:table-cell>
          <table:table-cell table:style-name="ce267" table:formula="of:=SUM([.O3:.O42])" office:value-type="float" office:value="2.217" calcext:value-type="float">
            <text:p>2.217</text:p>
          </table:table-cell>
          <table:table-cell table:style-name="ce267" table:formula="of:=SUM([.P3:.P42])" office:value-type="float" office:value="2.597" calcext:value-type="float">
            <text:p>2.597</text:p>
          </table:table-cell>
          <table:table-cell table:style-name="ce267" table:formula="of:=SUM([.Q3:.Q42])" office:value-type="float" office:value="2.558" calcext:value-type="float">
            <text:p>2.558</text:p>
          </table:table-cell>
          <table:table-cell table:style-name="ce267" table:formula="of:=SUM([.R3:.R42])" office:value-type="float" office:value="2.47" calcext:value-type="float">
            <text:p>2.470</text:p>
          </table:table-cell>
          <table:table-cell table:style-name="ce267" table:formula="of:=SUM([.S3:.S42])" office:value-type="float" office:value="2.55" calcext:value-type="float">
            <text:p>2.550</text:p>
          </table:table-cell>
        </table:table-row>
        <table:table-row table:style-name="ro2">
          <table:table-cell table:style-name="ce2" office:value-type="string" calcext:value-type="string">
            <text:p>MIN %</text:p>
          </table:table-cell>
          <table:table-cell table:style-name="ce41" table:formula="of:=MIN([.B1:.B42])" office:value-type="float" office:value="95.864106351551" calcext:value-type="float">
            <text:p>95.86</text:p>
          </table:table-cell>
          <table:table-cell table:style-name="ce43" table:formula="of:=MIN([.C1:.C42])" office:value-type="float" office:value="13.3333333333333" calcext:value-type="float">
            <text:p>13.33</text:p>
          </table:table-cell>
          <table:table-cell table:style-name="ce45" table:formula="of:=MIN([.D1:.D42])" office:value-type="float" office:value="45.4545454545455" calcext:value-type="float">
            <text:p>45.45</text:p>
          </table:table-cell>
          <table:table-cell table:style-name="ce47" table:formula="of:=MIN([.E1:.E42])" office:value-type="float" office:value="57.1428571428571" calcext:value-type="float">
            <text:p>57.14</text:p>
          </table:table-cell>
          <table:table-cell table:style-name="ce49" table:formula="of:=MIN([.F1:.F42])" office:value-type="float" office:value="13.3333333333333" calcext:value-type="float">
            <text:p>13.33</text:p>
          </table:table-cell>
          <table:table-cell table:style-name="ce51" table:formula="of:=MIN([.G1:.G42])" office:value-type="float" office:value="13.3333333333333" calcext:value-type="float">
            <text:p>13.33</text:p>
          </table:table-cell>
          <table:table-cell table:style-name="ce53" table:formula="of:=MIN([.H1:.H42])" office:value-type="float" office:value="60.5612998522895" calcext:value-type="float">
            <text:p>60.56</text:p>
          </table:table-cell>
          <table:table-cell table:style-name="ce55" table:formula="of:=MIN([.I1:.I42])" office:value-type="float" office:value="13.3333333333333" calcext:value-type="float">
            <text:p>13.33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MAX %</text:p>
          </table:table-cell>
          <table:table-cell table:style-name="ce42" table:formula="of:=MAX([.B1:.B42])" office:value-type="float" office:value="254.545454545455" calcext:value-type="float">
            <text:p>254.55</text:p>
          </table:table-cell>
          <table:table-cell table:style-name="ce44" table:formula="of:=MAX([.C1:.C42])" office:value-type="float" office:value="172.727272727273" calcext:value-type="float">
            <text:p>172.73</text:p>
          </table:table-cell>
          <table:table-cell table:style-name="ce46" table:formula="of:=MAX([.D1:.D42])" office:value-type="float" office:value="161.458333333333" calcext:value-type="float">
            <text:p>161.46</text:p>
          </table:table-cell>
          <table:table-cell table:style-name="ce48" table:formula="of:=MAX([.E1:.E42])" office:value-type="float" office:value="157.142857142857" calcext:value-type="float">
            <text:p>157.14</text:p>
          </table:table-cell>
          <table:table-cell table:style-name="ce50" table:formula="of:=MAX([.F1:.F42])" office:value-type="float" office:value="211.428571428571" calcext:value-type="float">
            <text:p>211.43</text:p>
          </table:table-cell>
          <table:table-cell table:style-name="ce52" table:formula="of:=MAX([.G1:.G42])" office:value-type="float" office:value="290.909090909091" calcext:value-type="float">
            <text:p>290.91</text:p>
          </table:table-cell>
          <table:table-cell table:style-name="ce54" table:formula="of:=MAX([.H1:.H42])" office:value-type="float" office:value="333.333333333333" calcext:value-type="float">
            <text:p>333.33</text:p>
          </table:table-cell>
          <table:table-cell table:style-name="ce56" table:formula="of:=MAX([.I1:.I42])" office:value-type="float" office:value="187.5" calcext:value-type="float">
            <text:p>187.5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IN % DIFF</text:p>
          </table:table-cell>
          <table:table-cell table:style-name="ce286" table:formula="of:=[.B44]-100" office:value-type="float" office:value="-4.135893648449" calcext:value-type="float">
            <text:p>-4.14</text:p>
          </table:table-cell>
          <table:table-cell table:style-name="ce286" table:formula="of:=[.C44]-100" office:value-type="float" office:value="-86.6666666666667" calcext:value-type="float">
            <text:p>-86.67</text:p>
          </table:table-cell>
          <table:table-cell table:style-name="ce286" table:formula="of:=[.D44]-100" office:value-type="float" office:value="-54.5454545454545" calcext:value-type="float">
            <text:p>-54.55</text:p>
          </table:table-cell>
          <table:table-cell table:style-name="ce286" table:formula="of:=[.E44]-100" office:value-type="float" office:value="-42.8571428571429" calcext:value-type="float">
            <text:p>-42.86</text:p>
          </table:table-cell>
          <table:table-cell table:style-name="ce286" table:formula="of:=[.F44]-100" office:value-type="float" office:value="-86.6666666666667" calcext:value-type="float">
            <text:p>-86.67</text:p>
          </table:table-cell>
          <table:table-cell table:style-name="ce286" table:formula="of:=[.G44]-100" office:value-type="float" office:value="-86.6666666666667" calcext:value-type="float">
            <text:p>-86.67</text:p>
          </table:table-cell>
          <table:table-cell table:style-name="ce286" table:formula="of:=[.H44]-100" office:value-type="float" office:value="-39.4387001477105" calcext:value-type="float">
            <text:p>-39.44</text:p>
          </table:table-cell>
          <table:table-cell table:style-name="ce286" table:formula="of:=[.I44]-100" office:value-type="float" office:value="-86.6666666666667" calcext:value-type="float">
            <text:p>-86.6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X % DIFF</text:p>
          </table:table-cell>
          <table:table-cell table:style-name="ce286" table:formula="of:=[.B45]-100" office:value-type="float" office:value="154.545454545455" calcext:value-type="float">
            <text:p>154.55</text:p>
          </table:table-cell>
          <table:table-cell table:style-name="ce286" table:formula="of:=[.C45]-100" office:value-type="float" office:value="72.727272727273" calcext:value-type="float">
            <text:p>72.73</text:p>
          </table:table-cell>
          <table:table-cell table:style-name="ce286" table:formula="of:=[.D45]-100" office:value-type="float" office:value="61.458333333333" calcext:value-type="float">
            <text:p>61.46</text:p>
          </table:table-cell>
          <table:table-cell table:style-name="ce286" table:formula="of:=[.E45]-100" office:value-type="float" office:value="57.142857142857" calcext:value-type="float">
            <text:p>57.14</text:p>
          </table:table-cell>
          <table:table-cell table:style-name="ce286" table:formula="of:=[.F45]-100" office:value-type="float" office:value="111.428571428571" calcext:value-type="float">
            <text:p>111.43</text:p>
          </table:table-cell>
          <table:table-cell table:style-name="ce286" table:formula="of:=[.G45]-100" office:value-type="float" office:value="190.909090909091" calcext:value-type="float">
            <text:p>190.91</text:p>
          </table:table-cell>
          <table:table-cell table:style-name="ce286" table:formula="of:=[.H45]-100" office:value-type="float" office:value="233.333333333333" calcext:value-type="float">
            <text:p>233.33</text:p>
          </table:table-cell>
          <table:table-cell table:style-name="ce286" table:formula="of:=[.I45]-100" office:value-type="float" office:value="87.5" calcext:value-type="float">
            <text:p>87.50</text:p>
          </table:table-cell>
          <table:table-cell table:number-columns-repeated="10"/>
        </table:table-row>
        <calcext:conditional-formats>
          <calcext:conditional-format calcext:target-range-address="'DFS equiv'.B3:'DFS equiv'.I43">
            <calcext:condition calcext:apply-style-name="background green" calcext:value="&lt;100" calcext:base-cell-address="'DFS equiv'.B3"/>
            <calcext:condition calcext:apply-style-name="background red" calcext:value="&gt;100" calcext:base-cell-address="'DFS equiv'.B3"/>
          </calcext:conditional-format>
          <calcext:conditional-format calcext:target-range-address="'DFS equiv'.B44:'DFS equiv'.B44">
            <calcext:condition calcext:apply-style-name="background green" calcext:value="&lt;100" calcext:base-cell-address="'DFS equiv'.B44"/>
            <calcext:condition calcext:apply-style-name="background red" calcext:value="&gt;100" calcext:base-cell-address="'DFS equiv'.B44"/>
          </calcext:conditional-format>
          <calcext:conditional-format calcext:target-range-address="'DFS equiv'.C44:'DFS equiv'.C44">
            <calcext:condition calcext:apply-style-name="background green" calcext:value="&lt;100" calcext:base-cell-address="'DFS equiv'.C44"/>
            <calcext:condition calcext:apply-style-name="background red" calcext:value="&gt;100" calcext:base-cell-address="'DFS equiv'.C44"/>
          </calcext:conditional-format>
          <calcext:conditional-format calcext:target-range-address="'DFS equiv'.D44:'DFS equiv'.D44">
            <calcext:condition calcext:apply-style-name="background green" calcext:value="&lt;100" calcext:base-cell-address="'DFS equiv'.D44"/>
            <calcext:condition calcext:apply-style-name="background red" calcext:value="&gt;100" calcext:base-cell-address="'DFS equiv'.D44"/>
          </calcext:conditional-format>
          <calcext:conditional-format calcext:target-range-address="'DFS equiv'.E44:'DFS equiv'.E44">
            <calcext:condition calcext:apply-style-name="background green" calcext:value="&lt;100" calcext:base-cell-address="'DFS equiv'.E44"/>
            <calcext:condition calcext:apply-style-name="background red" calcext:value="&gt;100" calcext:base-cell-address="'DFS equiv'.E44"/>
          </calcext:conditional-format>
          <calcext:conditional-format calcext:target-range-address="'DFS equiv'.F44:'DFS equiv'.F44">
            <calcext:condition calcext:apply-style-name="background green" calcext:value="&lt;100" calcext:base-cell-address="'DFS equiv'.F44"/>
            <calcext:condition calcext:apply-style-name="background red" calcext:value="&gt;100" calcext:base-cell-address="'DFS equiv'.F44"/>
          </calcext:conditional-format>
          <calcext:conditional-format calcext:target-range-address="'DFS equiv'.G44:'DFS equiv'.G44">
            <calcext:condition calcext:apply-style-name="background green" calcext:value="&lt;100" calcext:base-cell-address="'DFS equiv'.G44"/>
            <calcext:condition calcext:apply-style-name="background red" calcext:value="&gt;100" calcext:base-cell-address="'DFS equiv'.G44"/>
          </calcext:conditional-format>
          <calcext:conditional-format calcext:target-range-address="'DFS equiv'.H44:'DFS equiv'.H44">
            <calcext:condition calcext:apply-style-name="background green" calcext:value="&lt;100" calcext:base-cell-address="'DFS equiv'.H44"/>
            <calcext:condition calcext:apply-style-name="background red" calcext:value="&gt;100" calcext:base-cell-address="'DFS equiv'.H44"/>
          </calcext:conditional-format>
          <calcext:conditional-format calcext:target-range-address="'DFS equiv'.I44:'DFS equiv'.I44">
            <calcext:condition calcext:apply-style-name="background green" calcext:value="&lt;100" calcext:base-cell-address="'DFS equiv'.I44"/>
            <calcext:condition calcext:apply-style-name="background red" calcext:value="&gt;100" calcext:base-cell-address="'DFS equiv'.I44"/>
          </calcext:conditional-format>
          <calcext:conditional-format calcext:target-range-address="'DFS equiv'.B45:'DFS equiv'.B45">
            <calcext:condition calcext:apply-style-name="background green" calcext:value="&lt;100" calcext:base-cell-address="'DFS equiv'.B45"/>
            <calcext:condition calcext:apply-style-name="background red" calcext:value="&gt;100" calcext:base-cell-address="'DFS equiv'.B45"/>
          </calcext:conditional-format>
          <calcext:conditional-format calcext:target-range-address="'DFS equiv'.C45:'DFS equiv'.C45">
            <calcext:condition calcext:apply-style-name="background green" calcext:value="&lt;100" calcext:base-cell-address="'DFS equiv'.C45"/>
            <calcext:condition calcext:apply-style-name="background red" calcext:value="&gt;100" calcext:base-cell-address="'DFS equiv'.C45"/>
          </calcext:conditional-format>
          <calcext:conditional-format calcext:target-range-address="'DFS equiv'.D45:'DFS equiv'.D45">
            <calcext:condition calcext:apply-style-name="background green" calcext:value="&lt;100" calcext:base-cell-address="'DFS equiv'.D45"/>
            <calcext:condition calcext:apply-style-name="background red" calcext:value="&gt;100" calcext:base-cell-address="'DFS equiv'.D45"/>
          </calcext:conditional-format>
          <calcext:conditional-format calcext:target-range-address="'DFS equiv'.E45:'DFS equiv'.E45">
            <calcext:condition calcext:apply-style-name="background green" calcext:value="&lt;100" calcext:base-cell-address="'DFS equiv'.E45"/>
            <calcext:condition calcext:apply-style-name="background red" calcext:value="&gt;100" calcext:base-cell-address="'DFS equiv'.E45"/>
          </calcext:conditional-format>
          <calcext:conditional-format calcext:target-range-address="'DFS equiv'.F45:'DFS equiv'.F45">
            <calcext:condition calcext:apply-style-name="background green" calcext:value="&lt;100" calcext:base-cell-address="'DFS equiv'.F45"/>
            <calcext:condition calcext:apply-style-name="background red" calcext:value="&gt;100" calcext:base-cell-address="'DFS equiv'.F45"/>
          </calcext:conditional-format>
          <calcext:conditional-format calcext:target-range-address="'DFS equiv'.G45:'DFS equiv'.G45">
            <calcext:condition calcext:apply-style-name="background green" calcext:value="&lt;100" calcext:base-cell-address="'DFS equiv'.G45"/>
            <calcext:condition calcext:apply-style-name="background red" calcext:value="&gt;100" calcext:base-cell-address="'DFS equiv'.G45"/>
          </calcext:conditional-format>
          <calcext:conditional-format calcext:target-range-address="'DFS equiv'.H45:'DFS equiv'.H45">
            <calcext:condition calcext:apply-style-name="background green" calcext:value="&lt;100" calcext:base-cell-address="'DFS equiv'.H45"/>
            <calcext:condition calcext:apply-style-name="background red" calcext:value="&gt;100" calcext:base-cell-address="'DFS equiv'.H45"/>
          </calcext:conditional-format>
          <calcext:conditional-format calcext:target-range-address="'DFS equiv'.I45:'DFS equiv'.I45">
            <calcext:condition calcext:apply-style-name="background green" calcext:value="&lt;100" calcext:base-cell-address="'DFS equiv'.I45"/>
            <calcext:condition calcext:apply-style-name="background red" calcext:value="&gt;100" calcext:base-cell-address="'DFS equiv'.I45"/>
          </calcext:conditional-format>
        </calcext:conditional-formats>
      </table:table>
      <table:table table:name="DFS inequiv" table:style-name="ta1">
        <table:table-column table:style-name="co6" table:default-cell-style-name="Default"/>
        <table:table-column table:style-name="co2" table:number-columns-repeated="8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BFS inequiv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filenames</text:p>
          </table:table-cell>
          <table:table-cell table:style-name="Default" office:value-type="string" calcext:value-type="string">
            <text:p>ng</text:p>
          </table:table-cell>
          <table:table-cell table:style-name="Default" office:value-type="string" calcext:value-type="string">
            <text:p>ngi</text:p>
          </table:table-cell>
          <table:table-cell table:style-name="Default" office:value-type="string" calcext:value-type="string">
            <text:p>ngr</text:p>
          </table:table-cell>
          <table:table-cell table:style-name="Default" office:value-type="string" calcext:value-type="string">
            <text:p>ngs</text:p>
          </table:table-cell>
          <table:table-cell table:style-name="Default" office:value-type="string" calcext:value-type="string">
            <text:p>ngri</text:p>
          </table:table-cell>
          <table:table-cell table:style-name="Default" office:value-type="string" calcext:value-type="string">
            <text:p>ngsi</text:p>
          </table:table-cell>
          <table:table-cell table:style-name="Default" office:value-type="string" calcext:value-type="string">
            <text:p>ngsr</text:p>
          </table:table-cell>
          <table:table-cell table:style-name="Default" office:value-type="string" calcext:value-type="string">
            <text:p>ngsri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i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gri</text:p>
          </table:table-cell>
          <table:table-cell office:value-type="string" calcext:value-type="string">
            <text:p>ngsi</text:p>
          </table:table-cell>
          <table:table-cell office:value-type="string" calcext:value-type="string">
            <text:p>ngsr</text:p>
          </table:table-cell>
          <table:table-cell office:value-type="string" calcext:value-type="string">
            <text:p>ngsri</text:p>
          </table:table-cell>
        </table:table-row>
        <table:table-row table:style-name="ro2">
          <table:table-cell office:value-type="string" calcext:value-type="string">
            <text:p>bsearch-ineq-1.bils</text:p>
          </table:table-cell>
          <table:table-cell table:formula="of:=([.L3]/[.$K3])*100" office:value-type="float" office:value="166.666666666667" calcext:value-type="float">
            <text:p>166.67</text:p>
          </table:table-cell>
          <table:table-cell table:formula="of:=([.M3]/[.$K3])*100" office:value-type="float" office:value="120" calcext:value-type="float">
            <text:p>120.00</text:p>
          </table:table-cell>
          <table:table-cell table:formula="of:=([.N3]/[.$K3])*100" office:value-type="float" office:value="106.666666666667" calcext:value-type="float">
            <text:p>106.67</text:p>
          </table:table-cell>
          <table:table-cell table:formula="of:=([.O3]/[.$K3])*100" office:value-type="float" office:value="100" calcext:value-type="float">
            <text:p>100.00</text:p>
          </table:table-cell>
          <table:table-cell table:formula="of:=([.P3]/[.$K3])*100" office:value-type="float" office:value="146.666666666667" calcext:value-type="float">
            <text:p>146.67</text:p>
          </table:table-cell>
          <table:table-cell table:formula="of:=([.Q3]/[.$K3])*100" office:value-type="float" office:value="166.666666666667" calcext:value-type="float">
            <text:p>166.67</text:p>
          </table:table-cell>
          <table:table-cell table:formula="of:=([.R3]/[.$K3])*100" office:value-type="float" office:value="173.333333333333" calcext:value-type="float">
            <text:p>173.33</text:p>
          </table:table-cell>
          <table:table-cell table:formula="of:=([.S3]/[.$K3])*100" office:value-type="float" office:value="126.666666666667" calcext:value-type="float">
            <text:p>126.67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bsearch-ineq-2.bils</text:p>
          </table:table-cell>
          <table:table-cell table:formula="of:=([.L4]/[.$K4])*100" office:value-type="float" office:value="140" calcext:value-type="float">
            <text:p>140.00</text:p>
          </table:table-cell>
          <table:table-cell table:formula="of:=([.M4]/[.$K4])*100" office:value-type="float" office:value="100" calcext:value-type="float">
            <text:p>100.00</text:p>
          </table:table-cell>
          <table:table-cell table:formula="of:=([.N4]/[.$K4])*100" office:value-type="float" office:value="100" calcext:value-type="float">
            <text:p>100.00</text:p>
          </table:table-cell>
          <table:table-cell table:formula="of:=([.O4]/[.$K4])*100" office:value-type="float" office:value="96" calcext:value-type="float">
            <text:p>96.00</text:p>
          </table:table-cell>
          <table:table-cell table:formula="of:=([.P4]/[.$K4])*100" office:value-type="float" office:value="128" calcext:value-type="float">
            <text:p>128.00</text:p>
          </table:table-cell>
          <table:table-cell table:formula="of:=([.Q4]/[.$K4])*100" office:value-type="float" office:value="188" calcext:value-type="float">
            <text:p>188.00</text:p>
          </table:table-cell>
          <table:table-cell table:formula="of:=([.R4]/[.$K4])*100" office:value-type="float" office:value="204" calcext:value-type="float">
            <text:p>204.00</text:p>
          </table:table-cell>
          <table:table-cell table:formula="of:=([.S4]/[.$K4])*100" office:value-type="float" office:value="124" calcext:value-type="float">
            <text:p>124.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2">
          <table:table-cell office:value-type="string" calcext:value-type="string">
            <text:p>bsearch-ineq-3.bils</text:p>
          </table:table-cell>
          <table:table-cell table:formula="of:=([.L5]/[.$K5])*100" office:value-type="float" office:value="152" calcext:value-type="float">
            <text:p>152.00</text:p>
          </table:table-cell>
          <table:table-cell table:formula="of:=([.M5]/[.$K5])*100" office:value-type="float" office:value="112" calcext:value-type="float">
            <text:p>112.00</text:p>
          </table:table-cell>
          <table:table-cell table:formula="of:=([.N5]/[.$K5])*100" office:value-type="float" office:value="102" calcext:value-type="float">
            <text:p>102.00</text:p>
          </table:table-cell>
          <table:table-cell table:formula="of:=([.O5]/[.$K5])*100" office:value-type="float" office:value="114" calcext:value-type="float">
            <text:p>114.00</text:p>
          </table:table-cell>
          <table:table-cell table:formula="of:=([.P5]/[.$K5])*100" office:value-type="float" office:value="138" calcext:value-type="float">
            <text:p>138.00</text:p>
          </table:table-cell>
          <table:table-cell table:formula="of:=([.Q5]/[.$K5])*100" office:value-type="float" office:value="128" calcext:value-type="float">
            <text:p>128.00</text:p>
          </table:table-cell>
          <table:table-cell table:formula="of:=([.R5]/[.$K5])*100" office:value-type="float" office:value="164" calcext:value-type="float">
            <text:p>164.00</text:p>
          </table:table-cell>
          <table:table-cell table:formula="of:=([.S5]/[.$K5])*100" office:value-type="float" office:value="134" calcext:value-type="float">
            <text:p>134.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2">
          <table:table-cell office:value-type="string" calcext:value-type="string">
            <text:p>bsearch-ineq-4.bils</text:p>
          </table:table-cell>
          <table:table-cell table:formula="of:=([.L6]/[.$K6])*100" office:value-type="float" office:value="141.176470588235" calcext:value-type="float">
            <text:p>141.18</text:p>
          </table:table-cell>
          <table:table-cell table:formula="of:=([.M6]/[.$K6])*100" office:value-type="float" office:value="100" calcext:value-type="float">
            <text:p>100.00</text:p>
          </table:table-cell>
          <table:table-cell table:formula="of:=([.N6]/[.$K6])*100" office:value-type="float" office:value="105.882352941176" calcext:value-type="float">
            <text:p>105.88</text:p>
          </table:table-cell>
          <table:table-cell table:formula="of:=([.O6]/[.$K6])*100" office:value-type="float" office:value="94.1176470588235" calcext:value-type="float">
            <text:p>94.12</text:p>
          </table:table-cell>
          <table:table-cell table:formula="of:=([.P6]/[.$K6])*100" office:value-type="float" office:value="147.058823529412" calcext:value-type="float">
            <text:p>147.06</text:p>
          </table:table-cell>
          <table:table-cell table:formula="of:=([.Q6]/[.$K6])*100" office:value-type="float" office:value="100" calcext:value-type="float">
            <text:p>100.00</text:p>
          </table:table-cell>
          <table:table-cell table:formula="of:=([.R6]/[.$K6])*100" office:value-type="float" office:value="129.411764705882" calcext:value-type="float">
            <text:p>129.41</text:p>
          </table:table-cell>
          <table:table-cell table:formula="of:=([.S6]/[.$K6])*100" office:value-type="float" office:value="129.411764705882" calcext:value-type="float">
            <text:p>129.41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22" calcext:value-type="float">
            <text:p>0.022</text:p>
          </table:table-cell>
        </table:table-row>
        <table:table-row table:style-name="ro2">
          <table:table-cell office:value-type="string" calcext:value-type="string">
            <text:p>bsearch-ineq-5.bils</text:p>
          </table:table-cell>
          <table:table-cell table:formula="of:=([.L7]/[.$K7])*100" office:value-type="float" office:value="168" calcext:value-type="float">
            <text:p>168.00</text:p>
          </table:table-cell>
          <table:table-cell table:formula="of:=([.M7]/[.$K7])*100" office:value-type="float" office:value="140" calcext:value-type="float">
            <text:p>140.00</text:p>
          </table:table-cell>
          <table:table-cell table:formula="of:=([.N7]/[.$K7])*100" office:value-type="float" office:value="132" calcext:value-type="float">
            <text:p>132.00</text:p>
          </table:table-cell>
          <table:table-cell table:formula="of:=([.O7]/[.$K7])*100" office:value-type="float" office:value="120" calcext:value-type="float">
            <text:p>120.00</text:p>
          </table:table-cell>
          <table:table-cell table:formula="of:=([.P7]/[.$K7])*100" office:value-type="float" office:value="156" calcext:value-type="float">
            <text:p>156.00</text:p>
          </table:table-cell>
          <table:table-cell table:formula="of:=([.Q7]/[.$K7])*100" office:value-type="float" office:value="148" calcext:value-type="float">
            <text:p>148.00</text:p>
          </table:table-cell>
          <table:table-cell table:formula="of:=([.R7]/[.$K7])*100" office:value-type="float" office:value="184" calcext:value-type="float">
            <text:p>184.00</text:p>
          </table:table-cell>
          <table:table-cell table:formula="of:=([.S7]/[.$K7])*100" office:value-type="float" office:value="156" calcext:value-type="float">
            <text:p>156.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office:value-type="string" calcext:value-type="string">
            <text:p>call-nested-param.bils</text:p>
          </table:table-cell>
          <table:table-cell table:formula="of:=([.L8]/[.$K8])*100" office:value-type="float" office:value="114.285714285714" calcext:value-type="float">
            <text:p>114.29</text:p>
          </table:table-cell>
          <table:table-cell table:formula="of:=([.M8]/[.$K8])*100" office:value-type="float" office:value="100" calcext:value-type="float">
            <text:p>100.00</text:p>
          </table:table-cell>
          <table:table-cell table:formula="of:=([.N8]/[.$K8])*100" office:value-type="float" office:value="71.4285714285714" calcext:value-type="float">
            <text:p>71.43</text:p>
          </table:table-cell>
          <table:table-cell table:formula="of:=([.O8]/[.$K8])*100" office:value-type="float" office:value="71.4285714285714" calcext:value-type="float">
            <text:p>71.43</text:p>
          </table:table-cell>
          <table:table-cell table:formula="of:=([.P8]/[.$K8])*100" office:value-type="float" office:value="100" calcext:value-type="float">
            <text:p>100.00</text:p>
          </table:table-cell>
          <table:table-cell table:formula="of:=([.Q8]/[.$K8])*100" office:value-type="float" office:value="100" calcext:value-type="float">
            <text:p>100.00</text:p>
          </table:table-cell>
          <table:table-cell table:formula="of:=([.R8]/[.$K8])*100" office:value-type="float" office:value="71.4285714285714" calcext:value-type="float">
            <text:p>71.43</text:p>
          </table:table-cell>
          <table:table-cell table:formula="of:=([.S8]/[.$K8])*100" office:value-type="float" office:value="85.7142857142857" calcext:value-type="float">
            <text:p>85.71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cross-reentrancy-param.bils</text:p>
          </table:table-cell>
          <table:table-cell table:formula="of:=([.L9]/[.$K9])*100" office:value-type="float" office:value="150" calcext:value-type="float">
            <text:p>150.00</text:p>
          </table:table-cell>
          <table:table-cell table:formula="of:=([.M9]/[.$K9])*100" office:value-type="float" office:value="125" calcext:value-type="float">
            <text:p>125.00</text:p>
          </table:table-cell>
          <table:table-cell table:formula="of:=([.N9]/[.$K9])*100" office:value-type="float" office:value="125" calcext:value-type="float">
            <text:p>125.00</text:p>
          </table:table-cell>
          <table:table-cell table:formula="of:=([.O9]/[.$K9])*100" office:value-type="float" office:value="150" calcext:value-type="float">
            <text:p>150.00</text:p>
          </table:table-cell>
          <table:table-cell table:formula="of:=([.P9]/[.$K9])*100" office:value-type="float" office:value="150" calcext:value-type="float">
            <text:p>150.00</text:p>
          </table:table-cell>
          <table:table-cell table:formula="of:=([.Q9]/[.$K9])*100" office:value-type="float" office:value="175" calcext:value-type="float">
            <text:p>175.00</text:p>
          </table:table-cell>
          <table:table-cell table:formula="of:=([.R9]/[.$K9])*100" office:value-type="float" office:value="200" calcext:value-type="float">
            <text:p>200.00</text:p>
          </table:table-cell>
          <table:table-cell table:formula="of:=([.S9]/[.$K9])*100" office:value-type="float" office:value="150" calcext:value-type="float">
            <text:p>150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cross-reentrancy-param-v2.bils</text:p>
          </table:table-cell>
          <table:table-cell table:formula="of:=([.L10]/[.$K10])*100" office:value-type="float" office:value="169.158878504673" calcext:value-type="float">
            <text:p>169.16</text:p>
          </table:table-cell>
          <table:table-cell table:formula="of:=([.M10]/[.$K10])*100" office:value-type="float" office:value="132.710280373832" calcext:value-type="float">
            <text:p>132.71</text:p>
          </table:table-cell>
          <table:table-cell table:formula="of:=([.N10]/[.$K10])*100" office:value-type="float" office:value="130.841121495327" calcext:value-type="float">
            <text:p>130.84</text:p>
          </table:table-cell>
          <table:table-cell table:formula="of:=([.O10]/[.$K10])*100" office:value-type="float" office:value="123.364485981308" calcext:value-type="float">
            <text:p>123.36</text:p>
          </table:table-cell>
          <table:table-cell table:formula="of:=([.P10]/[.$K10])*100" office:value-type="float" office:value="169.158878504673" calcext:value-type="float">
            <text:p>169.16</text:p>
          </table:table-cell>
          <table:table-cell table:formula="of:=([.Q10]/[.$K10])*100" office:value-type="float" office:value="141.121495327103" calcext:value-type="float">
            <text:p>141.12</text:p>
          </table:table-cell>
          <table:table-cell table:formula="of:=([.R10]/[.$K10])*100" office:value-type="float" office:value="157.476635514019" calcext:value-type="float">
            <text:p>157.48</text:p>
          </table:table-cell>
          <table:table-cell table:formula="of:=([.S10]/[.$K10])*100" office:value-type="float" office:value="168.224299065421" calcext:value-type="float">
            <text:p>168.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" calcext:value-type="float">
            <text:p>0.28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cross-reentrancy-param-v3.bils</text:p>
          </table:table-cell>
          <table:table-cell table:formula="of:=([.L11]/[.$K11])*100" office:value-type="float" office:value="159.782608695652" calcext:value-type="float">
            <text:p>159.78</text:p>
          </table:table-cell>
          <table:table-cell table:formula="of:=([.M11]/[.$K11])*100" office:value-type="float" office:value="130.978260869565" calcext:value-type="float">
            <text:p>130.98</text:p>
          </table:table-cell>
          <table:table-cell table:formula="of:=([.N11]/[.$K11])*100" office:value-type="float" office:value="128.804347826087" calcext:value-type="float">
            <text:p>128.80</text:p>
          </table:table-cell>
          <table:table-cell table:formula="of:=([.O11]/[.$K11])*100" office:value-type="float" office:value="114.673913043478" calcext:value-type="float">
            <text:p>114.67</text:p>
          </table:table-cell>
          <table:table-cell table:formula="of:=([.P11]/[.$K11])*100" office:value-type="float" office:value="161.95652173913" calcext:value-type="float">
            <text:p>161.96</text:p>
          </table:table-cell>
          <table:table-cell table:formula="of:=([.Q11]/[.$K11])*100" office:value-type="float" office:value="138.586956521739" calcext:value-type="float">
            <text:p>138.59</text:p>
          </table:table-cell>
          <table:table-cell table:formula="of:=([.R11]/[.$K11])*100" office:value-type="float" office:value="142.391304347826" calcext:value-type="float">
            <text:p>142.39</text:p>
          </table:table-cell>
          <table:table-cell table:formula="of:=([.S11]/[.$K11])*100" office:value-type="float" office:value="165.760869565217" calcext:value-type="float">
            <text:p>165.76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2">
          <table:table-cell office:value-type="string" calcext:value-type="string">
            <text:p>ex1v1-ineq.bils</text:p>
          </table:table-cell>
          <table:table-cell table:formula="of:=([.L12]/[.$K12])*100" office:value-type="float" office:value="114.285714285714" calcext:value-type="float">
            <text:p>114.29</text:p>
          </table:table-cell>
          <table:table-cell table:formula="of:=([.M12]/[.$K12])*100" office:value-type="float" office:value="85.7142857142857" calcext:value-type="float">
            <text:p>85.71</text:p>
          </table:table-cell>
          <table:table-cell table:formula="of:=([.N12]/[.$K12])*100" office:value-type="float" office:value="100" calcext:value-type="float">
            <text:p>100.00</text:p>
          </table:table-cell>
          <table:table-cell table:formula="of:=([.O12]/[.$K12])*100" office:value-type="float" office:value="85.7142857142857" calcext:value-type="float">
            <text:p>85.71</text:p>
          </table:table-cell>
          <table:table-cell table:formula="of:=([.P12]/[.$K12])*100" office:value-type="float" office:value="85.7142857142857" calcext:value-type="float">
            <text:p>85.71</text:p>
          </table:table-cell>
          <table:table-cell table:formula="of:=([.Q12]/[.$K12])*100" office:value-type="float" office:value="85.7142857142857" calcext:value-type="float">
            <text:p>85.71</text:p>
          </table:table-cell>
          <table:table-cell table:formula="of:=([.R12]/[.$K12])*100" office:value-type="float" office:value="100" calcext:value-type="float">
            <text:p>100.00</text:p>
          </table:table-cell>
          <table:table-cell table:formula="of:=([.S12]/[.$K12])*100" office:value-type="float" office:value="100" calcext:value-type="float">
            <text:p>100.00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2v1-e1.bils</text:p>
          </table:table-cell>
          <table:table-cell table:formula="of:=([.L13]/[.$K13])*100" office:value-type="float" office:value="183.333333333333" calcext:value-type="float">
            <text:p>183.33</text:p>
          </table:table-cell>
          <table:table-cell table:formula="of:=([.M13]/[.$K13])*100" office:value-type="float" office:value="133.333333333333" calcext:value-type="float">
            <text:p>133.33</text:p>
          </table:table-cell>
          <table:table-cell table:formula="of:=([.N13]/[.$K13])*100" office:value-type="float" office:value="133.333333333333" calcext:value-type="float">
            <text:p>133.33</text:p>
          </table:table-cell>
          <table:table-cell table:formula="of:=([.O13]/[.$K13])*100" office:value-type="float" office:value="100" calcext:value-type="float">
            <text:p>100.00</text:p>
          </table:table-cell>
          <table:table-cell table:formula="of:=([.P13]/[.$K13])*100" office:value-type="float" office:value="133.333333333333" calcext:value-type="float">
            <text:p>133.33</text:p>
          </table:table-cell>
          <table:table-cell table:formula="of:=([.Q13]/[.$K13])*100" office:value-type="float" office:value="133.333333333333" calcext:value-type="float">
            <text:p>133.33</text:p>
          </table:table-cell>
          <table:table-cell table:formula="of:=([.R13]/[.$K13])*100" office:value-type="float" office:value="166.666666666667" calcext:value-type="float">
            <text:p>166.67</text:p>
          </table:table-cell>
          <table:table-cell table:formula="of:=([.S13]/[.$K13])*100" office:value-type="float" office:value="133.333333333333" calcext:value-type="float">
            <text:p>133.3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ex2v1-e2.bils</text:p>
          </table:table-cell>
          <table:table-cell table:formula="of:=([.L14]/[.$K14])*100" office:value-type="float" office:value="225" calcext:value-type="float">
            <text:p>225.00</text:p>
          </table:table-cell>
          <table:table-cell table:formula="of:=([.M14]/[.$K14])*100" office:value-type="float" office:value="100" calcext:value-type="float">
            <text:p>100.00</text:p>
          </table:table-cell>
          <table:table-cell table:formula="of:=([.N14]/[.$K14])*100" office:value-type="float" office:value="175" calcext:value-type="float">
            <text:p>175.00</text:p>
          </table:table-cell>
          <table:table-cell table:formula="of:=([.O14]/[.$K14])*100" office:value-type="float" office:value="150" calcext:value-type="float">
            <text:p>150.00</text:p>
          </table:table-cell>
          <table:table-cell table:formula="of:=([.P14]/[.$K14])*100" office:value-type="float" office:value="150" calcext:value-type="float">
            <text:p>150.00</text:p>
          </table:table-cell>
          <table:table-cell table:formula="of:=([.Q14]/[.$K14])*100" office:value-type="float" office:value="125" calcext:value-type="float">
            <text:p>125.00</text:p>
          </table:table-cell>
          <table:table-cell table:formula="of:=([.R14]/[.$K14])*100" office:value-type="float" office:value="150" calcext:value-type="float">
            <text:p>150.00</text:p>
          </table:table-cell>
          <table:table-cell table:formula="of:=([.S14]/[.$K14])*100" office:value-type="float" office:value="200" calcext:value-type="float">
            <text:p>200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string" calcext:value-type="string">
            <text:p>ex2v2-e1.bils</text:p>
          </table:table-cell>
          <table:table-cell table:formula="of:=([.L15]/[.$K15])*100" office:value-type="float" office:value="128.571428571429" calcext:value-type="float">
            <text:p>128.57</text:p>
          </table:table-cell>
          <table:table-cell table:formula="of:=([.M15]/[.$K15])*100" office:value-type="float" office:value="114.285714285714" calcext:value-type="float">
            <text:p>114.29</text:p>
          </table:table-cell>
          <table:table-cell table:formula="of:=([.N15]/[.$K15])*100" office:value-type="float" office:value="100" calcext:value-type="float">
            <text:p>100.00</text:p>
          </table:table-cell>
          <table:table-cell table:formula="of:=([.O15]/[.$K15])*100" office:value-type="float" office:value="85.7142857142857" calcext:value-type="float">
            <text:p>85.71</text:p>
          </table:table-cell>
          <table:table-cell table:formula="of:=([.P15]/[.$K15])*100" office:value-type="float" office:value="100" calcext:value-type="float">
            <text:p>100.00</text:p>
          </table:table-cell>
          <table:table-cell table:formula="of:=([.Q15]/[.$K15])*100" office:value-type="float" office:value="100" calcext:value-type="float">
            <text:p>100.00</text:p>
          </table:table-cell>
          <table:table-cell table:formula="of:=([.R15]/[.$K15])*100" office:value-type="float" office:value="128.571428571429" calcext:value-type="float">
            <text:p>128.57</text:p>
          </table:table-cell>
          <table:table-cell table:formula="of:=([.S15]/[.$K15])*100" office:value-type="float" office:value="128.571428571429" calcext:value-type="float">
            <text:p>128.57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ex2v2-e2.bils</text:p>
          </table:table-cell>
          <table:table-cell table:formula="of:=([.L16]/[.$K16])*100" office:value-type="float" office:value="133.333333333333" calcext:value-type="float">
            <text:p>133.33</text:p>
          </table:table-cell>
          <table:table-cell table:formula="of:=([.M16]/[.$K16])*100" office:value-type="float" office:value="83.3333333333333" calcext:value-type="float">
            <text:p>83.33</text:p>
          </table:table-cell>
          <table:table-cell table:formula="of:=([.N16]/[.$K16])*100" office:value-type="float" office:value="83.3333333333333" calcext:value-type="float">
            <text:p>83.33</text:p>
          </table:table-cell>
          <table:table-cell table:formula="of:=([.O16]/[.$K16])*100" office:value-type="float" office:value="100" calcext:value-type="float">
            <text:p>100.00</text:p>
          </table:table-cell>
          <table:table-cell table:formula="of:=([.P16]/[.$K16])*100" office:value-type="float" office:value="133.333333333333" calcext:value-type="float">
            <text:p>133.33</text:p>
          </table:table-cell>
          <table:table-cell table:formula="of:=([.Q16]/[.$K16])*100" office:value-type="float" office:value="100" calcext:value-type="float">
            <text:p>100.00</text:p>
          </table:table-cell>
          <table:table-cell table:formula="of:=([.R16]/[.$K16])*100" office:value-type="float" office:value="116.666666666667" calcext:value-type="float">
            <text:p>116.67</text:p>
          </table:table-cell>
          <table:table-cell table:formula="of:=([.S16]/[.$K16])*100" office:value-type="float" office:value="116.666666666667" calcext:value-type="float">
            <text:p>116.6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3.4-e.bils</text:p>
          </table:table-cell>
          <table:table-cell table:formula="of:=([.L17]/[.$K17])*100" office:value-type="float" office:value="140" calcext:value-type="float">
            <text:p>140.00</text:p>
          </table:table-cell>
          <table:table-cell table:formula="of:=([.M17]/[.$K17])*100" office:value-type="float" office:value="100" calcext:value-type="float">
            <text:p>100.00</text:p>
          </table:table-cell>
          <table:table-cell table:formula="of:=([.N17]/[.$K17])*100" office:value-type="float" office:value="120" calcext:value-type="float">
            <text:p>120.00</text:p>
          </table:table-cell>
          <table:table-cell table:formula="of:=([.O17]/[.$K17])*100" office:value-type="float" office:value="100" calcext:value-type="float">
            <text:p>100.00</text:p>
          </table:table-cell>
          <table:table-cell table:formula="of:=([.P17]/[.$K17])*100" office:value-type="float" office:value="100" calcext:value-type="float">
            <text:p>100.00</text:p>
          </table:table-cell>
          <table:table-cell table:formula="of:=([.Q17]/[.$K17])*100" office:value-type="float" office:value="120" calcext:value-type="float">
            <text:p>120.00</text:p>
          </table:table-cell>
          <table:table-cell table:formula="of:=([.R17]/[.$K17])*100" office:value-type="float" office:value="120" calcext:value-type="float">
            <text:p>120.00</text:p>
          </table:table-cell>
          <table:table-cell table:formula="of:=([.S17]/[.$K17])*100" office:value-type="float" office:value="140" calcext:value-type="float">
            <text:p>14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3.5-e.bils</text:p>
          </table:table-cell>
          <table:table-cell table:formula="of:=([.L18]/[.$K18])*100" office:value-type="float" office:value="150" calcext:value-type="float">
            <text:p>150.00</text:p>
          </table:table-cell>
          <table:table-cell table:formula="of:=([.M18]/[.$K18])*100" office:value-type="float" office:value="125" calcext:value-type="float">
            <text:p>125.00</text:p>
          </table:table-cell>
          <table:table-cell table:formula="of:=([.N18]/[.$K18])*100" office:value-type="float" office:value="125" calcext:value-type="float">
            <text:p>125.00</text:p>
          </table:table-cell>
          <table:table-cell table:formula="of:=([.O18]/[.$K18])*100" office:value-type="float" office:value="125" calcext:value-type="float">
            <text:p>125.00</text:p>
          </table:table-cell>
          <table:table-cell table:formula="of:=([.P18]/[.$K18])*100" office:value-type="float" office:value="150" calcext:value-type="float">
            <text:p>150.00</text:p>
          </table:table-cell>
          <table:table-cell table:formula="of:=([.Q18]/[.$K18])*100" office:value-type="float" office:value="100" calcext:value-type="float">
            <text:p>100.00</text:p>
          </table:table-cell>
          <table:table-cell table:formula="of:=([.R18]/[.$K18])*100" office:value-type="float" office:value="125" calcext:value-type="float">
            <text:p>125.00</text:p>
          </table:table-cell>
          <table:table-cell table:formula="of:=([.S18]/[.$K18])*100" office:value-type="float" office:value="175" calcext:value-type="float">
            <text:p>175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4v1-ineq.bils</text:p>
          </table:table-cell>
          <table:table-cell table:formula="of:=([.L19]/[.$K19])*100" office:value-type="float" office:value="150" calcext:value-type="float">
            <text:p>150.00</text:p>
          </table:table-cell>
          <table:table-cell table:formula="of:=([.M19]/[.$K19])*100" office:value-type="float" office:value="83.3333333333333" calcext:value-type="float">
            <text:p>83.33</text:p>
          </table:table-cell>
          <table:table-cell table:formula="of:=([.N19]/[.$K19])*100" office:value-type="float" office:value="116.666666666667" calcext:value-type="float">
            <text:p>116.67</text:p>
          </table:table-cell>
          <table:table-cell table:formula="of:=([.O19]/[.$K19])*100" office:value-type="float" office:value="83.3333333333333" calcext:value-type="float">
            <text:p>83.33</text:p>
          </table:table-cell>
          <table:table-cell table:formula="of:=([.P19]/[.$K19])*100" office:value-type="float" office:value="133.333333333333" calcext:value-type="float">
            <text:p>133.33</text:p>
          </table:table-cell>
          <table:table-cell table:formula="of:=([.Q19]/[.$K19])*100" office:value-type="float" office:value="116.666666666667" calcext:value-type="float">
            <text:p>116.67</text:p>
          </table:table-cell>
          <table:table-cell table:formula="of:=([.R19]/[.$K19])*100" office:value-type="float" office:value="133.333333333333" calcext:value-type="float">
            <text:p>133.33</text:p>
          </table:table-cell>
          <table:table-cell table:formula="of:=([.S19]/[.$K19])*100" office:value-type="float" office:value="150" calcext:value-type="float">
            <text:p>15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ex4v2-ineq.bils</text:p>
          </table:table-cell>
          <table:table-cell table:formula="of:=([.L20]/[.$K20])*100" office:value-type="float" office:value="140" calcext:value-type="float">
            <text:p>140.00</text:p>
          </table:table-cell>
          <table:table-cell table:formula="of:=([.M20]/[.$K20])*100" office:value-type="float" office:value="140" calcext:value-type="float">
            <text:p>140.00</text:p>
          </table:table-cell>
          <table:table-cell table:formula="of:=([.N20]/[.$K20])*100" office:value-type="float" office:value="140" calcext:value-type="float">
            <text:p>140.00</text:p>
          </table:table-cell>
          <table:table-cell table:formula="of:=([.O20]/[.$K20])*100" office:value-type="float" office:value="100" calcext:value-type="float">
            <text:p>100.00</text:p>
          </table:table-cell>
          <table:table-cell table:formula="of:=([.P20]/[.$K20])*100" office:value-type="float" office:value="160" calcext:value-type="float">
            <text:p>160.00</text:p>
          </table:table-cell>
          <table:table-cell table:formula="of:=([.Q20]/[.$K20])*100" office:value-type="float" office:value="100" calcext:value-type="float">
            <text:p>100.00</text:p>
          </table:table-cell>
          <table:table-cell table:formula="of:=([.R20]/[.$K20])*100" office:value-type="float" office:value="120" calcext:value-type="float">
            <text:p>120.00</text:p>
          </table:table-cell>
          <table:table-cell table:formula="of:=([.S20]/[.$K20])*100" office:value-type="float" office:value="180" calcext:value-type="float">
            <text:p>180.00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string" calcext:value-type="string">
            <text:p>ex4v3-ineq.bils</text:p>
          </table:table-cell>
          <table:table-cell table:formula="of:=([.L21]/[.$K21])*100" office:value-type="float" office:value="200" calcext:value-type="float">
            <text:p>200.00</text:p>
          </table:table-cell>
          <table:table-cell table:formula="of:=([.M21]/[.$K21])*100" office:value-type="float" office:value="120" calcext:value-type="float">
            <text:p>120.00</text:p>
          </table:table-cell>
          <table:table-cell table:formula="of:=([.N21]/[.$K21])*100" office:value-type="float" office:value="120" calcext:value-type="float">
            <text:p>120.00</text:p>
          </table:table-cell>
          <table:table-cell table:formula="of:=([.O21]/[.$K21])*100" office:value-type="float" office:value="140" calcext:value-type="float">
            <text:p>140.00</text:p>
          </table:table-cell>
          <table:table-cell table:formula="of:=([.P21]/[.$K21])*100" office:value-type="float" office:value="200" calcext:value-type="float">
            <text:p>200.00</text:p>
          </table:table-cell>
          <table:table-cell table:formula="of:=([.Q21]/[.$K21])*100" office:value-type="float" office:value="140" calcext:value-type="float">
            <text:p>140.00</text:p>
          </table:table-cell>
          <table:table-cell table:formula="of:=([.R21]/[.$K21])*100" office:value-type="float" office:value="160" calcext:value-type="float">
            <text:p>160.00</text:p>
          </table:table-cell>
          <table:table-cell table:formula="of:=([.S21]/[.$K21])*100" office:value-type="float" office:value="140" calcext:value-type="float">
            <text:p>14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ex4v4-ineq.bils</text:p>
          </table:table-cell>
          <table:table-cell table:formula="of:=([.L22]/[.$K22])*100" office:value-type="float" office:value="160" calcext:value-type="float">
            <text:p>160.00</text:p>
          </table:table-cell>
          <table:table-cell table:formula="of:=([.M22]/[.$K22])*100" office:value-type="float" office:value="140" calcext:value-type="float">
            <text:p>140.00</text:p>
          </table:table-cell>
          <table:table-cell table:formula="of:=([.N22]/[.$K22])*100" office:value-type="float" office:value="120" calcext:value-type="float">
            <text:p>120.00</text:p>
          </table:table-cell>
          <table:table-cell table:formula="of:=([.O22]/[.$K22])*100" office:value-type="float" office:value="100" calcext:value-type="float">
            <text:p>100.00</text:p>
          </table:table-cell>
          <table:table-cell table:formula="of:=([.P22]/[.$K22])*100" office:value-type="float" office:value="160" calcext:value-type="float">
            <text:p>160.00</text:p>
          </table:table-cell>
          <table:table-cell table:formula="of:=([.Q22]/[.$K22])*100" office:value-type="float" office:value="120" calcext:value-type="float">
            <text:p>120.00</text:p>
          </table:table-cell>
          <table:table-cell table:formula="of:=([.R22]/[.$K22])*100" office:value-type="float" office:value="140" calcext:value-type="float">
            <text:p>140.00</text:p>
          </table:table-cell>
          <table:table-cell table:formula="of:=([.S22]/[.$K22])*100" office:value-type="float" office:value="200" calcext:value-type="float">
            <text:p>20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ex4v5-ineq.bils</text:p>
          </table:table-cell>
          <table:table-cell table:formula="of:=([.L23]/[.$K23])*100" office:value-type="float" office:value="133.333333333333" calcext:value-type="float">
            <text:p>133.33</text:p>
          </table:table-cell>
          <table:table-cell table:formula="of:=([.M23]/[.$K23])*100" office:value-type="float" office:value="116.666666666667" calcext:value-type="float">
            <text:p>116.67</text:p>
          </table:table-cell>
          <table:table-cell table:formula="of:=([.N23]/[.$K23])*100" office:value-type="float" office:value="116.666666666667" calcext:value-type="float">
            <text:p>116.67</text:p>
          </table:table-cell>
          <table:table-cell table:formula="of:=([.O23]/[.$K23])*100" office:value-type="float" office:value="116.666666666667" calcext:value-type="float">
            <text:p>116.67</text:p>
          </table:table-cell>
          <table:table-cell table:formula="of:=([.P23]/[.$K23])*100" office:value-type="float" office:value="166.666666666667" calcext:value-type="float">
            <text:p>166.67</text:p>
          </table:table-cell>
          <table:table-cell table:formula="of:=([.Q23]/[.$K23])*100" office:value-type="float" office:value="116.666666666667" calcext:value-type="float">
            <text:p>116.67</text:p>
          </table:table-cell>
          <table:table-cell table:formula="of:=([.R23]/[.$K23])*100" office:value-type="float" office:value="116.666666666667" calcext:value-type="float">
            <text:p>116.67</text:p>
          </table:table-cell>
          <table:table-cell table:formula="of:=([.S23]/[.$K23])*100" office:value-type="float" office:value="200" calcext:value-type="float">
            <text:p>20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string" calcext:value-type="string">
            <text:p>holik-file-lock-param-e.bils</text:p>
          </table:table-cell>
          <table:table-cell table:formula="of:=([.L24]/[.$K24])*100" office:value-type="float" office:value="157.142857142857" calcext:value-type="float">
            <text:p>157.14</text:p>
          </table:table-cell>
          <table:table-cell table:formula="of:=([.M24]/[.$K24])*100" office:value-type="float" office:value="128.571428571429" calcext:value-type="float">
            <text:p>128.57</text:p>
          </table:table-cell>
          <table:table-cell table:formula="of:=([.N24]/[.$K24])*100" office:value-type="float" office:value="114.285714285714" calcext:value-type="float">
            <text:p>114.29</text:p>
          </table:table-cell>
          <table:table-cell table:formula="of:=([.O24]/[.$K24])*100" office:value-type="float" office:value="100" calcext:value-type="float">
            <text:p>100.00</text:p>
          </table:table-cell>
          <table:table-cell table:formula="of:=([.P24]/[.$K24])*100" office:value-type="float" office:value="185.714285714286" calcext:value-type="float">
            <text:p>185.71</text:p>
          </table:table-cell>
          <table:table-cell table:formula="of:=([.Q24]/[.$K24])*100" office:value-type="float" office:value="128.571428571429" calcext:value-type="float">
            <text:p>128.57</text:p>
          </table:table-cell>
          <table:table-cell table:formula="of:=([.R24]/[.$K24])*100" office:value-type="float" office:value="128.571428571429" calcext:value-type="float">
            <text:p>128.57</text:p>
          </table:table-cell>
          <table:table-cell table:formula="of:=([.S24]/[.$K24])*100" office:value-type="float" office:value="157.142857142857" calcext:value-type="float">
            <text:p>157.1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string" calcext:value-type="string">
            <text:p>holik-file-lock-param-e-large.bils</text:p>
          </table:table-cell>
          <table:table-cell table:formula="of:=([.L25]/[.$K25])*100" office:value-type="float" office:value="233.333333333333" calcext:value-type="float">
            <text:p>233.33</text:p>
          </table:table-cell>
          <table:table-cell table:formula="of:=([.M25]/[.$K25])*100" office:value-type="float" office:value="133.333333333333" calcext:value-type="float">
            <text:p>133.33</text:p>
          </table:table-cell>
          <table:table-cell table:formula="of:=([.N25]/[.$K25])*100" office:value-type="float" office:value="133.333333333333" calcext:value-type="float">
            <text:p>133.33</text:p>
          </table:table-cell>
          <table:table-cell table:formula="of:=([.O25]/[.$K25])*100" office:value-type="float" office:value="133.333333333333" calcext:value-type="float">
            <text:p>133.33</text:p>
          </table:table-cell>
          <table:table-cell table:formula="of:=([.P25]/[.$K25])*100" office:value-type="float" office:value="200" calcext:value-type="float">
            <text:p>200.00</text:p>
          </table:table-cell>
          <table:table-cell table:formula="of:=([.Q25]/[.$K25])*100" office:value-type="float" office:value="233.333333333333" calcext:value-type="float">
            <text:p>233.33</text:p>
          </table:table-cell>
          <table:table-cell table:formula="of:=([.R25]/[.$K25])*100" office:value-type="float" office:value="133.333333333333" calcext:value-type="float">
            <text:p>133.33</text:p>
          </table:table-cell>
          <table:table-cell table:formula="of:=([.S25]/[.$K25])*100" office:value-type="float" office:value="166.666666666667" calcext:value-type="float">
            <text:p>166.67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holik-flat-combiner-e.bils</text:p>
          </table:table-cell>
          <table:table-cell table:formula="of:=([.L26]/[.$K26])*100" office:value-type="float" office:value="148.275862068966" calcext:value-type="float">
            <text:p>148.28</text:p>
          </table:table-cell>
          <table:table-cell table:formula="of:=([.M26]/[.$K26])*100" office:value-type="float" office:value="105.172413793103" calcext:value-type="float">
            <text:p>105.17</text:p>
          </table:table-cell>
          <table:table-cell table:formula="of:=([.N26]/[.$K26])*100" office:value-type="float" office:value="98.2758620689655" calcext:value-type="float">
            <text:p>98.28</text:p>
          </table:table-cell>
          <table:table-cell table:formula="of:=([.O26]/[.$K26])*100" office:value-type="float" office:value="89.6551724137931" calcext:value-type="float">
            <text:p>89.66</text:p>
          </table:table-cell>
          <table:table-cell table:formula="of:=([.P26]/[.$K26])*100" office:value-type="float" office:value="120.689655172414" calcext:value-type="float">
            <text:p>120.69</text:p>
          </table:table-cell>
          <table:table-cell table:formula="of:=([.Q26]/[.$K26])*100" office:value-type="float" office:value="117.241379310345" calcext:value-type="float">
            <text:p>117.24</text:p>
          </table:table-cell>
          <table:table-cell table:formula="of:=([.R26]/[.$K26])*100" office:value-type="float" office:value="118.965517241379" calcext:value-type="float">
            <text:p>118.97</text:p>
          </table:table-cell>
          <table:table-cell table:formula="of:=([.S26]/[.$K26])*100" office:value-type="float" office:value="124.137931034483" calcext:value-type="float">
            <text:p>124.14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" calcext:value-type="float">
            <text:p>0.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string" calcext:value-type="string">
            <text:p>holik-flat-combiner-v2-e.bils</text:p>
          </table:table-cell>
          <table:table-cell table:formula="of:=([.L27]/[.$K27])*100" office:value-type="float" office:value="59.9178644763861" calcext:value-type="float">
            <text:p>59.92</text:p>
          </table:table-cell>
          <table:table-cell table:formula="of:=([.M27]/[.$K27])*100" office:value-type="float" office:value="44.3531827515401" calcext:value-type="float">
            <text:p>44.35</text:p>
          </table:table-cell>
          <table:table-cell table:formula="of:=([.N27]/[.$K27])*100" office:value-type="float" office:value="43.2443531827515" calcext:value-type="float">
            <text:p>43.24</text:p>
          </table:table-cell>
          <table:table-cell table:formula="of:=([.O27]/[.$K27])*100" office:value-type="float" office:value="39.4661190965092" calcext:value-type="float">
            <text:p>39.47</text:p>
          </table:table-cell>
          <table:table-cell table:formula="of:=([.P27]/[.$K27])*100" office:value-type="float" office:value="57.3716632443532" calcext:value-type="float">
            <text:p>57.37</text:p>
          </table:table-cell>
          <table:table-cell table:formula="of:=([.Q27]/[.$K27])*100" office:value-type="float" office:value="53.264887063655" calcext:value-type="float">
            <text:p>53.26</text:p>
          </table:table-cell>
          <table:table-cell table:formula="of:=([.R27]/[.$K27])*100" office:value-type="float" office:value="57.9055441478439" calcext:value-type="float">
            <text:p>57.91</text:p>
          </table:table-cell>
          <table:table-cell table:formula="of:=([.S27]/[.$K27])*100" office:value-type="float" office:value="59.8357289527721" calcext:value-type="float">
            <text:p>59.84</text:p>
          </table:table-cell>
          <table:table-cell/>
          <table:table-cell office:value-type="float" office:value="2.435" calcext:value-type="float">
            <text:p>2.435</text:p>
          </table:table-cell>
          <table:table-cell office:value-type="float" office:value="1.459" calcext:value-type="float">
            <text:p>1.459</text:p>
          </table:table-cell>
          <table:table-cell office:value-type="float" office:value="1.08" calcext:value-type="float">
            <text:p>1.08</text:p>
          </table:table-cell>
          <table:table-cell office:value-type="float" office:value="1.053" calcext:value-type="float">
            <text:p>1.053</text:p>
          </table:table-cell>
          <table:table-cell office:value-type="float" office:value="0.961" calcext:value-type="float">
            <text:p>0.961</text:p>
          </table:table-cell>
          <table:table-cell office:value-type="float" office:value="1.397" calcext:value-type="float">
            <text:p>1.397</text:p>
          </table:table-cell>
          <table:table-cell office:value-type="float" office:value="1.297" calcext:value-type="float">
            <text:p>1.297</text:p>
          </table:table-cell>
          <table:table-cell office:value-type="float" office:value="1.41" calcext:value-type="float">
            <text:p>1.41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2">
          <table:table-cell office:value-type="string" calcext:value-type="string">
            <text:p>holik-flat-combiner-v4-e.bils</text:p>
          </table:table-cell>
          <table:table-cell table:formula="of:=([.L28]/[.$K28])*100" office:value-type="float" office:value="64.4476956839795" calcext:value-type="float">
            <text:p>64.45</text:p>
          </table:table-cell>
          <table:table-cell table:formula="of:=([.M28]/[.$K28])*100" office:value-type="float" office:value="41.2582297000732" calcext:value-type="float">
            <text:p>41.26</text:p>
          </table:table-cell>
          <table:table-cell table:formula="of:=([.N28]/[.$K28])*100" office:value-type="float" office:value="45.0621799561083" calcext:value-type="float">
            <text:p>45.06</text:p>
          </table:table-cell>
          <table:table-cell table:formula="of:=([.O28]/[.$K28])*100" office:value-type="float" office:value="38.2589612289685" calcext:value-type="float">
            <text:p>38.26</text:p>
          </table:table-cell>
          <table:table-cell table:formula="of:=([.P28]/[.$K28])*100" office:value-type="float" office:value="57.3518653986833" calcext:value-type="float">
            <text:p>57.35</text:p>
          </table:table-cell>
          <table:table-cell table:formula="of:=([.Q28]/[.$K28])*100" office:value-type="float" office:value="51.353328456474" calcext:value-type="float">
            <text:p>51.35</text:p>
          </table:table-cell>
          <table:table-cell table:formula="of:=([.R28]/[.$K28])*100" office:value-type="float" office:value="61.6678858814923" calcext:value-type="float">
            <text:p>61.67</text:p>
          </table:table-cell>
          <table:table-cell table:formula="of:=([.S28]/[.$K28])*100" office:value-type="float" office:value="61.4484272128749" calcext:value-type="float">
            <text:p>61.45</text:p>
          </table:table-cell>
          <table:table-cell/>
          <table:table-cell office:value-type="float" office:value="1.367" calcext:value-type="float">
            <text:p>1.367</text:p>
          </table:table-cell>
          <table:table-cell office:value-type="float" office:value="0.881" calcext:value-type="float">
            <text:p>0.881</text:p>
          </table:table-cell>
          <table:table-cell office:value-type="float" office:value="0.564" calcext:value-type="float">
            <text:p>0.564</text:p>
          </table:table-cell>
          <table:table-cell office:value-type="float" office:value="0.616" calcext:value-type="float">
            <text:p>0.616</text:p>
          </table:table-cell>
          <table:table-cell office:value-type="float" office:value="0.523" calcext:value-type="float">
            <text:p>0.52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2" calcext:value-type="float">
            <text:p>0.70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holik-reentrancy-e2.bils</text:p>
          </table:table-cell>
          <table:table-cell table:formula="of:=([.L29]/[.$K29])*100" office:value-type="float" office:value="85.7142857142857" calcext:value-type="float">
            <text:p>85.71</text:p>
          </table:table-cell>
          <table:table-cell table:formula="of:=([.M29]/[.$K29])*100" office:value-type="float" office:value="100" calcext:value-type="float">
            <text:p>100.00</text:p>
          </table:table-cell>
          <table:table-cell table:formula="of:=([.N29]/[.$K29])*100" office:value-type="float" office:value="71.4285714285714" calcext:value-type="float">
            <text:p>71.43</text:p>
          </table:table-cell>
          <table:table-cell table:formula="of:=([.O29]/[.$K29])*100" office:value-type="float" office:value="57.1428571428571" calcext:value-type="float">
            <text:p>57.14</text:p>
          </table:table-cell>
          <table:table-cell table:formula="of:=([.P29]/[.$K29])*100" office:value-type="float" office:value="71.4285714285714" calcext:value-type="float">
            <text:p>71.43</text:p>
          </table:table-cell>
          <table:table-cell table:formula="of:=([.Q29]/[.$K29])*100" office:value-type="float" office:value="71.4285714285714" calcext:value-type="float">
            <text:p>71.43</text:p>
          </table:table-cell>
          <table:table-cell table:formula="of:=([.R29]/[.$K29])*100" office:value-type="float" office:value="85.7142857142857" calcext:value-type="float">
            <text:p>85.71</text:p>
          </table:table-cell>
          <table:table-cell table:formula="of:=([.S29]/[.$K29])*100" office:value-type="float" office:value="100" calcext:value-type="float">
            <text:p>100.00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holik-reentrancy-e3.bils</text:p>
          </table:table-cell>
          <table:table-cell table:formula="of:=([.L30]/[.$K30])*100" office:value-type="float" office:value="150" calcext:value-type="float">
            <text:p>150.00</text:p>
          </table:table-cell>
          <table:table-cell table:formula="of:=([.M30]/[.$K30])*100" office:value-type="float" office:value="133.333333333333" calcext:value-type="float">
            <text:p>133.33</text:p>
          </table:table-cell>
          <table:table-cell table:formula="of:=([.N30]/[.$K30])*100" office:value-type="float" office:value="100" calcext:value-type="float">
            <text:p>100.00</text:p>
          </table:table-cell>
          <table:table-cell table:formula="of:=([.O30]/[.$K30])*100" office:value-type="float" office:value="83.3333333333333" calcext:value-type="float">
            <text:p>83.33</text:p>
          </table:table-cell>
          <table:table-cell table:formula="of:=([.P30]/[.$K30])*100" office:value-type="float" office:value="133.333333333333" calcext:value-type="float">
            <text:p>133.33</text:p>
          </table:table-cell>
          <table:table-cell table:formula="of:=([.Q30]/[.$K30])*100" office:value-type="float" office:value="116.666666666667" calcext:value-type="float">
            <text:p>116.67</text:p>
          </table:table-cell>
          <table:table-cell table:formula="of:=([.R30]/[.$K30])*100" office:value-type="float" office:value="183.333333333333" calcext:value-type="float">
            <text:p>183.33</text:p>
          </table:table-cell>
          <table:table-cell table:formula="of:=([.S30]/[.$K30])*100" office:value-type="float" office:value="116.666666666667" calcext:value-type="float">
            <text:p>116.6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holik-reentrancy-e.bils</text:p>
          </table:table-cell>
          <table:table-cell table:formula="of:=([.L31]/[.$K31])*100" office:value-type="float" office:value="85.7142857142857" calcext:value-type="float">
            <text:p>85.71</text:p>
          </table:table-cell>
          <table:table-cell table:formula="of:=([.M31]/[.$K31])*100" office:value-type="float" office:value="71.4285714285714" calcext:value-type="float">
            <text:p>71.43</text:p>
          </table:table-cell>
          <table:table-cell table:formula="of:=([.N31]/[.$K31])*100" office:value-type="float" office:value="71.4285714285714" calcext:value-type="float">
            <text:p>71.43</text:p>
          </table:table-cell>
          <table:table-cell table:formula="of:=([.O31]/[.$K31])*100" office:value-type="float" office:value="71.4285714285714" calcext:value-type="float">
            <text:p>71.43</text:p>
          </table:table-cell>
          <table:table-cell table:formula="of:=([.P31]/[.$K31])*100" office:value-type="float" office:value="71.4285714285714" calcext:value-type="float">
            <text:p>71.43</text:p>
          </table:table-cell>
          <table:table-cell table:formula="of:=([.Q31]/[.$K31])*100" office:value-type="float" office:value="100" calcext:value-type="float">
            <text:p>100.00</text:p>
          </table:table-cell>
          <table:table-cell table:formula="of:=([.R31]/[.$K31])*100" office:value-type="float" office:value="114.285714285714" calcext:value-type="float">
            <text:p>114.29</text:p>
          </table:table-cell>
          <table:table-cell table:formula="of:=([.S31]/[.$K31])*100" office:value-type="float" office:value="100" calcext:value-type="float">
            <text:p>100.00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holik-reentrancy-ev2.bils</text:p>
          </table:table-cell>
          <table:table-cell table:formula="of:=([.L32]/[.$K32])*100" office:value-type="float" office:value="113.333333333333" calcext:value-type="float">
            <text:p>113.33</text:p>
          </table:table-cell>
          <table:table-cell table:formula="of:=([.M32]/[.$K32])*100" office:value-type="float" office:value="100" calcext:value-type="float">
            <text:p>100.00</text:p>
          </table:table-cell>
          <table:table-cell table:formula="of:=([.N32]/[.$K32])*100" office:value-type="float" office:value="100" calcext:value-type="float">
            <text:p>100.00</text:p>
          </table:table-cell>
          <table:table-cell table:formula="of:=([.O32]/[.$K32])*100" office:value-type="float" office:value="86.6666666666667" calcext:value-type="float">
            <text:p>86.67</text:p>
          </table:table-cell>
          <table:table-cell table:formula="of:=([.P32]/[.$K32])*100" office:value-type="float" office:value="106.666666666667" calcext:value-type="float">
            <text:p>106.67</text:p>
          </table:table-cell>
          <table:table-cell table:formula="of:=([.Q32]/[.$K32])*100" office:value-type="float" office:value="140" calcext:value-type="float">
            <text:p>140.00</text:p>
          </table:table-cell>
          <table:table-cell table:formula="of:=([.R32]/[.$K32])*100" office:value-type="float" office:value="120" calcext:value-type="float">
            <text:p>120.00</text:p>
          </table:table-cell>
          <table:table-cell table:formula="of:=([.S32]/[.$K32])*100" office:value-type="float" office:value="153.333333333333" calcext:value-type="float">
            <text:p>153.33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2">
          <table:table-cell office:value-type="string" calcext:value-type="string">
            <text:p>holik-reentrancy-ev.bils</text:p>
          </table:table-cell>
          <table:table-cell table:formula="of:=([.L33]/[.$K33])*100" office:value-type="float" office:value="140" calcext:value-type="float">
            <text:p>140.00</text:p>
          </table:table-cell>
          <table:table-cell table:formula="of:=([.M33]/[.$K33])*100" office:value-type="float" office:value="93.3333333333333" calcext:value-type="float">
            <text:p>93.33</text:p>
          </table:table-cell>
          <table:table-cell table:formula="of:=([.N33]/[.$K33])*100" office:value-type="float" office:value="106.666666666667" calcext:value-type="float">
            <text:p>106.67</text:p>
          </table:table-cell>
          <table:table-cell table:formula="of:=([.O33]/[.$K33])*100" office:value-type="float" office:value="100" calcext:value-type="float">
            <text:p>100.00</text:p>
          </table:table-cell>
          <table:table-cell table:formula="of:=([.P33]/[.$K33])*100" office:value-type="float" office:value="120" calcext:value-type="float">
            <text:p>120.00</text:p>
          </table:table-cell>
          <table:table-cell table:formula="of:=([.Q33]/[.$K33])*100" office:value-type="float" office:value="106.666666666667" calcext:value-type="float">
            <text:p>106.67</text:p>
          </table:table-cell>
          <table:table-cell table:formula="of:=([.R33]/[.$K33])*100" office:value-type="float" office:value="133.333333333333" calcext:value-type="float">
            <text:p>133.33</text:p>
          </table:table-cell>
          <table:table-cell table:formula="of:=([.S33]/[.$K33])*100" office:value-type="float" office:value="186.666666666667" calcext:value-type="float">
            <text:p>186.67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2">
          <table:table-cell office:value-type="string" calcext:value-type="string">
            <text:p>mccarthy-ineq.bils</text:p>
          </table:table-cell>
          <table:table-cell table:formula="of:=([.L34]/[.$K34])*100" office:value-type="float" office:value="142.222222222222" calcext:value-type="float">
            <text:p>142.22</text:p>
          </table:table-cell>
          <table:table-cell table:formula="of:=([.M34]/[.$K34])*100" office:value-type="float" office:value="102.222222222222" calcext:value-type="float">
            <text:p>102.22</text:p>
          </table:table-cell>
          <table:table-cell table:formula="of:=([.N34]/[.$K34])*100" office:value-type="float" office:value="95.5555555555556" calcext:value-type="float">
            <text:p>95.56</text:p>
          </table:table-cell>
          <table:table-cell table:formula="of:=([.O34]/[.$K34])*100" office:value-type="float" office:value="128.888888888889" calcext:value-type="float">
            <text:p>128.89</text:p>
          </table:table-cell>
          <table:table-cell table:formula="of:=([.P34]/[.$K34])*100" office:value-type="float" office:value="126.666666666667" calcext:value-type="float">
            <text:p>126.67</text:p>
          </table:table-cell>
          <table:table-cell table:formula="of:=([.Q34]/[.$K34])*100" office:value-type="float" office:value="157.777777777778" calcext:value-type="float">
            <text:p>157.78</text:p>
          </table:table-cell>
          <table:table-cell table:formula="of:=([.R34]/[.$K34])*100" office:value-type="float" office:value="142.222222222222" calcext:value-type="float">
            <text:p>142.22</text:p>
          </table:table-cell>
          <table:table-cell table:formula="of:=([.S34]/[.$K34])*100" office:value-type="float" office:value="133.333333333333" calcext:value-type="float">
            <text:p>133.33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mccarthy-knuth2-ineq.bils</text:p>
          </table:table-cell>
          <table:table-cell table:formula="of:=([.L35]/[.$K35])*100" office:value-type="float" office:value="139.130434782609" calcext:value-type="float">
            <text:p>139.13</text:p>
          </table:table-cell>
          <table:table-cell table:formula="of:=([.M35]/[.$K35])*100" office:value-type="float" office:value="165.217391304348" calcext:value-type="float">
            <text:p>165.22</text:p>
          </table:table-cell>
          <table:table-cell table:formula="of:=([.N35]/[.$K35])*100" office:value-type="float" office:value="100" calcext:value-type="float">
            <text:p>100.00</text:p>
          </table:table-cell>
          <table:table-cell table:formula="of:=([.O35]/[.$K35])*100" office:value-type="float" office:value="82.6086956521739" calcext:value-type="float">
            <text:p>82.61</text:p>
          </table:table-cell>
          <table:table-cell table:formula="of:=([.P35]/[.$K35])*100" office:value-type="float" office:value="113.04347826087" calcext:value-type="float">
            <text:p>113.04</text:p>
          </table:table-cell>
          <table:table-cell table:formula="of:=([.Q35]/[.$K35])*100" office:value-type="float" office:value="113.04347826087" calcext:value-type="float">
            <text:p>113.04</text:p>
          </table:table-cell>
          <table:table-cell table:formula="of:=([.R35]/[.$K35])*100" office:value-type="float" office:value="113.04347826087" calcext:value-type="float">
            <text:p>113.04</text:p>
          </table:table-cell>
          <table:table-cell table:formula="of:=([.S35]/[.$K35])*100" office:value-type="float" office:value="160.869565217391" calcext:value-type="float">
            <text:p>160.87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26" calcext:value-type="float">
            <text:p>0.02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2">
          <table:table-cell office:value-type="string" calcext:value-type="string">
            <text:p>rivcp-4.1.2-e.bils</text:p>
          </table:table-cell>
          <table:table-cell table:formula="of:=([.L36]/[.$K36])*100" office:value-type="float" office:value="78.9473684210526" calcext:value-type="float">
            <text:p>78.95</text:p>
          </table:table-cell>
          <table:table-cell table:formula="of:=([.M36]/[.$K36])*100" office:value-type="float" office:value="68.421052631579" calcext:value-type="float">
            <text:p>68.42</text:p>
          </table:table-cell>
          <table:table-cell table:formula="of:=([.N36]/[.$K36])*100" office:value-type="float" office:value="57.8947368421053" calcext:value-type="float">
            <text:p>57.89</text:p>
          </table:table-cell>
          <table:table-cell table:formula="of:=([.O36]/[.$K36])*100" office:value-type="float" office:value="57.8947368421053" calcext:value-type="float">
            <text:p>57.89</text:p>
          </table:table-cell>
          <table:table-cell table:formula="of:=([.P36]/[.$K36])*100" office:value-type="float" office:value="68.421052631579" calcext:value-type="float">
            <text:p>68.42</text:p>
          </table:table-cell>
          <table:table-cell table:formula="of:=([.Q36]/[.$K36])*100" office:value-type="float" office:value="78.9473684210526" calcext:value-type="float">
            <text:p>78.95</text:p>
          </table:table-cell>
          <table:table-cell table:formula="of:=([.R36]/[.$K36])*100" office:value-type="float" office:value="78.9473684210526" calcext:value-type="float">
            <text:p>78.95</text:p>
          </table:table-cell>
          <table:table-cell table:formula="of:=([.S36]/[.$K36])*100" office:value-type="float" office:value="68.421052631579" calcext:value-type="float">
            <text:p>68.42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string" calcext:value-type="string">
            <text:p>stateful-args-ineq.bils</text:p>
          </table:table-cell>
          <table:table-cell table:formula="of:=([.L37]/[.$K37])*100" office:value-type="float" office:value="100" calcext:value-type="float">
            <text:p>100.00</text:p>
          </table:table-cell>
          <table:table-cell table:formula="of:=([.M37]/[.$K37])*100" office:value-type="float" office:value="62.5" calcext:value-type="float">
            <text:p>62.50</text:p>
          </table:table-cell>
          <table:table-cell table:formula="of:=([.N37]/[.$K37])*100" office:value-type="float" office:value="75" calcext:value-type="float">
            <text:p>75.00</text:p>
          </table:table-cell>
          <table:table-cell table:formula="of:=([.O37]/[.$K37])*100" office:value-type="float" office:value="62.5" calcext:value-type="float">
            <text:p>62.50</text:p>
          </table:table-cell>
          <table:table-cell table:formula="of:=([.P37]/[.$K37])*100" office:value-type="float" office:value="75" calcext:value-type="float">
            <text:p>75.00</text:p>
          </table:table-cell>
          <table:table-cell table:formula="of:=([.Q37]/[.$K37])*100" office:value-type="float" office:value="75" calcext:value-type="float">
            <text:p>75.00</text:p>
          </table:table-cell>
          <table:table-cell table:formula="of:=([.R37]/[.$K37])*100" office:value-type="float" office:value="100" calcext:value-type="float">
            <text:p>100.00</text:p>
          </table:table-cell>
          <table:table-cell table:formula="of:=([.S37]/[.$K37])*100" office:value-type="float" office:value="87.5" calcext:value-type="float">
            <text:p>87.50</text:p>
          </table:table-cell>
          <table:table-cell/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symb-const-3.1.bils</text:p>
          </table:table-cell>
          <table:table-cell table:formula="of:=([.L38]/[.$K38])*100" office:value-type="float" office:value="125" calcext:value-type="float">
            <text:p>125.00</text:p>
          </table:table-cell>
          <table:table-cell table:formula="of:=([.M38]/[.$K38])*100" office:value-type="float" office:value="125" calcext:value-type="float">
            <text:p>125.00</text:p>
          </table:table-cell>
          <table:table-cell table:formula="of:=([.N38]/[.$K38])*100" office:value-type="float" office:value="100" calcext:value-type="float">
            <text:p>100.00</text:p>
          </table:table-cell>
          <table:table-cell table:formula="of:=([.O38]/[.$K38])*100" office:value-type="float" office:value="100" calcext:value-type="float">
            <text:p>100.00</text:p>
          </table:table-cell>
          <table:table-cell table:formula="of:=([.P38]/[.$K38])*100" office:value-type="float" office:value="200" calcext:value-type="float">
            <text:p>200.00</text:p>
          </table:table-cell>
          <table:table-cell table:formula="of:=([.Q38]/[.$K38])*100" office:value-type="float" office:value="150" calcext:value-type="float">
            <text:p>150.00</text:p>
          </table:table-cell>
          <table:table-cell table:formula="of:=([.R38]/[.$K38])*100" office:value-type="float" office:value="175" calcext:value-type="float">
            <text:p>175.00</text:p>
          </table:table-cell>
          <table:table-cell table:formula="of:=([.S38]/[.$K38])*100" office:value-type="float" office:value="125" calcext:value-type="float">
            <text:p>125.00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string" calcext:value-type="string">
            <text:p>symb-const-3.bils</text:p>
          </table:table-cell>
          <table:table-cell table:formula="of:=([.L39]/[.$K39])*100" office:value-type="float" office:value="116.666666666667" calcext:value-type="float">
            <text:p>116.67</text:p>
          </table:table-cell>
          <table:table-cell table:formula="of:=([.M39]/[.$K39])*100" office:value-type="float" office:value="83.3333333333333" calcext:value-type="float">
            <text:p>83.33</text:p>
          </table:table-cell>
          <table:table-cell table:formula="of:=([.N39]/[.$K39])*100" office:value-type="float" office:value="83.3333333333333" calcext:value-type="float">
            <text:p>83.33</text:p>
          </table:table-cell>
          <table:table-cell table:formula="of:=([.O39]/[.$K39])*100" office:value-type="float" office:value="66.6666666666667" calcext:value-type="float">
            <text:p>66.67</text:p>
          </table:table-cell>
          <table:table-cell table:formula="of:=([.P39]/[.$K39])*100" office:value-type="float" office:value="83.3333333333333" calcext:value-type="float">
            <text:p>83.33</text:p>
          </table:table-cell>
          <table:table-cell table:formula="of:=([.Q39]/[.$K39])*100" office:value-type="float" office:value="83.3333333333333" calcext:value-type="float">
            <text:p>83.33</text:p>
          </table:table-cell>
          <table:table-cell table:formula="of:=([.R39]/[.$K39])*100" office:value-type="float" office:value="133.333333333333" calcext:value-type="float">
            <text:p>133.33</text:p>
          </table:table-cell>
          <table:table-cell table:formula="of:=([.S39]/[.$K39])*100" office:value-type="float" office:value="100" calcext:value-type="float">
            <text:p>10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symb-const-4.bils</text:p>
          </table:table-cell>
          <table:table-cell table:formula="of:=([.L40]/[.$K40])*100" office:value-type="float" office:value="133.333333333333" calcext:value-type="float">
            <text:p>133.33</text:p>
          </table:table-cell>
          <table:table-cell table:formula="of:=([.M40]/[.$K40])*100" office:value-type="float" office:value="83.3333333333333" calcext:value-type="float">
            <text:p>83.33</text:p>
          </table:table-cell>
          <table:table-cell table:formula="of:=([.N40]/[.$K40])*100" office:value-type="float" office:value="100" calcext:value-type="float">
            <text:p>100.00</text:p>
          </table:table-cell>
          <table:table-cell table:formula="of:=([.O40]/[.$K40])*100" office:value-type="float" office:value="83.3333333333333" calcext:value-type="float">
            <text:p>83.33</text:p>
          </table:table-cell>
          <table:table-cell table:formula="of:=([.P40]/[.$K40])*100" office:value-type="float" office:value="100" calcext:value-type="float">
            <text:p>100.00</text:p>
          </table:table-cell>
          <table:table-cell table:formula="of:=([.Q40]/[.$K40])*100" office:value-type="float" office:value="116.666666666667" calcext:value-type="float">
            <text:p>116.67</text:p>
          </table:table-cell>
          <table:table-cell table:formula="of:=([.R40]/[.$K40])*100" office:value-type="float" office:value="100" calcext:value-type="float">
            <text:p>100.00</text:p>
          </table:table-cell>
          <table:table-cell table:formula="of:=([.S40]/[.$K40])*100" office:value-type="float" office:value="116.666666666667" calcext:value-type="float">
            <text:p>116.6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2">
          <table:table-cell office:value-type="string" calcext:value-type="string">
            <text:p>syteci-fact-e.bils</text:p>
          </table:table-cell>
          <table:table-cell table:formula="of:=([.L41]/[.$K41])*100" office:value-type="float" office:value="168.421052631579" calcext:value-type="float">
            <text:p>168.42</text:p>
          </table:table-cell>
          <table:table-cell table:formula="of:=([.M41]/[.$K41])*100" office:value-type="float" office:value="100" calcext:value-type="float">
            <text:p>100.00</text:p>
          </table:table-cell>
          <table:table-cell table:formula="of:=([.N41]/[.$K41])*100" office:value-type="float" office:value="94.7368421052632" calcext:value-type="float">
            <text:p>94.74</text:p>
          </table:table-cell>
          <table:table-cell table:formula="of:=([.O41]/[.$K41])*100" office:value-type="float" office:value="89.4736842105263" calcext:value-type="float">
            <text:p>89.47</text:p>
          </table:table-cell>
          <table:table-cell table:formula="of:=([.P41]/[.$K41])*100" office:value-type="float" office:value="105.263157894737" calcext:value-type="float">
            <text:p>105.26</text:p>
          </table:table-cell>
          <table:table-cell table:formula="of:=([.Q41]/[.$K41])*100" office:value-type="float" office:value="105.263157894737" calcext:value-type="float">
            <text:p>105.26</text:p>
          </table:table-cell>
          <table:table-cell table:formula="of:=([.R41]/[.$K41])*100" office:value-type="float" office:value="147.368421052632" calcext:value-type="float">
            <text:p>147.37</text:p>
          </table:table-cell>
          <table:table-cell table:formula="of:=([.S41]/[.$K41])*100" office:value-type="float" office:value="100" calcext:value-type="float">
            <text:p>100.00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vk-arrays-ineq.bils</text:p>
          </table:table-cell>
          <table:table-cell table:formula="of:=([.L42]/[.$K42])*100" office:value-type="float" office:value="112.5" calcext:value-type="float">
            <text:p>112.50</text:p>
          </table:table-cell>
          <table:table-cell table:formula="of:=([.M42]/[.$K42])*100" office:value-type="float" office:value="100" calcext:value-type="float">
            <text:p>100.00</text:p>
          </table:table-cell>
          <table:table-cell table:formula="of:=([.N42]/[.$K42])*100" office:value-type="float" office:value="100" calcext:value-type="float">
            <text:p>100.00</text:p>
          </table:table-cell>
          <table:table-cell table:formula="of:=([.O42]/[.$K42])*100" office:value-type="float" office:value="100" calcext:value-type="float">
            <text:p>100.00</text:p>
          </table:table-cell>
          <table:table-cell table:formula="of:=([.P42]/[.$K42])*100" office:value-type="float" office:value="112.5" calcext:value-type="float">
            <text:p>112.50</text:p>
          </table:table-cell>
          <table:table-cell table:formula="of:=([.Q42]/[.$K42])*100" office:value-type="float" office:value="112.5" calcext:value-type="float">
            <text:p>112.50</text:p>
          </table:table-cell>
          <table:table-cell table:formula="of:=([.R42]/[.$K42])*100" office:value-type="float" office:value="137.5" calcext:value-type="float">
            <text:p>137.50</text:p>
          </table:table-cell>
          <table:table-cell table:formula="of:=([.S42]/[.$K42])*100" office:value-type="float" office:value="125" calcext:value-type="float">
            <text:p>125.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3"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style-name="ce268" office:value-type="string" calcext:value-type="string">
            <text:p>vk-Aug10-1755.bils</text:p>
          </table:table-cell>
          <table:table-cell table:formula="of:=([.L43]/[.$K43])*100" office:value-type="float" office:value="165.217391304348" calcext:value-type="float">
            <text:p>165.22</text:p>
          </table:table-cell>
          <table:table-cell table:formula="of:=([.M43]/[.$K43])*100" office:value-type="float" office:value="121.739130434783" calcext:value-type="float">
            <text:p>121.74</text:p>
          </table:table-cell>
          <table:table-cell table:formula="of:=([.N43]/[.$K43])*100" office:value-type="float" office:value="100" calcext:value-type="float">
            <text:p>100.00</text:p>
          </table:table-cell>
          <table:table-cell table:formula="of:=([.O43]/[.$K43])*100" office:value-type="float" office:value="100" calcext:value-type="float">
            <text:p>100.00</text:p>
          </table:table-cell>
          <table:table-cell table:formula="of:=([.P43]/[.$K43])*100" office:value-type="float" office:value="126.086956521739" calcext:value-type="float">
            <text:p>126.09</text:p>
          </table:table-cell>
          <table:table-cell table:formula="of:=([.Q43]/[.$K43])*100" office:value-type="float" office:value="139.130434782609" calcext:value-type="float">
            <text:p>139.13</text:p>
          </table:table-cell>
          <table:table-cell table:formula="of:=([.R43]/[.$K43])*100" office:value-type="float" office:value="126.086956521739" calcext:value-type="float">
            <text:p>126.09</text:p>
          </table:table-cell>
          <table:table-cell table:formula="of:=([.S43]/[.$K43])*100" office:value-type="float" office:value="147.826086956522" calcext:value-type="float">
            <text:p>147.83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table:style-name="ce268" office:value-type="string" calcext:value-type="string">
            <text:p>vk-Oct9-1520.bils</text:p>
          </table:table-cell>
          <table:table-cell table:formula="of:=([.L44]/[.$K44])*100" office:value-type="float" office:value="113.636363636364" calcext:value-type="float">
            <text:p>113.64</text:p>
          </table:table-cell>
          <table:table-cell table:formula="of:=([.M44]/[.$K44])*100" office:value-type="float" office:value="90.9090909090909" calcext:value-type="float">
            <text:p>90.91</text:p>
          </table:table-cell>
          <table:table-cell table:formula="of:=([.N44]/[.$K44])*100" office:value-type="float" office:value="100" calcext:value-type="float">
            <text:p>100.00</text:p>
          </table:table-cell>
          <table:table-cell table:formula="of:=([.O44]/[.$K44])*100" office:value-type="float" office:value="100" calcext:value-type="float">
            <text:p>100.00</text:p>
          </table:table-cell>
          <table:table-cell table:formula="of:=([.P44]/[.$K44])*100" office:value-type="float" office:value="104.545454545455" calcext:value-type="float">
            <text:p>104.55</text:p>
          </table:table-cell>
          <table:table-cell table:formula="of:=([.Q44]/[.$K44])*100" office:value-type="float" office:value="104.545454545455" calcext:value-type="float">
            <text:p>104.55</text:p>
          </table:table-cell>
          <table:table-cell table:formula="of:=([.R44]/[.$K44])*100" office:value-type="float" office:value="113.636363636364" calcext:value-type="float">
            <text:p>113.64</text:p>
          </table:table-cell>
          <table:table-cell table:formula="of:=([.S44]/[.$K44])*100" office:value-type="float" office:value="104.545454545455" calcext:value-type="float">
            <text:p>104.55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2" calcext:value-type="float">
            <text:p>0.022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formula="of:=([.L45]/[.$K45])*100" office:value-type="float" office:value="78.9384288747346" calcext:value-type="float">
            <text:p>78.94</text:p>
          </table:table-cell>
          <table:table-cell table:formula="of:=([.M45]/[.$K45])*100" office:value-type="float" office:value="57.7494692144374" calcext:value-type="float">
            <text:p>57.75</text:p>
          </table:table-cell>
          <table:table-cell table:formula="of:=([.N45]/[.$K45])*100" office:value-type="float" office:value="57.3673036093418" calcext:value-type="float">
            <text:p>57.37</text:p>
          </table:table-cell>
          <table:table-cell table:formula="of:=([.O45]/[.$K45])*100" office:value-type="float" office:value="52.2717622080679" calcext:value-type="float">
            <text:p>52.27</text:p>
          </table:table-cell>
          <table:table-cell table:formula="of:=([.P45]/[.$K45])*100" office:value-type="float" office:value="73.7579617834395" calcext:value-type="float">
            <text:p>73.76</text:p>
          </table:table-cell>
          <table:table-cell table:formula="of:=([.Q45]/[.$K45])*100" office:value-type="float" office:value="67.8131634819533" calcext:value-type="float">
            <text:p>67.81</text:p>
          </table:table-cell>
          <table:table-cell table:formula="of:=([.R45]/[.$K45])*100" office:value-type="float" office:value="75.3715498938429" calcext:value-type="float">
            <text:p>75.37</text:p>
          </table:table-cell>
          <table:table-cell table:formula="of:=([.S45]/[.$K45])*100" office:value-type="float" office:value="77.1337579617835" calcext:value-type="float">
            <text:p>77.13</text:p>
          </table:table-cell>
          <table:table-cell table:style-name="ce286"/>
          <table:table-cell table:style-name="ce267" table:formula="of:=SUM([.K3:.K44])" office:value-type="float" office:value="4.71" calcext:value-type="float">
            <text:p>4.710</text:p>
          </table:table-cell>
          <table:table-cell table:style-name="ce267" table:formula="of:=SUM([.L3:.L44])" office:value-type="float" office:value="3.718" calcext:value-type="float">
            <text:p>3.718</text:p>
          </table:table-cell>
          <table:table-cell table:style-name="ce267" table:formula="of:=SUM([.M3:.M44])" office:value-type="float" office:value="2.72" calcext:value-type="float">
            <text:p>2.720</text:p>
          </table:table-cell>
          <table:table-cell table:style-name="ce267" table:formula="of:=SUM([.N3:.N44])" office:value-type="float" office:value="2.702" calcext:value-type="float">
            <text:p>2.702</text:p>
          </table:table-cell>
          <table:table-cell table:style-name="ce267" table:formula="of:=SUM([.O3:.O44])" office:value-type="float" office:value="2.462" calcext:value-type="float">
            <text:p>2.462</text:p>
          </table:table-cell>
          <table:table-cell table:style-name="ce267" table:formula="of:=SUM([.P3:.P44])" office:value-type="float" office:value="3.474" calcext:value-type="float">
            <text:p>3.474</text:p>
          </table:table-cell>
          <table:table-cell table:style-name="ce267" table:formula="of:=SUM([.Q3:.Q44])" office:value-type="float" office:value="3.194" calcext:value-type="float">
            <text:p>3.194</text:p>
          </table:table-cell>
          <table:table-cell table:style-name="ce267" table:formula="of:=SUM([.R3:.R44])" office:value-type="float" office:value="3.55" calcext:value-type="float">
            <text:p>3.550</text:p>
          </table:table-cell>
          <table:table-cell table:style-name="ce267" table:formula="of:=SUM([.S3:.S44])" office:value-type="float" office:value="3.633" calcext:value-type="float">
            <text:p>3.633</text:p>
          </table:table-cell>
        </table:table-row>
        <table:table-row table:style-name="ro1">
          <table:table-cell table:style-name="ce2" office:value-type="string" calcext:value-type="string">
            <text:p>MIN %</text:p>
          </table:table-cell>
          <table:table-cell table:style-name="ce58" table:formula="of:=MIN([.B3:.B44])" office:value-type="float" office:value="59.9178644763861" calcext:value-type="float">
            <text:p>59.92</text:p>
          </table:table-cell>
          <table:table-cell table:style-name="ce60" table:formula="of:=MIN([.C3:.C44])" office:value-type="float" office:value="41.2582297000732" calcext:value-type="float">
            <text:p>41.26</text:p>
          </table:table-cell>
          <table:table-cell table:style-name="ce62" table:formula="of:=MIN([.D3:.D44])" office:value-type="float" office:value="43.2443531827515" calcext:value-type="float">
            <text:p>43.24</text:p>
          </table:table-cell>
          <table:table-cell table:style-name="ce64" table:formula="of:=MIN([.E3:.E44])" office:value-type="float" office:value="38.2589612289685" calcext:value-type="float">
            <text:p>38.26</text:p>
          </table:table-cell>
          <table:table-cell table:style-name="ce66" table:formula="of:=MIN([.F3:.F44])" office:value-type="float" office:value="57.3518653986833" calcext:value-type="float">
            <text:p>57.35</text:p>
          </table:table-cell>
          <table:table-cell table:style-name="ce68" table:formula="of:=MIN([.G3:.G44])" office:value-type="float" office:value="51.353328456474" calcext:value-type="float">
            <text:p>51.35</text:p>
          </table:table-cell>
          <table:table-cell table:style-name="ce70" table:formula="of:=MIN([.H3:.H44])" office:value-type="float" office:value="57.9055441478439" calcext:value-type="float">
            <text:p>57.91</text:p>
          </table:table-cell>
          <table:table-cell table:style-name="ce72" table:formula="of:=MIN([.I3:.I44])" office:value-type="float" office:value="59.8357289527721" calcext:value-type="float">
            <text:p>59.8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X %</text:p>
          </table:table-cell>
          <table:table-cell table:style-name="ce59" table:formula="of:=MAX([.B3:.B44])" office:value-type="float" office:value="233.333333333333" calcext:value-type="float">
            <text:p>233.33</text:p>
          </table:table-cell>
          <table:table-cell table:style-name="ce61" table:formula="of:=MAX([.C3:.C44])" office:value-type="float" office:value="165.217391304348" calcext:value-type="float">
            <text:p>165.22</text:p>
          </table:table-cell>
          <table:table-cell table:style-name="ce63" table:formula="of:=MAX([.D3:.D44])" office:value-type="float" office:value="175" calcext:value-type="float">
            <text:p>175.00</text:p>
          </table:table-cell>
          <table:table-cell table:style-name="ce65" table:formula="of:=MAX([.E3:.E44])" office:value-type="float" office:value="150" calcext:value-type="float">
            <text:p>150.00</text:p>
          </table:table-cell>
          <table:table-cell table:style-name="ce67" table:formula="of:=MAX([.F3:.F44])" office:value-type="float" office:value="200" calcext:value-type="float">
            <text:p>200.00</text:p>
          </table:table-cell>
          <table:table-cell table:style-name="ce69" table:formula="of:=MAX([.G3:.G44])" office:value-type="float" office:value="233.333333333333" calcext:value-type="float">
            <text:p>233.33</text:p>
          </table:table-cell>
          <table:table-cell table:style-name="ce71" table:formula="of:=MAX([.H3:.H44])" office:value-type="float" office:value="204" calcext:value-type="float">
            <text:p>204.00</text:p>
          </table:table-cell>
          <table:table-cell table:style-name="ce73" table:formula="of:=MAX([.I3:.I44])" office:value-type="float" office:value="200" calcext:value-type="float">
            <text:p>200.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IN % DIFF</text:p>
          </table:table-cell>
          <table:table-cell table:style-name="ce286" table:formula="of:=[.B46]-100" office:value-type="float" office:value="-40.0821355236139" calcext:value-type="float">
            <text:p>-40.08</text:p>
          </table:table-cell>
          <table:table-cell table:style-name="ce286" table:formula="of:=[.C46]-100" office:value-type="float" office:value="-58.7417702999268" calcext:value-type="float">
            <text:p>-58.74</text:p>
          </table:table-cell>
          <table:table-cell table:style-name="ce286" table:formula="of:=[.D46]-100" office:value-type="float" office:value="-56.7556468172485" calcext:value-type="float">
            <text:p>-56.76</text:p>
          </table:table-cell>
          <table:table-cell table:style-name="ce286" table:formula="of:=[.E46]-100" office:value-type="float" office:value="-61.7410387710315" calcext:value-type="float">
            <text:p>-61.74</text:p>
          </table:table-cell>
          <table:table-cell table:style-name="ce286" table:formula="of:=[.F46]-100" office:value-type="float" office:value="-42.6481346013167" calcext:value-type="float">
            <text:p>-42.65</text:p>
          </table:table-cell>
          <table:table-cell table:style-name="ce286" table:formula="of:=[.G46]-100" office:value-type="float" office:value="-48.646671543526" calcext:value-type="float">
            <text:p>-48.65</text:p>
          </table:table-cell>
          <table:table-cell table:style-name="ce286" table:formula="of:=[.H46]-100" office:value-type="float" office:value="-42.0944558521561" calcext:value-type="float">
            <text:p>-42.09</text:p>
          </table:table-cell>
          <table:table-cell table:style-name="ce286" table:formula="of:=[.I46]-100" office:value-type="float" office:value="-40.1642710472279" calcext:value-type="float">
            <text:p>-40.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AX % DIFF</text:p>
          </table:table-cell>
          <table:table-cell table:style-name="ce286" table:formula="of:=[.B47]-100" office:value-type="float" office:value="133.333333333333" calcext:value-type="float">
            <text:p>133.33</text:p>
          </table:table-cell>
          <table:table-cell table:style-name="ce286" table:formula="of:=[.C47]-100" office:value-type="float" office:value="65.217391304348" calcext:value-type="float">
            <text:p>65.22</text:p>
          </table:table-cell>
          <table:table-cell table:style-name="ce286" table:formula="of:=[.D47]-100" office:value-type="float" office:value="75" calcext:value-type="float">
            <text:p>75.00</text:p>
          </table:table-cell>
          <table:table-cell table:style-name="ce286" table:formula="of:=[.E47]-100" office:value-type="float" office:value="50" calcext:value-type="float">
            <text:p>50.00</text:p>
          </table:table-cell>
          <table:table-cell table:style-name="ce286" table:formula="of:=[.F47]-100" office:value-type="float" office:value="100" calcext:value-type="float">
            <text:p>100.00</text:p>
          </table:table-cell>
          <table:table-cell table:style-name="ce286" table:formula="of:=[.G47]-100" office:value-type="float" office:value="133.333333333333" calcext:value-type="float">
            <text:p>133.33</text:p>
          </table:table-cell>
          <table:table-cell table:style-name="ce286" table:formula="of:=[.H47]-100" office:value-type="float" office:value="104" calcext:value-type="float">
            <text:p>104.00</text:p>
          </table:table-cell>
          <table:table-cell table:style-name="ce286" table:formula="of:=[.I47]-100" office:value-type="float" office:value="100" calcext:value-type="float">
            <text:p>100.00</text:p>
          </table:table-cell>
          <table:table-cell table:number-columns-repeated="10"/>
        </table:table-row>
        <calcext:conditional-formats>
          <calcext:conditional-format calcext:target-range-address="'DFS inequiv'.B3:'DFS inequiv'.I45">
            <calcext:condition calcext:apply-style-name="background green" calcext:value="&lt;100" calcext:base-cell-address="'DFS inequiv'.B3"/>
            <calcext:condition calcext:apply-style-name="background red" calcext:value="&gt;100" calcext:base-cell-address="'DFS inequiv'.B3"/>
          </calcext:conditional-format>
          <calcext:conditional-format calcext:target-range-address="'DFS inequiv'.B46:'DFS inequiv'.B46">
            <calcext:condition calcext:apply-style-name="background green" calcext:value="&lt;100" calcext:base-cell-address="'DFS inequiv'.B46"/>
            <calcext:condition calcext:apply-style-name="background red" calcext:value="&gt;100" calcext:base-cell-address="'DFS inequiv'.B46"/>
          </calcext:conditional-format>
          <calcext:conditional-format calcext:target-range-address="'DFS inequiv'.C46:'DFS inequiv'.C46">
            <calcext:condition calcext:apply-style-name="background green" calcext:value="&lt;100" calcext:base-cell-address="'DFS inequiv'.C46"/>
            <calcext:condition calcext:apply-style-name="background red" calcext:value="&gt;100" calcext:base-cell-address="'DFS inequiv'.C46"/>
          </calcext:conditional-format>
          <calcext:conditional-format calcext:target-range-address="'DFS inequiv'.D46:'DFS inequiv'.D46">
            <calcext:condition calcext:apply-style-name="background green" calcext:value="&lt;100" calcext:base-cell-address="'DFS inequiv'.D46"/>
            <calcext:condition calcext:apply-style-name="background red" calcext:value="&gt;100" calcext:base-cell-address="'DFS inequiv'.D46"/>
          </calcext:conditional-format>
          <calcext:conditional-format calcext:target-range-address="'DFS inequiv'.E46:'DFS inequiv'.E46">
            <calcext:condition calcext:apply-style-name="background green" calcext:value="&lt;100" calcext:base-cell-address="'DFS inequiv'.E46"/>
            <calcext:condition calcext:apply-style-name="background red" calcext:value="&gt;100" calcext:base-cell-address="'DFS inequiv'.E46"/>
          </calcext:conditional-format>
          <calcext:conditional-format calcext:target-range-address="'DFS inequiv'.F46:'DFS inequiv'.F46">
            <calcext:condition calcext:apply-style-name="background green" calcext:value="&lt;100" calcext:base-cell-address="'DFS inequiv'.F46"/>
            <calcext:condition calcext:apply-style-name="background red" calcext:value="&gt;100" calcext:base-cell-address="'DFS inequiv'.F46"/>
          </calcext:conditional-format>
          <calcext:conditional-format calcext:target-range-address="'DFS inequiv'.G46:'DFS inequiv'.G46">
            <calcext:condition calcext:apply-style-name="background green" calcext:value="&lt;100" calcext:base-cell-address="'DFS inequiv'.G46"/>
            <calcext:condition calcext:apply-style-name="background red" calcext:value="&gt;100" calcext:base-cell-address="'DFS inequiv'.G46"/>
          </calcext:conditional-format>
          <calcext:conditional-format calcext:target-range-address="'DFS inequiv'.H46:'DFS inequiv'.H46">
            <calcext:condition calcext:apply-style-name="background green" calcext:value="&lt;100" calcext:base-cell-address="'DFS inequiv'.H46"/>
            <calcext:condition calcext:apply-style-name="background red" calcext:value="&gt;100" calcext:base-cell-address="'DFS inequiv'.H46"/>
          </calcext:conditional-format>
          <calcext:conditional-format calcext:target-range-address="'DFS inequiv'.I46:'DFS inequiv'.I46">
            <calcext:condition calcext:apply-style-name="background green" calcext:value="&lt;100" calcext:base-cell-address="'DFS inequiv'.I46"/>
            <calcext:condition calcext:apply-style-name="background red" calcext:value="&gt;100" calcext:base-cell-address="'DFS inequiv'.I46"/>
          </calcext:conditional-format>
          <calcext:conditional-format calcext:target-range-address="'DFS inequiv'.B47:'DFS inequiv'.B47">
            <calcext:condition calcext:apply-style-name="background green" calcext:value="&lt;100" calcext:base-cell-address="'DFS inequiv'.B47"/>
            <calcext:condition calcext:apply-style-name="background red" calcext:value="&gt;100" calcext:base-cell-address="'DFS inequiv'.B47"/>
          </calcext:conditional-format>
          <calcext:conditional-format calcext:target-range-address="'DFS inequiv'.C47:'DFS inequiv'.C47">
            <calcext:condition calcext:apply-style-name="background green" calcext:value="&lt;100" calcext:base-cell-address="'DFS inequiv'.C47"/>
            <calcext:condition calcext:apply-style-name="background red" calcext:value="&gt;100" calcext:base-cell-address="'DFS inequiv'.C47"/>
          </calcext:conditional-format>
          <calcext:conditional-format calcext:target-range-address="'DFS inequiv'.D47:'DFS inequiv'.D47">
            <calcext:condition calcext:apply-style-name="background green" calcext:value="&lt;100" calcext:base-cell-address="'DFS inequiv'.D47"/>
            <calcext:condition calcext:apply-style-name="background red" calcext:value="&gt;100" calcext:base-cell-address="'DFS inequiv'.D47"/>
          </calcext:conditional-format>
          <calcext:conditional-format calcext:target-range-address="'DFS inequiv'.E47:'DFS inequiv'.E47">
            <calcext:condition calcext:apply-style-name="background green" calcext:value="&lt;100" calcext:base-cell-address="'DFS inequiv'.E47"/>
            <calcext:condition calcext:apply-style-name="background red" calcext:value="&gt;100" calcext:base-cell-address="'DFS inequiv'.E47"/>
          </calcext:conditional-format>
          <calcext:conditional-format calcext:target-range-address="'DFS inequiv'.F47:'DFS inequiv'.F47">
            <calcext:condition calcext:apply-style-name="background green" calcext:value="&lt;100" calcext:base-cell-address="'DFS inequiv'.F47"/>
            <calcext:condition calcext:apply-style-name="background red" calcext:value="&gt;100" calcext:base-cell-address="'DFS inequiv'.F47"/>
          </calcext:conditional-format>
          <calcext:conditional-format calcext:target-range-address="'DFS inequiv'.G47:'DFS inequiv'.G47">
            <calcext:condition calcext:apply-style-name="background green" calcext:value="&lt;100" calcext:base-cell-address="'DFS inequiv'.G47"/>
            <calcext:condition calcext:apply-style-name="background red" calcext:value="&gt;100" calcext:base-cell-address="'DFS inequiv'.G47"/>
          </calcext:conditional-format>
          <calcext:conditional-format calcext:target-range-address="'DFS inequiv'.H47:'DFS inequiv'.H47">
            <calcext:condition calcext:apply-style-name="background green" calcext:value="&lt;100" calcext:base-cell-address="'DFS inequiv'.H47"/>
            <calcext:condition calcext:apply-style-name="background red" calcext:value="&gt;100" calcext:base-cell-address="'DFS inequiv'.H47"/>
          </calcext:conditional-format>
          <calcext:conditional-format calcext:target-range-address="'DFS inequiv'.I47:'DFS inequiv'.I47">
            <calcext:condition calcext:apply-style-name="background green" calcext:value="&lt;100" calcext:base-cell-address="'DFS inequiv'.I47"/>
            <calcext:condition calcext:apply-style-name="background red" calcext:value="&gt;100" calcext:base-cell-address="'DFS inequiv'.I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_20_green" style:display-name="background green" style:family="table-cell" style:parent-style-name="Default">
      <style:table-cell-properties fo:background-color="#e0efd4"/>
    </style:style>
    <style:style style:name="background_20_red" style:display-name="background red" style:family="table-cell" style:parent-style-name="Default">
      <style:table-cell-properties fo:background-color="#fcd4d1"/>
    </style:style>
  </office:styles>
  <office:automatic-styles>
    <style:page-layout style:name="Mpm1">
      <style:page-layout-properties style:shadow="none" style:scale-to="9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9:11:19.093011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8:33:31.345639045</meta:creation-date>
    <dc:date>2021-01-25T19:13:52.479005700</dc:date>
    <meta:editing-duration>PT1H5M1S</meta:editing-duration>
    <meta:editing-cycles>14</meta:editing-cycles>
    <meta:generator>LibreOffice/6.0.7.3$Linux_X86_64 LibreOffice_project/00m0$Build-3</meta:generator>
    <meta:document-statistic meta:table-count="4" meta:cell-count="3248" meta:object-count="0"/>
  </office:meta>
</office:document-meta>
</file>